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1" style:family="table">
      <style:table-properties style:width="17cm" table:align="margins"/>
    </style:style>
    <style:style style:name="Таблица11.A" style:family="table-column">
      <style:table-column-properties style:column-width="1.799cm" style:rel-column-width="1020*"/>
    </style:style>
    <style:style style:name="Таблица11.B" style:family="table-column">
      <style:table-column-properties style:column-width="6.507cm" style:rel-column-width="3689*"/>
    </style:style>
    <style:style style:name="Таблица11.C" style:family="table-column">
      <style:table-column-properties style:column-width="8.694cm" style:rel-column-width="4929*"/>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Preformatted_20_Text">
      <style:text-properties officeooo:rsid="000b5457" officeooo:paragraph-rsid="000b5457"/>
    </style:style>
    <style:style style:name="P226" style:family="paragraph" style:parent-style-name="Preformatted_20_Text">
      <style:text-properties officeooo:rsid="004d6e53" officeooo:paragraph-rsid="004d6e53"/>
    </style:style>
    <style:style style:name="P227" style:family="paragraph" style:parent-style-name="Preformatted_20_Text">
      <style:paragraph-properties fo:margin-left="0cm" fo:margin-right="0cm" fo:margin-top="0cm" fo:margin-bottom="0cm" style:contextual-spacing="false" fo:text-indent="0cm" style:auto-text-indent="false"/>
    </style:style>
    <style:style style:name="P228" style:family="paragraph" style:parent-style-name="КОД">
      <style:text-properties fo:color="#800080" loext:opacity="100%"/>
    </style:style>
    <style:style style:name="P229" style:family="paragraph" style:parent-style-name="КОД">
      <style:text-properties officeooo:paragraph-rsid="002bc303"/>
    </style:style>
    <style:style style:name="P230" style:family="paragraph" style:parent-style-name="КОД">
      <style:text-properties officeooo:paragraph-rsid="003184db"/>
    </style:style>
    <style:style style:name="P231" style:family="paragraph" style:parent-style-name="КОД">
      <style:text-properties officeooo:paragraph-rsid="00349ee5"/>
    </style:style>
    <style:style style:name="P232" style:family="paragraph" style:parent-style-name="КОД">
      <style:text-properties officeooo:paragraph-rsid="00363961"/>
    </style:style>
    <style:style style:name="P233" style:family="paragraph" style:parent-style-name="КОД">
      <style:text-properties officeooo:paragraph-rsid="00468d96"/>
    </style:style>
    <style:style style:name="P234" style:family="paragraph" style:parent-style-name="КОД">
      <style:text-properties officeooo:rsid="004d6e53" officeooo:paragraph-rsid="004d6e53"/>
    </style:style>
    <style:style style:name="P235" style:family="paragraph" style:parent-style-name="КОД">
      <style:text-properties officeooo:paragraph-rsid="00524be4"/>
    </style:style>
    <style:style style:name="P236" style:family="paragraph" style:parent-style-name="КОД">
      <style:text-properties officeooo:paragraph-rsid="00602b7b"/>
    </style:style>
    <style:style style:name="P237" style:family="paragraph" style:parent-style-name="КОД">
      <style:text-properties officeooo:rsid="00602b7b" officeooo:paragraph-rsid="00602b7b"/>
    </style:style>
    <style:style style:name="P238" style:family="paragraph" style:parent-style-name="КОД">
      <style:text-properties officeooo:rsid="00748fac" officeooo:paragraph-rsid="00748fac"/>
    </style:style>
    <style:style style:name="P239" style:family="paragraph" style:parent-style-name="КОД">
      <style:text-properties officeooo:rsid="00748fac" officeooo:paragraph-rsid="0075b793"/>
    </style:style>
    <style:style style:name="P240" style:family="paragraph" style:parent-style-name="КОД">
      <style:text-properties officeooo:paragraph-rsid="0075b793"/>
    </style:style>
    <style:style style:name="P241" style:family="paragraph" style:parent-style-name="КОД">
      <style:text-properties officeooo:rsid="0075b793" officeooo:paragraph-rsid="0075b793"/>
    </style:style>
    <style:style style:name="P242" style:family="paragraph" style:parent-style-name="КОД">
      <style:text-properties officeooo:rsid="0079b443" officeooo:paragraph-rsid="0079b443"/>
    </style:style>
    <style:style style:name="P243" style:family="paragraph" style:parent-style-name="КОД">
      <style:text-properties officeooo:rsid="007aef50" officeooo:paragraph-rsid="007aef50"/>
    </style:style>
    <style:style style:name="P244" style:family="paragraph" style:parent-style-name="КОД">
      <style:text-properties officeooo:paragraph-rsid="007aef50"/>
    </style:style>
    <style:style style:name="P245" style:family="paragraph" style:parent-style-name="КОД">
      <style:text-properties officeooo:paragraph-rsid="0094a2e4"/>
    </style:style>
    <style:style style:name="P246" style:family="paragraph" style:parent-style-name="КОД">
      <style:text-properties officeooo:paragraph-rsid="00a8bcd1"/>
    </style:style>
    <style:style style:name="P247" style:family="paragraph" style:parent-style-name="КОД">
      <style:text-properties officeooo:rsid="00cbf136" officeooo:paragraph-rsid="00ccb7b3"/>
    </style:style>
    <style:style style:name="P248" style:family="paragraph" style:parent-style-name="КОД">
      <style:text-properties officeooo:paragraph-rsid="00d3f3f4"/>
    </style:style>
    <style:style style:name="P249" style:family="paragraph" style:parent-style-name="КОД">
      <style:text-properties officeooo:paragraph-rsid="00e2a29d"/>
    </style:style>
    <style:style style:name="P250" style:family="paragraph" style:parent-style-name="КОД">
      <style:text-properties officeooo:paragraph-rsid="00e480f9"/>
    </style:style>
    <style:style style:name="P251" style:family="paragraph" style:parent-style-name="КОД">
      <style:text-properties officeooo:paragraph-rsid="00fb5236"/>
    </style:style>
    <style:style style:name="P252" style:family="paragraph" style:parent-style-name="КОД">
      <style:text-properties officeooo:paragraph-rsid="0104660e"/>
    </style:style>
    <style:style style:name="P253" style:family="paragraph" style:parent-style-name="КОД">
      <style:text-properties officeooo:paragraph-rsid="0104e805"/>
    </style:style>
    <style:style style:name="P254" style:family="paragraph" style:parent-style-name="КОД">
      <style:text-properties fo:color="#092e64" loext:opacity="100%"/>
    </style:style>
    <style:style style:name="P255" style:family="paragraph" style:parent-style-name="КОД">
      <style:text-properties fo:color="#00677c" loext:opacity="100%" fo:font-weight="bold" officeooo:paragraph-rsid="00fbb5fb"/>
    </style:style>
    <style:style style:name="P256" style:family="paragraph" style:parent-style-name="КОД">
      <style:text-properties officeooo:paragraph-rsid="01203d19"/>
    </style:style>
    <style:style style:name="P257" style:family="paragraph" style:parent-style-name="КОД">
      <style:text-properties officeooo:paragraph-rsid="012191aa"/>
    </style:style>
    <style:style style:name="P258" style:family="paragraph" style:parent-style-name="КОД">
      <style:text-properties fo:color="#008000" loext:opacity="100%" officeooo:paragraph-rsid="012191aa"/>
    </style:style>
    <style:style style:name="P259" style:family="paragraph" style:parent-style-name="КОД">
      <style:text-properties officeooo:paragraph-rsid="012d2c31"/>
    </style:style>
    <style:style style:name="P260" style:family="paragraph" style:parent-style-name="КОД">
      <style:text-properties officeooo:rsid="0133eb17" officeooo:paragraph-rsid="0133eb17"/>
    </style:style>
    <style:style style:name="P261" style:family="paragraph" style:parent-style-name="КОД">
      <style:text-properties officeooo:rsid="0133eb17" officeooo:paragraph-rsid="0137048b"/>
    </style:style>
    <style:style style:name="P262" style:family="paragraph" style:parent-style-name="КОД">
      <style:text-properties officeooo:rsid="01358e8d" officeooo:paragraph-rsid="01358e8d"/>
    </style:style>
    <style:style style:name="P263" style:family="paragraph" style:parent-style-name="КОД">
      <style:text-properties officeooo:rsid="01358e8d" officeooo:paragraph-rsid="0137048b"/>
    </style:style>
    <style:style style:name="P264" style:family="paragraph" style:parent-style-name="КОД">
      <style:text-properties officeooo:paragraph-rsid="0137048b"/>
    </style:style>
    <style:style style:name="P265" style:family="paragraph" style:parent-style-name="КОД">
      <style:text-properties officeooo:paragraph-rsid="0146acfd"/>
    </style:style>
    <style:style style:name="P266" style:family="paragraph" style:parent-style-name="ВЫВОД">
      <style:text-properties officeooo:rsid="0060ecb5" officeooo:paragraph-rsid="0060ecb5"/>
    </style:style>
    <style:style style:name="P267" style:family="paragraph" style:parent-style-name="ВЫВОД">
      <style:text-properties officeooo:paragraph-rsid="0060ecb5"/>
    </style:style>
    <style:style style:name="P268" style:family="paragraph" style:parent-style-name="ВЫВОД">
      <style:text-properties officeooo:rsid="00eb5de5"/>
    </style:style>
    <style:style style:name="P269" style:family="paragraph" style:parent-style-name="ВЫВОД">
      <style:text-properties officeooo:rsid="00fad263"/>
    </style:style>
    <style:style style:name="P270" style:family="paragraph" style:parent-style-name="ВЫВОД">
      <style:text-properties officeooo:paragraph-rsid="0146acfd"/>
    </style:style>
    <style:style style:name="P271" style:family="paragraph" style:parent-style-name="ВЫВОД">
      <style:text-properties officeooo:rsid="0133eb17" officeooo:paragraph-rsid="01521c39"/>
    </style:style>
    <style:style style:name="P272" style:family="paragraph" style:parent-style-name="Standard">
      <style:text-properties officeooo:rsid="00babe20" officeooo:paragraph-rsid="00babe20"/>
    </style:style>
    <style:style style:name="P273" style:family="paragraph" style:parent-style-name="Table_20_Contents">
      <style:text-properties officeooo:rsid="00ba74f0" officeooo:paragraph-rsid="00ba74f0"/>
    </style:style>
    <style:style style:name="P274" style:family="paragraph" style:parent-style-name="Table_20_Contents">
      <style:text-properties officeooo:rsid="00ba74f0" officeooo:paragraph-rsid="00babe20"/>
    </style:style>
    <style:style style:name="P27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76" style:family="paragraph" style:parent-style-name="Table_20_Contents">
      <style:text-properties officeooo:rsid="00babe20" officeooo:paragraph-rsid="00babe20"/>
    </style:style>
    <style:style style:name="P277" style:family="paragraph" style:parent-style-name="Table_20_Contents">
      <style:text-properties officeooo:rsid="010e8e09" officeooo:paragraph-rsid="010e8e09"/>
    </style:style>
    <style:style style:name="P278" style:family="paragraph" style:parent-style-name="Table_20_Contents">
      <style:text-properties officeooo:rsid="010fea21" officeooo:paragraph-rsid="010fea21"/>
    </style:style>
    <style:style style:name="P279" style:family="paragraph" style:parent-style-name="Table_20_Contents">
      <style:text-properties officeooo:rsid="0114004c" officeooo:paragraph-rsid="0114004c"/>
    </style:style>
    <style:style style:name="P280" style:family="paragraph" style:parent-style-name="Table_20_Contents">
      <style:text-properties officeooo:rsid="011e495c" officeooo:paragraph-rsid="011e495c"/>
    </style:style>
    <style:style style:name="P281" style:family="paragraph" style:parent-style-name="Table_20_Contents">
      <style:text-properties officeooo:rsid="012322f0" officeooo:paragraph-rsid="012322f0"/>
    </style:style>
    <style:style style:name="P282" style:family="paragraph" style:parent-style-name="Table_20_Contents">
      <style:text-properties officeooo:rsid="012ff0b8" officeooo:paragraph-rsid="012ff0b8"/>
    </style:style>
    <style:style style:name="P283" style:family="paragraph" style:parent-style-name="Table_20_Contents">
      <style:text-properties officeooo:rsid="0137048b" officeooo:paragraph-rsid="0137048b"/>
    </style:style>
    <style:style style:name="P284" style:family="paragraph" style:parent-style-name="Table_20_Contents">
      <style:text-properties officeooo:rsid="0137048b" officeooo:paragraph-rsid="0146acfd"/>
    </style:style>
    <style:style style:name="P285" style:family="paragraph" style:parent-style-name="Table_20_Contents">
      <style:text-properties officeooo:rsid="01521c39" officeooo:paragraph-rsid="01521c39"/>
    </style:style>
    <style:style style:name="P286" style:family="paragraph" style:parent-style-name="Heading_20_2">
      <style:text-properties officeooo:rsid="000b9d21" officeooo:paragraph-rsid="000b9d21"/>
    </style:style>
    <style:style style:name="P287" style:family="paragraph" style:parent-style-name="Heading_20_2">
      <style:text-properties officeooo:rsid="000b5457" officeooo:paragraph-rsid="000c9818"/>
    </style:style>
    <style:style style:name="P288" style:family="paragraph" style:parent-style-name="Heading_20_2">
      <style:text-properties officeooo:rsid="0013a7a4" officeooo:paragraph-rsid="0013a7a4"/>
    </style:style>
    <style:style style:name="P289" style:family="paragraph" style:parent-style-name="Heading_20_2">
      <style:text-properties officeooo:rsid="00cbf136" officeooo:paragraph-rsid="00cbf136"/>
    </style:style>
    <style:style style:name="P290" style:family="paragraph" style:parent-style-name="Heading_20_2">
      <style:text-properties officeooo:paragraph-rsid="00cbf136"/>
    </style:style>
    <style:style style:name="P291" style:family="paragraph" style:parent-style-name="Heading_20_2">
      <style:paragraph-properties fo:break-before="page"/>
    </style:style>
    <style:style style:name="P292" style:family="paragraph" style:parent-style-name="Preformatted_20_Text">
      <style:text-properties fo:color="#000080" loext:opacity="100%" officeooo:rsid="0167b1c2" officeooo:paragraph-rsid="0167b1c2"/>
    </style:style>
    <style:style style:name="P293" style:family="paragraph" style:parent-style-name="Preformatted_20_Text">
      <style:paragraph-properties fo:margin-left="0cm" fo:margin-right="0cm" fo:margin-top="0cm" fo:margin-bottom="0cm" style:contextual-spacing="false" fo:text-indent="0cm" style:auto-text-indent="false"/>
    </style:style>
    <style:style style:name="P294" style:family="paragraph" style:parent-style-name="Text_20_body" style:list-style-name="L1">
      <style:text-properties officeooo:rsid="000a6401" officeooo:paragraph-rsid="000a6401"/>
    </style:style>
    <style:style style:name="P295" style:family="paragraph" style:parent-style-name="Text_20_body" style:list-style-name="L2">
      <style:text-properties officeooo:paragraph-rsid="00246c99"/>
    </style:style>
    <style:style style:name="P296" style:family="paragraph" style:parent-style-name="Text_20_body" style:list-style-name="L3">
      <style:text-properties officeooo:rsid="009ab8ff" officeooo:paragraph-rsid="00a212fb"/>
    </style:style>
    <style:style style:name="P297" style:family="paragraph" style:parent-style-name="Text_20_body" style:list-style-name="L3">
      <style:text-properties officeooo:rsid="009ab8ff" officeooo:paragraph-rsid="009ab8ff"/>
    </style:style>
    <style:style style:name="P298" style:family="paragraph" style:parent-style-name="Text_20_body" style:list-style-name="L3">
      <style:text-properties officeooo:rsid="009c35b0" officeooo:paragraph-rsid="009c35b0"/>
    </style:style>
    <style:style style:name="P299" style:family="paragraph" style:parent-style-name="Text_20_body" style:list-style-name="L4">
      <style:text-properties officeooo:rsid="012322f0" officeooo:paragraph-rsid="012322f0"/>
    </style:style>
    <style:style style:name="P300" style:family="paragraph" style:parent-style-name="Text_20_body">
      <style:text-properties officeooo:rsid="015c0b41" officeooo:paragraph-rsid="015c0b41"/>
    </style:style>
    <style:style style:name="P301" style:family="paragraph" style:parent-style-name="Text_20_body">
      <style:text-properties officeooo:rsid="015de0b9" officeooo:paragraph-rsid="015de0b9"/>
    </style:style>
    <style:style style:name="P302" style:family="paragraph" style:parent-style-name="Text_20_body">
      <style:text-properties officeooo:rsid="015c6b52" officeooo:paragraph-rsid="015c6b52"/>
    </style:style>
    <style:style style:name="P303" style:family="paragraph" style:parent-style-name="Text_20_body">
      <style:text-properties officeooo:rsid="015ef81d" officeooo:paragraph-rsid="015ef81d"/>
    </style:style>
    <style:style style:name="P304" style:family="paragraph" style:parent-style-name="Text_20_body">
      <style:text-properties officeooo:rsid="01602fad" officeooo:paragraph-rsid="01602fad"/>
    </style:style>
    <style:style style:name="P305" style:family="paragraph" style:parent-style-name="Text_20_body">
      <style:text-properties officeooo:rsid="0162b6f8" officeooo:paragraph-rsid="0162b6f8"/>
    </style:style>
    <style:style style:name="P306" style:family="paragraph" style:parent-style-name="Text_20_body" style:list-style-name="L5">
      <style:text-properties officeooo:rsid="0162b6f8" officeooo:paragraph-rsid="0162b6f8"/>
    </style:style>
    <style:style style:name="P307" style:family="paragraph" style:parent-style-name="Text_20_body" style:list-style-name="L5">
      <style:text-properties officeooo:rsid="01641739" officeooo:paragraph-rsid="01641739"/>
    </style:style>
    <style:style style:name="P308" style:family="paragraph" style:parent-style-name="Text_20_body" style:list-style-name="L5">
      <style:text-properties officeooo:rsid="01650385" officeooo:paragraph-rsid="01650385"/>
    </style:style>
    <style:style style:name="P309" style:family="paragraph" style:parent-style-name="Text_20_body">
      <style:text-properties officeooo:rsid="0166c09f" officeooo:paragraph-rsid="0166c09f"/>
    </style:style>
    <style:style style:name="P310" style:family="paragraph" style:parent-style-name="Text_20_body">
      <style:text-properties officeooo:rsid="01673ce1" officeooo:paragraph-rsid="01673ce1"/>
    </style:style>
    <style:style style:name="P311" style:family="paragraph" style:parent-style-name="Text_20_body">
      <style:text-properties officeooo:rsid="0167b1c2" officeooo:paragraph-rsid="0167b1c2"/>
    </style:style>
    <style:style style:name="P312" style:family="paragraph" style:parent-style-name="Text_20_body">
      <style:text-properties officeooo:rsid="0168ed11" officeooo:paragraph-rsid="0168ed11"/>
    </style:style>
    <style:style style:name="P313" style:family="paragraph" style:parent-style-name="Text_20_body">
      <style:text-properties officeooo:rsid="01697a62" officeooo:paragraph-rsid="01697a62"/>
    </style:style>
    <style:style style:name="P314" style:family="paragraph" style:parent-style-name="Text_20_body">
      <style:text-properties officeooo:rsid="016b4dbe" officeooo:paragraph-rsid="016b4dbe"/>
    </style:style>
    <style:style style:name="P315" style:family="paragraph" style:parent-style-name="Text_20_body">
      <style:text-properties officeooo:rsid="017000ff" officeooo:paragraph-rsid="017000ff"/>
    </style:style>
    <style:style style:name="P316" style:family="paragraph" style:parent-style-name="Text_20_body">
      <style:text-properties officeooo:rsid="0171eac1" officeooo:paragraph-rsid="0171eac1"/>
    </style:style>
    <style:style style:name="P317" style:family="paragraph" style:parent-style-name="Text_20_body">
      <style:text-properties officeooo:rsid="0173301e" officeooo:paragraph-rsid="0173301e"/>
    </style:style>
    <style:style style:name="P318" style:family="paragraph" style:parent-style-name="КОД">
      <style:text-properties style:font-name="Courier New" fo:font-size="10pt" fo:language="zxx" fo:country="none" officeooo:rsid="015c6b52" officeooo:paragraph-rsid="015de0b9"/>
    </style:style>
    <style:style style:name="P319" style:family="paragraph" style:parent-style-name="КОД">
      <style:text-properties style:font-name="Courier New" fo:font-size="10pt" fo:language="zxx" fo:country="none" officeooo:rsid="015c6b52" officeooo:paragraph-rsid="015c6b52"/>
    </style:style>
    <style:style style:name="P320" style:family="paragraph" style:parent-style-name="КОД">
      <style:text-properties officeooo:rsid="01602fad" officeooo:paragraph-rsid="01602fad"/>
    </style:style>
    <style:style style:name="P321" style:family="paragraph" style:parent-style-name="КОД">
      <style:text-properties officeooo:rsid="01602fad" officeooo:paragraph-rsid="0162b6f8"/>
    </style:style>
    <style:style style:name="P322" style:family="paragraph" style:parent-style-name="КОД">
      <style:text-properties officeooo:rsid="01602fad" officeooo:paragraph-rsid="0168ed11"/>
    </style:style>
    <style:style style:name="P323" style:family="paragraph" style:parent-style-name="КОД">
      <style:text-properties officeooo:rsid="016096f4" officeooo:paragraph-rsid="016096f4"/>
    </style:style>
    <style:style style:name="P324" style:family="paragraph" style:parent-style-name="КОД">
      <style:text-properties officeooo:rsid="01619828" officeooo:paragraph-rsid="0166c09f"/>
    </style:style>
    <style:style style:name="P325" style:family="paragraph" style:parent-style-name="КОД">
      <style:text-properties officeooo:rsid="0168ed11" officeooo:paragraph-rsid="0168ed11"/>
    </style:style>
    <style:style style:name="P326" style:family="paragraph" style:parent-style-name="КОД">
      <style:text-properties officeooo:rsid="0168ed11" officeooo:paragraph-rsid="01697a62"/>
    </style:style>
    <style:style style:name="P327" style:family="paragraph" style:parent-style-name="КОД">
      <style:text-properties officeooo:rsid="016a3199" officeooo:paragraph-rsid="016a3199"/>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92e64" loext:opacity="100%" style:font-name="Courier New" fo:font-size="10pt" fo:language="zxx" fo:country="none" officeooo:rsid="01203d19"/>
    </style:style>
    <style:style style:name="T16" style:family="text">
      <style:text-properties fo:color="#00677c" loext:opacity="100%"/>
    </style:style>
    <style:style style:name="T17" style:family="text">
      <style:text-properties fo:color="#00677c" loext:opacity="100%" fo:font-weight="bold"/>
    </style:style>
    <style:style style:name="T18" style:family="text">
      <style:text-properties fo:color="#00677c" loext:opacity="100%" fo:font-style="italic"/>
    </style:style>
    <style:style style:name="T19" style:family="text">
      <style:text-properties fo:color="#00677c" loext:opacity="100%" fo:font-style="italic" fo:font-weight="bold"/>
    </style:style>
    <style:style style:name="T20" style:family="text">
      <style:text-properties fo:color="#00677c" loext:opacity="100%" officeooo:rsid="00404393"/>
    </style:style>
    <style:style style:name="T21" style:family="text">
      <style:text-properties fo:color="#008000" loext:opacity="100%"/>
    </style:style>
    <style:style style:name="T22" style:family="text">
      <style:text-properties fo:color="#008000" loext:opacity="100%" officeooo:rsid="003184db"/>
    </style:style>
    <style:style style:name="T23" style:family="text">
      <style:text-properties fo:color="#008000" loext:opacity="100%" officeooo:rsid="00363961"/>
    </style:style>
    <style:style style:name="T24" style:family="text">
      <style:text-properties fo:color="#008000" loext:opacity="100%" officeooo:rsid="00524be4"/>
    </style:style>
    <style:style style:name="T25" style:family="text">
      <style:text-properties fo:color="#008000" loext:opacity="100%" officeooo:rsid="0063fe4a"/>
    </style:style>
    <style:style style:name="T26" style:family="text">
      <style:text-properties fo:color="#008000" loext:opacity="100%" style:font-name="Courier New" fo:font-size="10pt" fo:language="zxx" fo:country="none" officeooo:rsid="00eebdd5"/>
    </style:style>
    <style:style style:name="T27" style:family="text">
      <style:text-properties fo:color="#000080" loext:opacity="100%"/>
    </style:style>
    <style:style style:name="T28" style:family="text">
      <style:text-properties fo:color="#000080" loext:opacity="100%" officeooo:rsid="0138c55d"/>
    </style:style>
    <style:style style:name="T29" style:family="text">
      <style:text-properties fo:color="#0000ff" loext:opacity="100%"/>
    </style:style>
    <style:style style:name="T30" style:family="text">
      <style:text-properties fo:color="#808000" loext:opacity="100%"/>
    </style:style>
    <style:style style:name="T31" style:family="text">
      <style:text-properties fo:color="#808000" loext:opacity="100%" fo:font-style="italic" fo:font-weight="bold"/>
    </style:style>
    <style:style style:name="T32" style:family="text">
      <style:text-properties fo:color="#808000" loext:opacity="100%" fo:font-weight="bold"/>
    </style:style>
    <style:style style:name="T33" style:family="text">
      <style:text-properties officeooo:rsid="000c9818"/>
    </style:style>
    <style:style style:name="T34" style:family="text">
      <style:text-properties fo:color="#ce5c00" loext:opacity="100%"/>
    </style:style>
    <style:style style:name="T35" style:family="text">
      <style:text-properties officeooo:rsid="000ee927"/>
    </style:style>
    <style:style style:name="T36" style:family="text">
      <style:text-properties officeooo:rsid="00109723"/>
    </style:style>
    <style:style style:name="T37" style:family="text">
      <style:text-properties officeooo:rsid="001149a8"/>
    </style:style>
    <style:style style:name="T38" style:family="text">
      <style:text-properties officeooo:rsid="0014f394"/>
    </style:style>
    <style:style style:name="T39" style:family="text">
      <style:text-properties officeooo:rsid="00151a0e"/>
    </style:style>
    <style:style style:name="T40" style:family="text">
      <style:text-properties officeooo:rsid="0015d602"/>
    </style:style>
    <style:style style:name="T41" style:family="text">
      <style:text-properties officeooo:rsid="0018f796"/>
    </style:style>
    <style:style style:name="T42" style:family="text">
      <style:text-properties officeooo:rsid="001ae59d"/>
    </style:style>
    <style:style style:name="T43" style:family="text">
      <style:text-properties officeooo:rsid="001be815"/>
    </style:style>
    <style:style style:name="T44" style:family="text">
      <style:text-properties officeooo:rsid="001d9604"/>
    </style:style>
    <style:style style:name="T45" style:family="text">
      <style:text-properties officeooo:rsid="001df2ed"/>
    </style:style>
    <style:style style:name="T46" style:family="text">
      <style:text-properties fo:color="#800000" loext:opacity="100%"/>
    </style:style>
    <style:style style:name="T47" style:family="text">
      <style:text-properties fo:color="#800000" loext:opacity="100%" fo:font-style="italic"/>
    </style:style>
    <style:style style:name="T48" style:family="text">
      <style:text-properties officeooo:rsid="0023aee1"/>
    </style:style>
    <style:style style:name="T49" style:family="text">
      <style:text-properties officeooo:rsid="00246c99"/>
    </style:style>
    <style:style style:name="T50" style:family="text">
      <style:text-properties officeooo:rsid="00290783"/>
    </style:style>
    <style:style style:name="T51" style:family="text">
      <style:text-properties officeooo:rsid="002af075"/>
    </style:style>
    <style:style style:name="T52" style:family="text">
      <style:text-properties officeooo:rsid="002d0c8d"/>
    </style:style>
    <style:style style:name="T53" style:family="text">
      <style:text-properties officeooo:rsid="00320635"/>
    </style:style>
    <style:style style:name="T54" style:family="text">
      <style:text-properties officeooo:rsid="00349ee5"/>
    </style:style>
    <style:style style:name="T55" style:family="text">
      <style:text-properties officeooo:rsid="0038e135"/>
    </style:style>
    <style:style style:name="T56" style:family="text">
      <style:text-properties officeooo:rsid="003c0cfe"/>
    </style:style>
    <style:style style:name="T57" style:family="text">
      <style:text-properties officeooo:rsid="003d6144"/>
    </style:style>
    <style:style style:name="T58" style:family="text">
      <style:text-properties officeooo:rsid="003dec22"/>
    </style:style>
    <style:style style:name="T59" style:family="text">
      <style:text-properties officeooo:rsid="003eb10a"/>
    </style:style>
    <style:style style:name="T60" style:family="text">
      <style:text-properties officeooo:rsid="0045f1cd"/>
    </style:style>
    <style:style style:name="T61" style:family="text">
      <style:text-properties officeooo:rsid="0046677c"/>
    </style:style>
    <style:style style:name="T62" style:family="text">
      <style:text-properties officeooo:rsid="0046f546"/>
    </style:style>
    <style:style style:name="T63" style:family="text">
      <style:text-properties officeooo:rsid="0048d24b"/>
    </style:style>
    <style:style style:name="T64" style:family="text">
      <style:text-properties officeooo:rsid="004a22a5"/>
    </style:style>
    <style:style style:name="T65" style:family="text">
      <style:text-properties officeooo:rsid="004bf848"/>
    </style:style>
    <style:style style:name="T66" style:family="text">
      <style:text-properties officeooo:rsid="004d7078"/>
    </style:style>
    <style:style style:name="T67" style:family="text">
      <style:text-properties officeooo:rsid="004dbbce"/>
    </style:style>
    <style:style style:name="T68" style:family="text">
      <style:text-properties officeooo:rsid="0050720b"/>
    </style:style>
    <style:style style:name="T69" style:family="text">
      <style:text-properties officeooo:rsid="0051e517"/>
    </style:style>
    <style:style style:name="T70" style:family="text">
      <style:text-properties officeooo:rsid="00524be4"/>
    </style:style>
    <style:style style:name="T71" style:family="text">
      <style:text-properties officeooo:rsid="00591933"/>
    </style:style>
    <style:style style:name="T72" style:family="text">
      <style:text-properties officeooo:rsid="005a3a07"/>
    </style:style>
    <style:style style:name="T73" style:family="text">
      <style:text-properties officeooo:rsid="005a8f8d"/>
    </style:style>
    <style:style style:name="T74" style:family="text">
      <style:text-properties officeooo:rsid="005d1752"/>
    </style:style>
    <style:style style:name="T75" style:family="text">
      <style:text-properties officeooo:rsid="005f0703"/>
    </style:style>
    <style:style style:name="T76" style:family="text">
      <style:text-properties officeooo:rsid="00602b7b"/>
    </style:style>
    <style:style style:name="T77" style:family="text">
      <style:text-properties officeooo:rsid="0060ecb5"/>
    </style:style>
    <style:style style:name="T78" style:family="text">
      <style:text-properties officeooo:rsid="0053e5f9"/>
    </style:style>
    <style:style style:name="T79" style:family="text">
      <style:text-properties officeooo:rsid="006157d2"/>
    </style:style>
    <style:style style:name="T80" style:family="text">
      <style:text-properties officeooo:rsid="0062ce71"/>
    </style:style>
    <style:style style:name="T81" style:family="text">
      <style:text-properties officeooo:rsid="0063fe4a"/>
    </style:style>
    <style:style style:name="T82" style:family="text">
      <style:text-properties officeooo:rsid="00674c5e"/>
    </style:style>
    <style:style style:name="T83" style:family="text">
      <style:text-properties officeooo:rsid="006a84af"/>
    </style:style>
    <style:style style:name="T84" style:family="text">
      <style:text-properties officeooo:rsid="006bb761"/>
    </style:style>
    <style:style style:name="T85" style:family="text">
      <style:text-properties officeooo:rsid="006fdf45"/>
    </style:style>
    <style:style style:name="T86" style:family="text">
      <style:text-properties officeooo:rsid="00722ec6"/>
    </style:style>
    <style:style style:name="T87" style:family="text">
      <style:text-properties officeooo:rsid="0077c0bd"/>
    </style:style>
    <style:style style:name="T88" style:family="text">
      <style:text-properties officeooo:rsid="007e4cc5"/>
    </style:style>
    <style:style style:name="T89" style:family="text">
      <style:text-properties officeooo:rsid="008070f5"/>
    </style:style>
    <style:style style:name="T90" style:family="text">
      <style:text-properties officeooo:rsid="0081e8af"/>
    </style:style>
    <style:style style:name="T91" style:family="text">
      <style:text-properties officeooo:rsid="00822bb2"/>
    </style:style>
    <style:style style:name="T92" style:family="text">
      <style:text-properties officeooo:rsid="00872a87"/>
    </style:style>
    <style:style style:name="T93" style:family="text">
      <style:text-properties officeooo:rsid="008aa6ca"/>
    </style:style>
    <style:style style:name="T94" style:family="text">
      <style:text-properties officeooo:rsid="008e9fc0"/>
    </style:style>
    <style:style style:name="T95" style:family="text">
      <style:text-properties officeooo:rsid="009099c0"/>
    </style:style>
    <style:style style:name="T96" style:family="text">
      <style:text-properties officeooo:rsid="0093da13"/>
    </style:style>
    <style:style style:name="T97" style:family="text">
      <style:text-properties officeooo:rsid="00949dc1"/>
    </style:style>
    <style:style style:name="T98" style:family="text">
      <style:text-properties officeooo:rsid="009751ed"/>
    </style:style>
    <style:style style:name="T99" style:family="text">
      <style:text-properties officeooo:rsid="009882e7"/>
    </style:style>
    <style:style style:name="T100" style:family="text">
      <style:text-properties officeooo:rsid="009ab8ff"/>
    </style:style>
    <style:style style:name="T101" style:family="text">
      <style:text-properties officeooo:rsid="00a0fe11"/>
    </style:style>
    <style:style style:name="T102" style:family="text">
      <style:text-properties officeooo:rsid="00a212fb"/>
    </style:style>
    <style:style style:name="T103" style:family="text">
      <style:text-properties officeooo:rsid="00a4fab5"/>
    </style:style>
    <style:style style:name="T104" style:family="text">
      <style:text-properties officeooo:rsid="00a5bd25"/>
    </style:style>
    <style:style style:name="T105" style:family="text">
      <style:text-properties officeooo:rsid="00a687eb"/>
    </style:style>
    <style:style style:name="T106" style:family="text">
      <style:text-properties officeooo:rsid="00a97bd4"/>
    </style:style>
    <style:style style:name="T107" style:family="text">
      <style:text-properties officeooo:rsid="00aadc5c"/>
    </style:style>
    <style:style style:name="T108" style:family="text">
      <style:text-properties officeooo:rsid="00ac298a"/>
    </style:style>
    <style:style style:name="T109" style:family="text">
      <style:text-properties officeooo:rsid="00addb75"/>
    </style:style>
    <style:style style:name="T110" style:family="text">
      <style:text-properties officeooo:rsid="00b0a964"/>
    </style:style>
    <style:style style:name="T111" style:family="text">
      <style:text-properties officeooo:rsid="00b2aac9"/>
    </style:style>
    <style:style style:name="T112" style:family="text">
      <style:text-properties officeooo:rsid="00b766e2"/>
    </style:style>
    <style:style style:name="T113" style:family="text">
      <style:text-properties officeooo:rsid="00b988a1"/>
    </style:style>
    <style:style style:name="T114" style:family="text">
      <style:text-properties officeooo:rsid="00ba74f0"/>
    </style:style>
    <style:style style:name="T115" style:family="text">
      <style:text-properties officeooo:rsid="00bd94c7"/>
    </style:style>
    <style:style style:name="T116" style:family="text">
      <style:text-properties officeooo:rsid="00c0a029"/>
    </style:style>
    <style:style style:name="T117" style:family="text">
      <style:text-properties officeooo:rsid="00c324ef"/>
    </style:style>
    <style:style style:name="T118" style:family="text">
      <style:text-properties officeooo:rsid="00c403d7"/>
    </style:style>
    <style:style style:name="T119" style:family="text">
      <style:text-properties officeooo:rsid="00c9f9c1"/>
    </style:style>
    <style:style style:name="T120" style:family="text">
      <style:text-properties officeooo:rsid="00cbf136"/>
    </style:style>
    <style:style style:name="T121" style:family="text">
      <style:text-properties officeooo:rsid="00cc1045"/>
    </style:style>
    <style:style style:name="T122" style:family="text">
      <style:text-properties officeooo:rsid="00d03579"/>
    </style:style>
    <style:style style:name="T123" style:family="text">
      <style:text-properties officeooo:rsid="00d1e498"/>
    </style:style>
    <style:style style:name="T124" style:family="text">
      <style:text-properties fo:font-style="italic"/>
    </style:style>
    <style:style style:name="T125" style:family="text">
      <style:text-properties officeooo:rsid="00d231c9"/>
    </style:style>
    <style:style style:name="T126" style:family="text">
      <style:text-properties officeooo:rsid="00d5c41b"/>
    </style:style>
    <style:style style:name="T127" style:family="text">
      <style:text-properties officeooo:rsid="00d65b87"/>
    </style:style>
    <style:style style:name="T128" style:family="text">
      <style:text-properties officeooo:rsid="00d7c239"/>
    </style:style>
    <style:style style:name="T129" style:family="text">
      <style:text-properties officeooo:rsid="00d804c0"/>
    </style:style>
    <style:style style:name="T130" style:family="text">
      <style:text-properties officeooo:rsid="00d842e3"/>
    </style:style>
    <style:style style:name="T131" style:family="text">
      <style:text-properties officeooo:rsid="00d944bd"/>
    </style:style>
    <style:style style:name="T132" style:family="text">
      <style:text-properties officeooo:rsid="00d9dfa7"/>
    </style:style>
    <style:style style:name="T133" style:family="text">
      <style:text-properties officeooo:rsid="00dd4260"/>
    </style:style>
    <style:style style:name="T134" style:family="text">
      <style:text-properties officeooo:rsid="00e2754e"/>
    </style:style>
    <style:style style:name="T135" style:family="text">
      <style:text-properties officeooo:rsid="00e56cf3"/>
    </style:style>
    <style:style style:name="T136" style:family="text">
      <style:text-properties officeooo:rsid="00eebdd5"/>
    </style:style>
    <style:style style:name="T137" style:family="text">
      <style:text-properties officeooo:rsid="00f08890"/>
    </style:style>
    <style:style style:name="T138" style:family="text">
      <style:text-properties officeooo:rsid="00f1e3eb"/>
    </style:style>
    <style:style style:name="T139" style:family="text">
      <style:text-properties officeooo:rsid="00f5d034"/>
    </style:style>
    <style:style style:name="T140" style:family="text">
      <style:text-properties officeooo:rsid="00fbb5fb"/>
    </style:style>
    <style:style style:name="T141" style:family="text">
      <style:text-properties officeooo:rsid="00fea6df"/>
    </style:style>
    <style:style style:name="T142" style:family="text">
      <style:text-properties officeooo:rsid="01005d70"/>
    </style:style>
    <style:style style:name="T143" style:family="text">
      <style:text-properties officeooo:rsid="0103517f"/>
    </style:style>
    <style:style style:name="T144" style:family="text">
      <style:text-properties officeooo:rsid="010ca55e"/>
    </style:style>
    <style:style style:name="T145" style:family="text">
      <style:text-properties officeooo:rsid="010e8e09"/>
    </style:style>
    <style:style style:name="T146" style:family="text">
      <style:text-properties officeooo:rsid="010fea21"/>
    </style:style>
    <style:style style:name="T147" style:family="text">
      <style:text-properties officeooo:rsid="01111201"/>
    </style:style>
    <style:style style:name="T148" style:family="text">
      <style:text-properties officeooo:rsid="0112be2d"/>
    </style:style>
    <style:style style:name="T149" style:family="text">
      <style:text-properties officeooo:rsid="011c4447"/>
    </style:style>
    <style:style style:name="T150" style:family="text">
      <style:text-properties officeooo:rsid="011e495c"/>
    </style:style>
    <style:style style:name="T151" style:family="text">
      <style:text-properties officeooo:rsid="012322f0"/>
    </style:style>
    <style:style style:name="T152" style:family="text">
      <style:text-properties officeooo:rsid="00074f9c"/>
    </style:style>
    <style:style style:name="T153" style:family="text">
      <style:text-properties officeooo:rsid="012476b7"/>
    </style:style>
    <style:style style:name="T154" style:family="text">
      <style:text-properties officeooo:rsid="01275244"/>
    </style:style>
    <style:style style:name="T155" style:family="text">
      <style:text-properties officeooo:rsid="012811eb"/>
    </style:style>
    <style:style style:name="T156" style:family="text">
      <style:text-properties officeooo:rsid="0128dcb5"/>
    </style:style>
    <style:style style:name="T157" style:family="text">
      <style:text-properties officeooo:rsid="0129edb8"/>
    </style:style>
    <style:style style:name="T158" style:family="text">
      <style:text-properties officeooo:rsid="012e711a"/>
    </style:style>
    <style:style style:name="T159" style:family="text">
      <style:text-properties officeooo:rsid="01307057"/>
    </style:style>
    <style:style style:name="T160" style:family="text">
      <style:text-properties officeooo:rsid="013179b4"/>
    </style:style>
    <style:style style:name="T161" style:family="text">
      <style:text-properties officeooo:rsid="01321321"/>
    </style:style>
    <style:style style:name="T162" style:family="text">
      <style:text-properties officeooo:rsid="0133eb17"/>
    </style:style>
    <style:style style:name="T163" style:family="text">
      <style:text-properties officeooo:rsid="01358e8d"/>
    </style:style>
    <style:style style:name="T164" style:family="text">
      <style:text-properties officeooo:rsid="0138c55d"/>
    </style:style>
    <style:style style:name="T165" style:family="text">
      <style:text-properties officeooo:rsid="013913be"/>
    </style:style>
    <style:style style:name="T166" style:family="text">
      <style:text-properties officeooo:rsid="013c65e2"/>
    </style:style>
    <style:style style:name="T167" style:family="text">
      <style:text-properties officeooo:rsid="013d8b53"/>
    </style:style>
    <style:style style:name="T168" style:family="text">
      <style:text-properties officeooo:rsid="01429d57"/>
    </style:style>
    <style:style style:name="T169" style:family="text">
      <style:text-properties officeooo:rsid="0142c997"/>
    </style:style>
    <style:style style:name="T170" style:family="text">
      <style:text-properties officeooo:rsid="014b58b1"/>
    </style:style>
    <style:style style:name="T171" style:family="text">
      <style:text-properties officeooo:rsid="014b8231"/>
    </style:style>
    <style:style style:name="T172" style:family="text">
      <style:text-properties officeooo:rsid="014edf39"/>
    </style:style>
    <style:style style:name="T173" style:family="text">
      <style:text-properties officeooo:rsid="01521c39"/>
    </style:style>
    <style:style style:name="T174" style:family="text">
      <style:text-properties officeooo:rsid="01547beb"/>
    </style:style>
    <style:style style:name="T175" style:family="text">
      <style:text-properties officeooo:rsid="0157edef"/>
    </style:style>
    <style:style style:name="T176" style:family="text">
      <style:text-properties officeooo:rsid="015de0b9"/>
    </style:style>
    <style:style style:name="T177" style:family="text">
      <style:text-properties style:font-name="Courier New" fo:font-size="10pt" fo:language="zxx" fo:country="none"/>
    </style:style>
    <style:style style:name="T178" style:family="text">
      <style:text-properties style:font-name="Courier New" fo:font-size="10pt" fo:language="zxx" fo:country="none" officeooo:rsid="0162b6f8"/>
    </style:style>
    <style:style style:name="T179" style:family="text">
      <style:text-properties style:font-name="Courier New" fo:font-size="10pt" fo:language="zxx" fo:country="none" officeooo:rsid="016e5ebe"/>
    </style:style>
    <style:style style:name="T180" style:family="text">
      <style:text-properties officeooo:rsid="01602fad"/>
    </style:style>
    <style:style style:name="T181" style:family="text">
      <style:text-properties officeooo:rsid="016184c8"/>
    </style:style>
    <style:style style:name="T182" style:family="text">
      <style:text-properties officeooo:rsid="01619828"/>
    </style:style>
    <style:style style:name="T183" style:family="text">
      <style:text-properties officeooo:rsid="0162b6f8"/>
    </style:style>
    <style:style style:name="T184" style:family="text">
      <style:text-properties officeooo:rsid="01641739"/>
    </style:style>
    <style:style style:name="T185" style:family="text">
      <style:text-properties officeooo:rsid="0166c09f"/>
    </style:style>
    <style:style style:name="T186" style:family="text">
      <style:text-properties officeooo:rsid="0168ed11"/>
    </style:style>
    <style:style style:name="T187" style:family="text">
      <style:text-properties officeooo:rsid="01697a62"/>
    </style:style>
    <style:style style:name="T188" style:family="text">
      <style:text-properties officeooo:rsid="016a3199"/>
    </style:style>
    <style:style style:name="T189" style:family="text">
      <style:text-properties officeooo:rsid="016c791c"/>
    </style:style>
    <style:style style:name="T190" style:family="text">
      <style:text-properties officeooo:rsid="016cd60a"/>
    </style:style>
    <style:style style:name="T191" style:family="text">
      <style:text-properties officeooo:rsid="016e5e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1">Здесь</text:span> описывается процесс создания скриптового движка<text:span text:style-name="T152"> на подмножестве языка </text:span><text:span text:style-name="T1">ECMA </text:span><text:span text:style-name="T15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3779721371" text:style-name="L1">
        <text:list-item>
          <text:p text:style-name="P294">лексический анализатор</text:p>
        </text:list-item>
        <text:list-item>
          <text:p text:style-name="P294">синтаксический анализатор</text:p>
        </text:list-item>
        <text:list-item>
          <text:p text:style-name="P294">представление в виде трёхадресного кода</text:p>
        </text:list-item>
        <text:list-item>
          <text:p text:style-name="P294">виртуальная машина</text:p>
        </text:list-item>
        <text:list-item>
          <text:p text:style-name="P294">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25"><text:span text:style-name="T2"><text:s text:c="4"/>EScript</text:span><text:span text:style-name="T7"> </text:span><text:span text:style-name="T12">engine</text:span>;</text:p>
      <text:p text:style-name="P227"><text:span text:style-name="T7"><text:s text:c="4"/></text:span><text:span text:style-name="T12">engine</text:span>.<text:span text:style-name="T16">eval</text:span>(<text:span text:style-name="T21">"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0">есть </text:span>такой строковый литерал:</text:p>
      <text:p text:style-name="P225"><text:span text:style-name="T2">std</text:span>::<text:span text:style-name="T2">u32string</text:span><text:span text:style-name="T7"> </text:span><text:span text:style-name="T12">code</text:span><text:span text:style-name="T7"> </text:span>=<text:span text:style-name="T7"> </text:span><text:span text:style-name="T21">U"i = 1 + 2;"</text:span>;</text:p>
      <text:p text:style-name="P5">Т.е. префикс U.</text:p>
      <text:p text:style-name="P5">Файлы пока трогать не будем, добавим их, когда наш язык достаточно разрастётся.</text:p>
      <text:h text:style-name="P286"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1">Installation from this IP is not allowed</text:span>», <text:span text:style-name="T6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7">*</text:span><text:span text:style-name="T7"> </text:span><text:span text:style-name="T29">@file</text:span><text:span text:style-name="T7"> </text:span><text:span text:style-name="T27">stdafx.h</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fndef</text:span><text:span text:style-name="T7"> </text:span><text:span text:style-name="T27">STDAFX_H</text:span></text:p>
      <text:p text:style-name="КОД">#<text:span text:style-name="T27">define</text:span><text:span text:style-name="T7"> </text:span><text:span text:style-name="T27">STDAFX_H</text:span></text:p>
      <text:p text:style-name="КОД">#<text:span text:style-name="T27">include</text:span><text:span text:style-name="T7"> </text:span>&lt;<text:span text:style-name="T21">memory</text:span>&gt;</text:p>
      <text:p text:style-name="КОД">#<text:span text:style-name="T27">include</text:span><text:span text:style-name="T7"> </text:span>&lt;<text:span text:style-name="T21">string</text:span>&gt;</text:p>
      <text:p text:style-name="КОД">#<text:span text:style-name="T27">include</text:span><text:span text:style-name="T7"> </text:span>&lt;<text:span text:style-name="T21">iostream</text:span>&gt;</text:p>
      <text:p text:style-name="КОД">#<text:span text:style-name="T27">endif</text:span><text:span text:style-name="T7"> </text:span><text:span text:style-name="T21">//</text:span><text:span text:style-name="T7"> </text:span><text:span text:style-name="T21">STDAFX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stdafx.cpp</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nclude</text:span><text:span text:style-name="T7"> </text:span><text:span text:style-name="T21">"stdafx.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_global.h</text:span></text:p>
      <text:p text:style-name="КОД"><text:soft-page-break/><text:span text:style-name="T7"><text:s/></text:span><text:span text:style-name="T27">*/</text:span></text:p>
      <text:p text:style-name="КОД"><text:span text:style-name="T27">#ifndef</text:span><text:span text:style-name="T7"> </text:span>ESCRIPT_GLOBAL_H</text:p>
      <text:p text:style-name="КОД">#<text:span text:style-name="T27">define</text:span><text:span text:style-name="T7"> </text:span><text:span text:style-name="T27">ESCRIPT_GLOBAL_H</text:span></text:p>
      <text:p text:style-name="КОД">#<text:span text:style-name="T27">if</text:span><text:span text:style-name="T7"> </text:span><text:span text:style-name="T27">defined</text:span>(<text:span text:style-name="T27">_MSC_VER</text:span>)<text:span text:style-name="T7"> </text:span>||<text:span text:style-name="T7"> </text:span><text:span text:style-name="T27">defined</text:span>(<text:span text:style-name="T27">WIN64</text:span>)<text:span text:style-name="T7"> </text:span>||<text:span text:style-name="T7"> </text:span><text:span text:style-name="T27">defined</text:span>(<text:span text:style-name="T27">_WIN64</text:span>)<text:span text:style-name="T7"> </text:span>||<text:span text:style-name="T7"> </text:span><text:span text:style-name="T27">defined</text:span>(<text:span text:style-name="T27">__WIN64__</text:span>)<text:span text:style-name="T7"> </text:span>||<text:span text:style-name="T7"> </text:span><text:span text:style-name="T27">defined</text:span>(<text:span text:style-name="T27">WIN32</text:span>)<text:span text:style-name="T7"> </text:span>||<text:span text:style-name="T7"> </text:span><text:span text:style-name="T27">defined</text:span>(<text:span text:style-name="T27">_WIN32</text:span>)<text:span text:style-name="T7"> </text:span>||<text:span text:style-name="T7"> </text:span><text:span text:style-name="T27">defined</text:span>(<text:span text:style-name="T27">__WIN32__</text:span>)<text:span text:style-name="T7"> </text:span>||<text:span text:style-name="T7"> </text:span><text:span text:style-name="T27">defined</text:span>(<text:span text:style-name="T27">__NT__</text:span>)</text:p>
      <text:p text:style-name="КОД">#<text:span text:style-name="T7"> <text:s/></text:span><text:span text:style-name="T27">define</text:span><text:span text:style-name="T7"> </text:span><text:span text:style-name="T27">Q_DECL_EXPORT</text:span><text:span text:style-name="T7"> </text:span><text:span text:style-name="T27">__declspec</text:span>(<text:span text:style-name="T27">dllexport</text:span>)</text:p>
      <text:p text:style-name="КОД">#<text:span text:style-name="T7"> <text:s/></text:span><text:span text:style-name="T27">define</text:span><text:span text:style-name="T7"> </text:span><text:span text:style-name="T27">Q_DECL_IMPORT</text:span><text:span text:style-name="T7"> </text:span><text:span text:style-name="T27">__declspec</text:span>(<text:span text:style-name="T27">dllimport</text:span>)</text:p>
      <text:p text:style-name="КОД">#<text:span text:style-name="T27">else</text:span></text:p>
      <text:p text:style-name="КОД">#<text:span text:style-name="T7"> <text:s/></text:span><text:span text:style-name="T27">define</text:span><text:span text:style-name="T7"> </text:span><text:span text:style-name="T27">Q_DECL_EXPORT</text:span><text:span text:style-name="T7"> <text:s text:c="4"/></text:span><text:span text:style-name="T30">__attribute__</text:span>((<text:span text:style-name="T27">visibility</text:span>(<text:span text:style-name="T21">"default"</text:span>)))</text:p>
      <text:p text:style-name="КОД">#<text:span text:style-name="T7"> <text:s/></text:span><text:span text:style-name="T27">define</text:span><text:span text:style-name="T7"> </text:span><text:span text:style-name="T27">Q_DECL_IMPORT</text:span><text:span text:style-name="T7"> <text:s text:c="4"/></text:span><text:span text:style-name="T30">__attribute__</text:span>((<text:span text:style-name="T27">visibility</text:span>(<text:span text:style-name="T21">"default"</text:span>)))</text:p>
      <text:p text:style-name="КОД">#<text:span text:style-name="T27">endif</text:span></text:p>
      <text:p text:style-name="КОД">#<text:span text:style-name="T27">if</text:span><text:span text:style-name="T7"> </text:span><text:span text:style-name="T27">defined</text:span>(<text:span text:style-name="T27">ESCRIPT_LIBRARY</text:span>)</text:p>
      <text:p text:style-name="КОД">#<text:span text:style-name="T7"> <text:s/></text:span><text:span text:style-name="T27">define</text:span><text:span text:style-name="T7"> </text:span><text:span text:style-name="T27">ESCRIPT_EXPORT</text:span><text:span text:style-name="T7"> </text:span><text:span text:style-name="T27">Q_DECL_EXPORT</text:span></text:p>
      <text:p text:style-name="КОД">#<text:span text:style-name="T27">else</text:span></text:p>
      <text:p text:style-name="КОД">#<text:span text:style-name="T7"> <text:s/></text:span><text:span text:style-name="T27">define</text:span><text:span text:style-name="T7"> </text:span><text:span text:style-name="T27">ESCRIPT_EXPORT</text:span><text:span text:style-name="T7"> </text:span><text:span text:style-name="T27">Q_DECL_IMPORT</text:span></text:p>
      <text:p text:style-name="КОД">#<text:span text:style-name="T27">endif</text:span></text:p>
      <text:p text:style-name="КОД">#<text:span text:style-name="T27">endif</text:span><text:span text:style-name="T7"> </text:span><text:span text:style-name="T21">//</text:span><text:span text:style-name="T7"> </text:span><text:span text:style-name="T21">ESCRIPT_GLOBAL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fndef</text:span><text:span text:style-name="T7"> </text:span><text:span text:style-name="T27">ESCRIPT_H</text:span></text:p>
      <text:p text:style-name="КОД">#<text:span text:style-name="T27">define</text:span><text:span text:style-name="T7"> </text:span><text:span text:style-name="T27">ESCRIPT_H</text:span></text:p>
      <text:p text:style-name="КОД">#<text:span text:style-name="T27">include</text:span><text:span text:style-name="T7"> </text:span><text:span text:style-name="T21">"EScript_global.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вижка.</text:span><text:span text:style-name="T7"> </text:span><text:span text:style-name="T27">Используйте</text:span><text:span text:style-name="T7"> </text:span><text:span text:style-name="T27">его</text:span><text:span text:style-name="T7"> </text:span><text:span text:style-name="T27">в</text:span><text:span text:style-name="T7"> </text:span><text:span text:style-name="T27">своей</text:span><text:span text:style-name="T7"> </text:span><text:span text:style-name="T27">программе</text:span><text:span text:style-name="T7"> </text:span><text:span text:style-name="T27">для</text:span><text:span text:style-name="T7"> </text:span><text:span text:style-name="T27">запуска</text:span><text:span text:style-name="T7"> </text:span><text:span text:style-name="T27">скриптов.</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скриптового</text:span><text:span text:style-name="T7"> </text:span><text:span text:style-name="T27">движка</text:span></text:p>
      <text:p text:style-name="КОД"><text:span text:style-name="T7"><text:s text:c="5"/></text:span><text:span text:style-name="T27">*/</text:span></text:p>
      <text:p text:style-name="КОД"><text:span text:style-name="T7"><text:s text:c="4"/></text:span><text:span text:style-name="T17">EScrip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Удаляет</text:span><text:span text:style-name="T7"> </text:span><text:span text:style-name="T27">связанные</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EScrip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escript.h"</text:span></text:p>
      <text:p text:style-name="КОД"><text:span text:style-name="T30">namespace</text:span><text:span text:style-name="T7"> </text:span><text:span text:style-name="T3">escript</text:span><text:span text:style-name="T7"> </text:span>{</text:p>
      <text:p text:style-name="КОД"><text:span text:style-name="T2">EScript</text:span>::<text:span text:style-name="T17">EScript</text:span>()</text:p>
      <text:p text:style-name="КОД">{</text:p>
      <text:p text:style-name="КОД">}</text:p>
      <text:p text:style-name="КОД"><text:span text:style-name="T2">EScript</text:span>::~<text:span text:style-name="T19">EScript</text:span>()</text:p>
      <text:p text:style-name="КОД">{</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1">с именем </text:span>«<text:span text:style-name="T61">simple</text:span>» по шаблону «Консольное приложение». В нём будет один файл примерно такого содержания:</text:p>
      <text:p text:style-name="КОД">#<text:span text:style-name="T27">include</text:span><text:span text:style-name="T7"> </text:span>&lt;<text:span text:style-name="T21">iostream</text:span>&gt;</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4">cout</text:span><text:span text:style-name="T7"> </text:span><text:span text:style-name="T16">&lt;&lt;</text:span><text:span text:style-name="T7"> </text:span><text:span text:style-name="T21">"Hello World!"</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Добавьте в этот проект ссылку на библиотеку EScript. Всё должно скомпилироваться.</text:p>
      <text:h text:style-name="P287" text:outline-level="2">Определение интерфейса движка</text:h>
      <text:p text:style-name="P7"><text:span text:style-name="T33">Теперь откроем файл </text:span>«escript.h». <text:span text:style-name="T33">Это файл декларации класса движка. Единственны</text:span><text:span text:style-name="T61">е</text:span><text:span text:style-name="T33"> метод</text:span><text:span text:style-name="T61">ы</text:span><text:span text:style-name="T33">, которы</text:span><text:span text:style-name="T61">е</text:span><text:span text:style-name="T33"> пока буд</text:span><text:span text:style-name="T61">у</text:span><text:span text:style-name="T33">т доступн</text:span><text:span text:style-name="T61">ы</text:span><text:span text:style-name="T33"> снаружи, это его конструктор и метод выполнения кода. Добавьте в него сигнатуру метода eval:</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полняет</text:span><text:span text:style-name="T7"> </text:span><text:span text:style-name="T27">указанную</text:span><text:span text:style-name="T7"> </text:span><text:span text:style-name="T27">строку</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Horizontal_20_Line"/>
      <text:p text:style-name="P6">И реализацию в файл «escript.cpp»:</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5">Э</text:span>то какая-то синтаксическая единица, так или иначе транслируемая <text:span text:style-name="T35">в промежуточное представление, но не сразу же выполняемая, а по мере необходимости</text:span>. <text:span text:style-name="T35">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6">его</text:span><text:span text:style-name="T35"> позже.</text:span></text:p>
      <text:p text:style-name="P9"><text:soft-page-break/>А пока что <text:span text:style-name="T37">у нас будет </text:span>единственный метод eval(), <text:span text:style-name="T37">на котором мы всё обкатаем</text:span>.</text:p>
      <text:p text:style-name="P10">В методе main проекта «simple» напишите такие строки:</text:p>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Убедитесь, что всё собирается без ошибок. С этим мы будем работать дальше.</text:p>
      <text:h text:style-name="P288"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8">О</text:span>птимизатор <text:span text:style-name="T3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39">Исходя из этого давайте добавим </text:span><text:span text:style-name="T40">в проект «EScript» </text:span><text:span text:style-name="T39">класс</text:span><text:span text:style-name="T41">ы лексического и синтаксического анализаторов. </text:span><text:span text:style-name="T4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3">Parser вызывает функцию Lexer::next() до тех пор, пока она не вернёт E</text:span><text:span text:style-name="T45">of</text:span><text:span text:style-name="T4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7">*</text:span><text:span text:style-name="T7"> </text:span><text:span text:style-name="T29">@file</text:span><text:span text:style-name="T7"> </text:span><text:span text:style-name="T27">lexer.h</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LEXER_H</text:span></text:p>
      <text:p text:style-name="КОД">#<text:span text:style-name="T27">define</text:span><text:span text:style-name="T7"> </text:span><text:span text:style-name="T27">LEX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Lexer</text:span></text:p>
      <text:p text:style-name="КОД">{</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0</text:span><text:span text:style-name="T7"> </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30">public</text:span>:</text:p>
      <text:p text:style-name="КОД"><text:soft-page-break/><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Lexer</text:span></text:p>
      <text:p text:style-name="КОД"><text:span text:style-name="T7"><text:s text:c="5"/></text:span><text:span text:style-name="T27">*/</text:span></text:p>
      <text:p text:style-name="КОД"><text:span text:style-name="T7"><text:s text:c="4"/></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Lex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ледующий</text:span><text:span text:style-name="T7"> </text:span><text:span text:style-name="T27">токен</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в</text:span><text:span text:style-name="T7"> </text:span><text:span text:style-name="T27">случе</text:span><text:span text:style-name="T7"> </text:span><text:span text:style-name="T27">достижения</text:span><text:span text:style-name="T7"> </text:span><text:span text:style-name="T27">конца</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2">Token</text:span><text:span text:style-name="T7"> </text:span><text:span text:style-name="T17">nex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последний</text:span><text:span text:style-name="T7"> </text:span><text:span text:style-name="T27">разобранный</text:span><text:span text:style-name="T7"> </text:span><text:span text:style-name="T27">токен</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P229"><text:span text:style-name="T7"><text:s text:c="4"/></text:span><text:span text:style-name="T2">Token</text:span><text:span text:style-name="T7"> </text:span><text:span text:style-name="T17">currentToken</text:span>()<text:span text:style-name="T7"> </text:span><text:span text:style-name="T30">cons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троковое</text:span><text:span text:style-name="T7"> </text:span><text:span text:style-name="T27">представление</text:span><text:span text:style-name="T7"> </text:span><text:span text:style-name="T27">последнего</text:span><text:span text:style-name="T7"> </text:span><text:span text:style-name="T27">разобранного</text:span><text:span text:style-name="T7"> </text:span><text:span text:style-name="T27">токена</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17">tokenText</text:span>()<text:span text:style-name="T7"> </text:span><text:span text:style-name="T30">cons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LEX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lexer.cpp</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p>
      <text:p text:style-name="КОД">}</text:p>
      <text:p text:style-name="КОД"><text:span text:style-name="T2">Lexer</text:span>::~<text:span text:style-name="T19">Lexer</text:span>()</text:p>
      <text:p text:style-name="КОД">{</text:p>
      <text:p text:style-name="КОД">}</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30">return</text:span><text:span text:style-name="T7"> </text:span><text:span text:style-name="T2">Token</text:span>::<text:span text:style-name="T2">Eof</text:span>;</text:p>
      <text:p text:style-name="КОД">}</text:p>
      <text:p text:style-name="P229"><text:span text:style-name="T2">Token</text:span><text:span text:style-name="T7"> </text:span><text:span text:style-name="T2">Lexer</text:span>::<text:span text:style-name="T17">currentToken</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span>;</text:p>
      <text:p text:style-name="КОД">}</text:p>
      <text:p text:style-name="КОД"><text:span text:style-name="T30">const</text:span><text:span text:style-name="T7"> </text:span><text:span text:style-name="T2">std</text:span>::<text:span text:style-name="T2">u32string</text:span><text:span text:style-name="T7"> </text:span>&amp;<text:span text:style-name="T2">Lex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soft-page-break/>/**</text:p>
      <text:p text:style-name="КОД"><text:span text:style-name="T7"><text:s/></text:span><text:span text:style-name="T27">*</text:span><text:span text:style-name="T7"> </text:span><text:span text:style-name="T29">@brief</text:span><text:span text:style-name="T7"> </text:span><text:span text:style-name="T27">Токен</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pan><text:span text:style-name="T21">//</text:span><text:span text:style-name="T7"> </text:span><text:span text:style-name="T21">Конец</text:span><text:span text:style-name="T7"> </text:span><text:span text:style-name="T21">потока</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h</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PARSER_H</text:span></text:p>
      <text:p text:style-name="КОД">#<text:span text:style-name="T27">define</text:span><text:span text:style-name="T7"> </text:span><text:span text:style-name="T27">PARSER_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7">include</text:span><text:span text:style-name="T7"> </text:span><text:span text:style-name="T21">"EScript_global.h"</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2">std</text:span>::<text:span text:style-name="T2">unique_ptr</text:span>&lt;<text:span text:style-name="T2">Lexer</text:span>&gt;<text:span text:style-name="T7"> </text:span><text:span text:style-name="T46">_lex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Parser</text:span></text:p>
      <text:p text:style-name="КОД"><text:span text:style-name="T7"><text:s text:c="5"/></text:span><text:span text:style-name="T27">*/</text:span></text:p>
      <text:p text:style-name="КОД"><text:span text:style-name="T7"><text:s text:c="4"/></text:span><text:span text:style-name="T17">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производит</text:span><text:span text:style-name="T7"> </text:span><text:span text:style-name="T27">синтаксический</text:span><text:span text:style-name="T7"> </text:span><text:span text:style-name="T27">разбор</text:span><text:span text:style-name="T7"> </text:span><text:span text:style-name="T27">строки</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PARS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cpp</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parser.h"</text:span></text:p>
      <text:p text:style-name="КОД"><text:span text:style-name="T30">namespace</text:span><text:span text:style-name="T7"> </text:span><text:span text:style-name="T3">escript</text:span><text:span text:style-name="T7"> </text:span>{</text:p>
      <text:p text:style-name="КОД"><text:span text:style-name="T2">Parser</text:span>::<text:span text:style-name="T17">Parser</text:span>()</text:p>
      <text:p text:style-name="КОД">{</text:p>
      <text:p text:style-name="КОД">}</text:p>
      <text:p text:style-name="КОД"><text:span text:style-name="T2">Parser</text:span>::~<text:span text:style-name="T19">Parser</text:span>()</text:p>
      <text:p text:style-name="КОД">{</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7"><text:soft-page-break/>Осталось немного изменить файл «escript.cpp»:</text:p>
      <text:p text:style-name="КОД">#<text:span text:style-name="T27">include</text:span><text:span text:style-name="T7"> </text:span><text:span text:style-name="T21">"parser.h"</text:span></text:p>
      <text:p text:style-name="КОД">..................</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6">parse</text:span>(<text:span text:style-name="T12">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8">это операции: </text:span></text:p>
      <text:list xml:id="list3832593803" text:style-name="L2">
        <text:list-item>
          <text:p text:style-name="P295">. (доступ к свойству),[] (доступ к свойству),() (вызов функции), new (создание нового объекта),</text:p>
        </text:list-item>
        <text:list-item>
          <text:p text:style-name="P29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95">* (умножение), / (деление), % (остаток от деления),</text:p>
        </text:list-item>
        <text:list-item>
          <text:p text:style-name="P295">+ (сложение), - (вычитание), + (конкатенация строк),</text:p>
        </text:list-item>
        <text:list-item>
          <text:p text:style-name="P295">&lt;&lt; (сдвиг влево), &gt;&gt; (сдвиг вправо с расширением знакового разряда), &gt;&gt;&gt; (сдвиг вправо с дополнением нулями),</text:p>
        </text:list-item>
        <text:list-item>
          <text:p text:style-name="P295">&lt; (меньше), &lt;= (меньше или равно), &gt; (больше), &gt;= (больше или равно), instanceof (проверка типа объекта), in (проверка наличия свойства),</text:p>
        </text:list-item>
        <text:list-item>
          <text:p text:style-name="P295">== (проверка на равенство), != (проверка на неравенство), === (проверка на идентичность), !== (проверка на неидентичность),</text:p>
        </text:list-item>
        <text:list-item>
          <text:p text:style-name="P295"><text:soft-page-break/>&amp; (поразрядная конъюнкция),</text:p>
        </text:list-item>
        <text:list-item>
          <text:p text:style-name="P295">^ (поразрядное сложение по модулю 2),</text:p>
        </text:list-item>
        <text:list-item>
          <text:p text:style-name="P295">| (поразрядная дизъюнкция),</text:p>
        </text:list-item>
        <text:list-item>
          <text:p text:style-name="P295">&amp;&amp; (конъюнкция),</text:p>
        </text:list-item>
        <text:list-item>
          <text:p text:style-name="P295">|| (дизъюнкция),</text:p>
        </text:list-item>
        <text:list-item>
          <text:p text:style-name="P295">?: (тернарная условная операция),</text:p>
        </text:list-item>
        <text:list-item>
          <text:p text:style-name="P295">= (присваивание), *=, /=, +=, -=, &lt;&lt;=, &gt;&gt;=, &gt;&gt;&gt;=, &amp;=, ^=, |= (присваивание с операцией),</text:p>
        </text:list-item>
        <text:list-item>
          <text:p text:style-name="P295">, (множественное вычисление)</text:p>
        </text:list-item>
      </text:list>
      <text:p text:style-name="P21">Кроме того, это <text:span text:style-name="T48">числа, строки, регулярные выражения.</text:span></text:p>
      <text:p text:style-name="P20"><text:span text:style-name="T48">Комментарии </text:span><text:span text:style-name="T49">и пробелы</text:span><text:span text:style-name="T48"> мы будем отбрасывать на этапе лексического анализа. </text:span><text:span text:style-name="T50">Лексемам дадим читаемые имена.</text:span></text:p>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Токен/лексема</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 text:c="11"/></text:span><text:span text:style-name="T21">//</text:span><text:span text:style-name="T7"> </text:span><text:span text:style-name="T21">Конец</text:span><text:span text:style-name="T7"> </text:span><text:span text:style-name="T21">потока</text:span></text:p>
      <text:p text:style-name="КОД"><text:span text:style-name="T7"><text:s text:c="4"/></text:span><text:span text:style-name="T2">Break</text:span>,<text:span text:style-name="T7"> <text:s text:c="13"/></text:span><text:span text:style-name="T21">//</text:span><text:span text:style-name="T7"> </text:span><text:span text:style-name="T21">break</text:span></text:p>
      <text:p text:style-name="КОД"><text:span text:style-name="T7"><text:s text:c="4"/></text:span><text:span text:style-name="T2">Case</text:span>,<text:span text:style-name="T7"> <text:s text:c="14"/></text:span><text:span text:style-name="T21">//</text:span><text:span text:style-name="T7"> </text:span><text:span text:style-name="T21">case</text:span></text:p>
      <text:p text:style-name="КОД"><text:span text:style-name="T7"><text:s text:c="4"/></text:span><text:span text:style-name="T2">Catch</text:span>,<text:span text:style-name="T7"> <text:s text:c="13"/></text:span><text:span text:style-name="T21">//</text:span><text:span text:style-name="T7"> </text:span><text:span text:style-name="T21">catch</text:span></text:p>
      <text:p text:style-name="КОД"><text:span text:style-name="T7"><text:s text:c="4"/></text:span><text:span text:style-name="T2">Class</text:span>,<text:span text:style-name="T7"> <text:s text:c="13"/></text:span><text:span text:style-name="T21">//</text:span><text:span text:style-name="T7"> </text:span><text:span text:style-name="T21">class</text:span></text:p>
      <text:p text:style-name="КОД"><text:span text:style-name="T7"><text:s text:c="4"/></text:span><text:span text:style-name="T2">Const</text:span>,<text:span text:style-name="T7"> <text:s text:c="13"/></text:span><text:span text:style-name="T21">//</text:span><text:span text:style-name="T7"> </text:span><text:span text:style-name="T21">const</text:span></text:p>
      <text:p text:style-name="КОД"><text:span text:style-name="T7"><text:s text:c="4"/></text:span><text:span text:style-name="T2">Continue</text:span>,<text:span text:style-name="T7"> <text:s text:c="10"/></text:span><text:span text:style-name="T21">//</text:span><text:span text:style-name="T7"> </text:span><text:span text:style-name="T21">continue</text:span></text:p>
      <text:p text:style-name="КОД"><text:span text:style-name="T7"><text:s text:c="4"/></text:span><text:span text:style-name="T2">Debugger</text:span>,<text:span text:style-name="T7"> <text:s text:c="10"/></text:span><text:span text:style-name="T21">//</text:span><text:span text:style-name="T7"> </text:span><text:span text:style-name="T21">debugger</text:span></text:p>
      <text:p text:style-name="КОД"><text:span text:style-name="T7"><text:s text:c="4"/></text:span><text:span text:style-name="T2">Default</text:span>,<text:span text:style-name="T7"> <text:s text:c="11"/></text:span><text:span text:style-name="T21">//</text:span><text:span text:style-name="T7"> </text:span><text:span text:style-name="T21">default</text:span></text:p>
      <text:p text:style-name="КОД"><text:span text:style-name="T7"><text:s text:c="4"/></text:span><text:span text:style-name="T2">Delete</text:span>,<text:span text:style-name="T7"> <text:s text:c="12"/></text:span><text:span text:style-name="T21">//</text:span><text:span text:style-name="T7"> </text:span><text:span text:style-name="T21">delete</text:span></text:p>
      <text:p text:style-name="КОД"><text:span text:style-name="T7"><text:s text:c="4"/></text:span><text:span text:style-name="T2">Do</text:span>,<text:span text:style-name="T7"> <text:s text:c="16"/></text:span><text:span text:style-name="T21">//</text:span><text:span text:style-name="T7"> </text:span><text:span text:style-name="T21">do</text:span></text:p>
      <text:p text:style-name="КОД"><text:span text:style-name="T7"><text:s text:c="4"/></text:span><text:span text:style-name="T2">Else</text:span>,<text:span text:style-name="T7"> <text:s text:c="14"/></text:span><text:span text:style-name="T21">//</text:span><text:span text:style-name="T7"> </text:span><text:span text:style-name="T21">else</text:span></text:p>
      <text:p text:style-name="КОД"><text:span text:style-name="T7"><text:s text:c="4"/></text:span><text:span text:style-name="T2">Enum</text:span>,<text:span text:style-name="T7"> <text:s text:c="14"/></text:span><text:span text:style-name="T21">//</text:span><text:span text:style-name="T7"> </text:span><text:span text:style-name="T21">enum</text:span></text:p>
      <text:p text:style-name="КОД"><text:span text:style-name="T7"><text:s text:c="4"/></text:span><text:span text:style-name="T2">Export</text:span>,<text:span text:style-name="T7"> <text:s text:c="12"/></text:span><text:span text:style-name="T21">//</text:span><text:span text:style-name="T7"> </text:span><text:span text:style-name="T21">export</text:span></text:p>
      <text:p text:style-name="КОД"><text:span text:style-name="T7"><text:s text:c="4"/></text:span><text:span text:style-name="T2">Extends</text:span>,<text:span text:style-name="T7"> <text:s text:c="11"/></text:span><text:span text:style-name="T21">//</text:span><text:span text:style-name="T7"> </text:span><text:span text:style-name="T21">extends</text:span></text:p>
      <text:p text:style-name="КОД"><text:span text:style-name="T7"><text:s text:c="4"/></text:span><text:span text:style-name="T2">Finally</text:span>,<text:span text:style-name="T7"> <text:s text:c="11"/></text:span><text:span text:style-name="T21">//</text:span><text:span text:style-name="T7"> </text:span><text:span text:style-name="T21">finally</text:span></text:p>
      <text:p text:style-name="КОД"><text:span text:style-name="T7"><text:s text:c="4"/></text:span><text:span text:style-name="T2">For</text:span>,<text:span text:style-name="T7"> <text:s text:c="15"/></text:span><text:span text:style-name="T21">//</text:span><text:span text:style-name="T7"> </text:span><text:span text:style-name="T21">for</text:span></text:p>
      <text:p text:style-name="КОД"><text:span text:style-name="T7"><text:s text:c="4"/></text:span><text:span text:style-name="T2">Function</text:span>,<text:span text:style-name="T7"> <text:s text:c="10"/></text:span><text:span text:style-name="T21">//</text:span><text:span text:style-name="T7"> </text:span><text:span text:style-name="T21">function</text:span></text:p>
      <text:p text:style-name="КОД"><text:span text:style-name="T7"><text:s text:c="4"/></text:span><text:span text:style-name="T2">If</text:span>,<text:span text:style-name="T7"> <text:s text:c="16"/></text:span><text:span text:style-name="T21">//</text:span><text:span text:style-name="T7"> </text:span><text:span text:style-name="T21">if</text:span></text:p>
      <text:p text:style-name="КОД"><text:span text:style-name="T7"><text:s text:c="4"/></text:span><text:span text:style-name="T2">Implements</text:span>,<text:span text:style-name="T7"> <text:s text:c="8"/></text:span><text:span text:style-name="T21">//</text:span><text:span text:style-name="T7"> </text:span><text:span text:style-name="T21">implements</text:span></text:p>
      <text:p text:style-name="КОД"><text:span text:style-name="T7"><text:s text:c="4"/></text:span><text:span text:style-name="T2">Import</text:span>,<text:span text:style-name="T7"> <text:s text:c="12"/></text:span><text:span text:style-name="T21">//</text:span><text:span text:style-name="T7"> </text:span><text:span text:style-name="T21">import</text:span></text:p>
      <text:p text:style-name="КОД"><text:span text:style-name="T7"><text:s text:c="4"/></text:span><text:span text:style-name="T2">In</text:span>,<text:span text:style-name="T7"> <text:s text:c="16"/></text:span><text:span text:style-name="T21">//</text:span><text:span text:style-name="T7"> </text:span><text:span text:style-name="T21">in</text:span></text:p>
      <text:p text:style-name="КОД"><text:span text:style-name="T7"><text:s text:c="4"/></text:span><text:span text:style-name="T2">Instanceof</text:span>,<text:span text:style-name="T7"> <text:s text:c="8"/></text:span><text:span text:style-name="T21">//</text:span><text:span text:style-name="T7"> </text:span><text:span text:style-name="T21">instanceof</text:span></text:p>
      <text:p text:style-name="КОД"><text:span text:style-name="T7"><text:s text:c="4"/></text:span><text:span text:style-name="T2">Interface</text:span>,<text:span text:style-name="T7"> <text:s text:c="9"/></text:span><text:span text:style-name="T21">//</text:span><text:span text:style-name="T7"> </text:span><text:span text:style-name="T21">interface</text:span></text:p>
      <text:p text:style-name="КОД"><text:span text:style-name="T7"><text:s text:c="4"/></text:span><text:span text:style-name="T2">Let</text:span>,<text:span text:style-name="T7"> <text:s text:c="15"/></text:span><text:span text:style-name="T21">//</text:span><text:span text:style-name="T7"> </text:span><text:span text:style-name="T21">let</text:span></text:p>
      <text:p text:style-name="КОД"><text:span text:style-name="T7"><text:s text:c="4"/></text:span><text:span text:style-name="T2">New</text:span>,<text:span text:style-name="T7"> <text:s text:c="15"/></text:span><text:span text:style-name="T21">//</text:span><text:span text:style-name="T7"> </text:span><text:span text:style-name="T21">new</text:span></text:p>
      <text:p text:style-name="КОД"><text:span text:style-name="T7"><text:s text:c="4"/></text:span><text:span text:style-name="T2">Package</text:span>,<text:span text:style-name="T7"> <text:s text:c="11"/></text:span><text:span text:style-name="T21">//</text:span><text:span text:style-name="T7"> </text:span><text:span text:style-name="T21">package</text:span></text:p>
      <text:p text:style-name="КОД"><text:span text:style-name="T7"><text:s text:c="4"/></text:span><text:span text:style-name="T2">Private</text:span>,<text:span text:style-name="T7"> <text:s text:c="11"/></text:span><text:span text:style-name="T21">//</text:span><text:span text:style-name="T7"> </text:span><text:span text:style-name="T21">private</text:span></text:p>
      <text:p text:style-name="КОД"><text:span text:style-name="T7"><text:s text:c="4"/></text:span><text:span text:style-name="T2">Protected</text:span>,<text:span text:style-name="T7"> <text:s text:c="9"/></text:span><text:span text:style-name="T21">//</text:span><text:span text:style-name="T7"> </text:span><text:span text:style-name="T21">protected</text:span></text:p>
      <text:p text:style-name="КОД"><text:soft-page-break/><text:span text:style-name="T7"><text:s text:c="4"/></text:span><text:span text:style-name="T2">Public</text:span>,<text:span text:style-name="T7"> <text:s text:c="12"/></text:span><text:span text:style-name="T21">//</text:span><text:span text:style-name="T7"> </text:span><text:span text:style-name="T21">public</text:span></text:p>
      <text:p text:style-name="КОД"><text:span text:style-name="T7"><text:s text:c="4"/></text:span><text:span text:style-name="T2">Return</text:span>,<text:span text:style-name="T7"> <text:s text:c="12"/></text:span><text:span text:style-name="T21">//</text:span><text:span text:style-name="T7"> </text:span><text:span text:style-name="T21">return</text:span></text:p>
      <text:p text:style-name="КОД"><text:span text:style-name="T7"><text:s text:c="4"/></text:span><text:span text:style-name="T2">Static</text:span>,<text:span text:style-name="T7"> <text:s text:c="12"/></text:span><text:span text:style-name="T21">//</text:span><text:span text:style-name="T7"> </text:span><text:span text:style-name="T21">static</text:span></text:p>
      <text:p text:style-name="КОД"><text:span text:style-name="T7"><text:s text:c="4"/></text:span><text:span text:style-name="T2">Super</text:span>,<text:span text:style-name="T7"> <text:s text:c="13"/></text:span><text:span text:style-name="T21">//</text:span><text:span text:style-name="T7"> </text:span><text:span text:style-name="T21">super</text:span></text:p>
      <text:p text:style-name="КОД"><text:span text:style-name="T7"><text:s text:c="4"/></text:span><text:span text:style-name="T2">Switch</text:span>,<text:span text:style-name="T7"> <text:s text:c="12"/></text:span><text:span text:style-name="T21">//</text:span><text:span text:style-name="T7"> </text:span><text:span text:style-name="T21">switch</text:span></text:p>
      <text:p text:style-name="КОД"><text:span text:style-name="T7"><text:s text:c="4"/></text:span><text:span text:style-name="T2">This</text:span>,<text:span text:style-name="T7"> <text:s text:c="14"/></text:span><text:span text:style-name="T21">//</text:span><text:span text:style-name="T7"> </text:span><text:span text:style-name="T21">this</text:span></text:p>
      <text:p text:style-name="КОД"><text:span text:style-name="T7"><text:s text:c="4"/></text:span><text:span text:style-name="T2">Throw</text:span>,<text:span text:style-name="T7"> <text:s text:c="13"/></text:span><text:span text:style-name="T21">//</text:span><text:span text:style-name="T7"> </text:span><text:span text:style-name="T21">throw</text:span></text:p>
      <text:p text:style-name="КОД"><text:span text:style-name="T7"><text:s text:c="4"/></text:span><text:span text:style-name="T2">Try</text:span>,<text:span text:style-name="T7"> <text:s text:c="15"/></text:span><text:span text:style-name="T21">//</text:span><text:span text:style-name="T7"> </text:span><text:span text:style-name="T21">try</text:span></text:p>
      <text:p text:style-name="КОД"><text:span text:style-name="T7"><text:s text:c="4"/></text:span><text:span text:style-name="T2">Typeof</text:span>,<text:span text:style-name="T7"> <text:s text:c="12"/></text:span><text:span text:style-name="T21">//</text:span><text:span text:style-name="T7"> </text:span><text:span text:style-name="T21">typeof</text:span></text:p>
      <text:p text:style-name="КОД"><text:span text:style-name="T7"><text:s text:c="4"/></text:span><text:span text:style-name="T2">Var</text:span>,<text:span text:style-name="T7"> <text:s text:c="15"/></text:span><text:span text:style-name="T21">//</text:span><text:span text:style-name="T7"> </text:span><text:span text:style-name="T21">var</text:span></text:p>
      <text:p text:style-name="КОД"><text:span text:style-name="T7"><text:s text:c="4"/></text:span><text:span text:style-name="T2">Void</text:span>,<text:span text:style-name="T7"> <text:s text:c="14"/></text:span><text:span text:style-name="T21">//</text:span><text:span text:style-name="T7"> </text:span><text:span text:style-name="T21">void</text:span></text:p>
      <text:p text:style-name="КОД"><text:span text:style-name="T7"><text:s text:c="4"/></text:span><text:span text:style-name="T2">While</text:span>,<text:span text:style-name="T7"> <text:s text:c="13"/></text:span><text:span text:style-name="T21">//</text:span><text:span text:style-name="T7"> </text:span><text:span text:style-name="T21">while</text:span></text:p>
      <text:p text:style-name="КОД"><text:span text:style-name="T7"><text:s text:c="4"/></text:span><text:span text:style-name="T2">With</text:span>,<text:span text:style-name="T7"> <text:s text:c="14"/></text:span><text:span text:style-name="T21">//</text:span><text:span text:style-name="T7"> </text:span><text:span text:style-name="T21">with</text:span></text:p>
      <text:p text:style-name="КОД"><text:span text:style-name="T7"><text:s text:c="4"/></text:span><text:span text:style-name="T2">Yield</text:span>,<text:span text:style-name="T7"> <text:s text:c="13"/></text:span><text:span text:style-name="T21">//</text:span><text:span text:style-name="T7"> </text:span><text:span text:style-name="T21">yield</text:span></text:p>
      <text:p text:style-name="КОД"><text:span text:style-name="T7"><text:s text:c="4"/></text:span><text:span text:style-name="T2">Dot</text:span>,<text:span text:style-name="T7"> <text:s text:c="15"/></text:span><text:span text:style-name="T21">//</text:span><text:span text:style-name="T7"> </text:span><text:span text:style-name="T21">.</text:span></text:p>
      <text:p text:style-name="КОД"><text:span text:style-name="T7"><text:s text:c="4"/></text:span><text:span text:style-name="T2">LeftParenth</text:span>,<text:span text:style-name="T7"> <text:s text:c="7"/></text:span><text:span text:style-name="T21">//</text:span><text:span text:style-name="T7"> </text:span><text:span text:style-name="T21">(</text:span></text:p>
      <text:p text:style-name="КОД"><text:span text:style-name="T7"><text:s text:c="4"/></text:span><text:span text:style-name="T2">LeftBrace</text:span>,<text:span text:style-name="T7"> <text:s text:c="9"/></text:span><text:span text:style-name="T21">//</text:span><text:span text:style-name="T7"> </text:span><text:span text:style-name="T21">{</text:span></text:p>
      <text:p text:style-name="КОД"><text:span text:style-name="T7"><text:s text:c="4"/></text:span><text:span text:style-name="T2">LeftBracket</text:span>,<text:span text:style-name="T7"> <text:s text:c="7"/></text:span><text:span text:style-name="T21">//</text:span><text:span text:style-name="T7"> </text:span><text:span text:style-name="T21">[</text:span></text:p>
      <text:p text:style-name="КОД"><text:span text:style-name="T7"><text:s text:c="4"/></text:span><text:span text:style-name="T2">RightParenth</text:span>,<text:span text:style-name="T7"> <text:s text:c="6"/></text:span><text:span text:style-name="T21">//</text:span><text:span text:style-name="T7"> </text:span><text:span text:style-name="T21">)</text:span></text:p>
      <text:p text:style-name="КОД"><text:span text:style-name="T7"><text:s text:c="4"/></text:span><text:span text:style-name="T2">RightBrace</text:span>,<text:span text:style-name="T7"> <text:s text:c="8"/></text:span><text:span text:style-name="T21">//</text:span><text:span text:style-name="T7"> </text:span><text:span text:style-name="T21">}</text:span></text:p>
      <text:p text:style-name="КОД"><text:span text:style-name="T7"><text:s text:c="4"/></text:span><text:span text:style-name="T2">RightBracket</text:span>,<text:span text:style-name="T7"> <text:s text:c="6"/></text:span><text:span text:style-name="T21">//</text:span><text:span text:style-name="T7"> </text:span><text:span text:style-name="T21">]</text:span></text:p>
      <text:p text:style-name="КОД"><text:span text:style-name="T7"><text:s text:c="4"/></text:span><text:span text:style-name="T2">Plus</text:span>,<text:span text:style-name="T7"> <text:s text:c="14"/></text:span><text:span text:style-name="T21">//</text:span><text:span text:style-name="T7"> </text:span><text:span text:style-name="T21">+</text:span></text:p>
      <text:p text:style-name="КОД"><text:span text:style-name="T7"><text:s text:c="4"/></text:span><text:span text:style-name="T2">Minus</text:span>,<text:span text:style-name="T7"> <text:s text:c="13"/></text:span><text:span text:style-name="T21">//</text:span><text:span text:style-name="T7"> </text:span><text:span text:style-name="T21">-</text:span></text:p>
      <text:p text:style-name="КОД"><text:span text:style-name="T7"><text:s text:c="4"/></text:span><text:span text:style-name="T2">PlusPlus</text:span>,<text:span text:style-name="T7"> <text:s text:c="10"/></text:span><text:span text:style-name="T21">//</text:span><text:span text:style-name="T7"> </text:span><text:span text:style-name="T21">++</text:span></text:p>
      <text:p text:style-name="КОД"><text:span text:style-name="T7"><text:s text:c="4"/></text:span><text:span text:style-name="T2">MinusMinus</text:span>,<text:span text:style-name="T7"> <text:s text:c="8"/></text:span><text:span text:style-name="T21">//</text:span><text:span text:style-name="T7"> </text:span><text:span text:style-name="T21">--</text:span></text:p>
      <text:p text:style-name="КОД"><text:span text:style-name="T7"><text:s text:c="4"/></text:span><text:span text:style-name="T2">Caret</text:span>,<text:span text:style-name="T7"> <text:s text:c="13"/></text:span><text:span text:style-name="T21">//</text:span><text:span text:style-name="T7"> </text:span><text:span text:style-name="T21">^</text:span></text:p>
      <text:p text:style-name="КОД"><text:span text:style-name="T7"><text:s text:c="4"/></text:span><text:span text:style-name="T2">Exclamation</text:span>,<text:span text:style-name="T7"> <text:s text:c="7"/></text:span><text:span text:style-name="T21">//</text:span><text:span text:style-name="T7"> </text:span><text:span text:style-name="T21">!</text:span></text:p>
      <text:p text:style-name="КОД"><text:span text:style-name="T7"><text:s text:c="4"/></text:span><text:span text:style-name="T2">Asterisk</text:span>,<text:span text:style-name="T7"> <text:s text:c="10"/></text:span><text:span text:style-name="T21">//</text:span><text:span text:style-name="T7"> </text:span><text:span text:style-name="T21">*</text:span></text:p>
      <text:p text:style-name="КОД"><text:span text:style-name="T7"><text:s text:c="4"/></text:span><text:span text:style-name="T2">Slash</text:span>,<text:span text:style-name="T7"> <text:s text:c="13"/></text:span><text:span text:style-name="T21">//</text:span><text:span text:style-name="T7"> </text:span><text:span text:style-name="T21">/</text:span></text:p>
      <text:p text:style-name="КОД"><text:span text:style-name="T7"><text:s text:c="4"/></text:span><text:span text:style-name="T2">Percent</text:span>,<text:span text:style-name="T7"> <text:s text:c="11"/></text:span><text:span text:style-name="T21">//</text:span><text:span text:style-name="T7"> </text:span><text:span text:style-name="T21">%</text:span></text:p>
      <text:p text:style-name="КОД"><text:span text:style-name="T7"><text:s text:c="4"/></text:span><text:span text:style-name="T2">LShift</text:span>,<text:span text:style-name="T7"> <text:s text:c="12"/></text:span><text:span text:style-name="T21">//</text:span><text:span text:style-name="T7"> </text:span><text:span text:style-name="T21">&lt;&lt;</text:span></text:p>
      <text:p text:style-name="КОД"><text:span text:style-name="T7"><text:s text:c="4"/></text:span><text:span text:style-name="T2">RShift</text:span>,<text:span text:style-name="T7"> <text:s text:c="12"/></text:span><text:span text:style-name="T21">//</text:span><text:span text:style-name="T7"> </text:span><text:span text:style-name="T21">&gt;&gt;</text:span></text:p>
      <text:p text:style-name="КОД"><text:span text:style-name="T7"><text:s text:c="4"/></text:span><text:span text:style-name="T2">RShiftZero</text:span>,<text:span text:style-name="T7"> <text:s text:c="8"/></text:span><text:span text:style-name="T21">//</text:span><text:span text:style-name="T7"> </text:span><text:span text:style-name="T21">&gt;&gt;&gt;</text:span></text:p>
      <text:p text:style-name="КОД"><text:span text:style-name="T7"><text:s text:c="4"/></text:span><text:span text:style-name="T2">Less</text:span>,<text:span text:style-name="T7"> <text:s text:c="14"/></text:span><text:span text:style-name="T21">//</text:span><text:span text:style-name="T7"> </text:span><text:span text:style-name="T21">&lt;</text:span></text:p>
      <text:p text:style-name="КОД"><text:span text:style-name="T7"><text:s text:c="4"/></text:span><text:span text:style-name="T2">LessEqual</text:span>,<text:span text:style-name="T7"> <text:s text:c="9"/></text:span><text:span text:style-name="T21">//</text:span><text:span text:style-name="T7"> </text:span><text:span text:style-name="T21">&lt;=</text:span></text:p>
      <text:p text:style-name="КОД"><text:span text:style-name="T7"><text:s text:c="4"/></text:span><text:span text:style-name="T2">Greater</text:span>,<text:span text:style-name="T7"> <text:s text:c="11"/></text:span><text:span text:style-name="T21">//</text:span><text:span text:style-name="T7"> </text:span><text:span text:style-name="T21">&gt;</text:span></text:p>
      <text:p text:style-name="КОД"><text:span text:style-name="T7"><text:s text:c="4"/></text:span><text:span text:style-name="T2">GreaterEqual</text:span>,<text:span text:style-name="T7"> <text:s text:c="6"/></text:span><text:span text:style-name="T21">//</text:span><text:span text:style-name="T7"> </text:span><text:span text:style-name="T21">&gt;=</text:span></text:p>
      <text:p text:style-name="КОД"><text:span text:style-name="T7"><text:s text:c="4"/></text:span><text:span text:style-name="T2">Equal</text:span>,<text:span text:style-name="T7"> <text:s text:c="13"/></text:span><text:span text:style-name="T21">//</text:span><text:span text:style-name="T7"> </text:span><text:span text:style-name="T21">==</text:span></text:p>
      <text:p text:style-name="КОД"><text:span text:style-name="T7"><text:s text:c="4"/></text:span><text:span text:style-name="T2">NotEqual</text:span>,<text:span text:style-name="T7"> <text:s text:c="10"/></text:span><text:span text:style-name="T21">//</text:span><text:span text:style-name="T7"> </text:span><text:span text:style-name="T21">!=</text:span></text:p>
      <text:p text:style-name="КОД"><text:span text:style-name="T7"><text:s text:c="4"/></text:span><text:span text:style-name="T2">Identity</text:span>,<text:span text:style-name="T7"> <text:s text:c="10"/></text:span><text:span text:style-name="T21">//</text:span><text:span text:style-name="T7"> </text:span><text:span text:style-name="T21">===</text:span></text:p>
      <text:p text:style-name="КОД"><text:span text:style-name="T7"><text:s text:c="4"/></text:span><text:span text:style-name="T2">NotIdentity</text:span>,<text:span text:style-name="T7"> <text:s text:c="7"/></text:span><text:span text:style-name="T21">//</text:span><text:span text:style-name="T7"> </text:span><text:span text:style-name="T21">!==</text:span></text:p>
      <text:p text:style-name="КОД"><text:span text:style-name="T7"><text:s text:c="4"/></text:span><text:span text:style-name="T2">Ampersand</text:span>,<text:span text:style-name="T7"> <text:s text:c="9"/></text:span><text:span text:style-name="T21">//</text:span><text:span text:style-name="T7"> </text:span><text:span text:style-name="T21">&amp;</text:span></text:p>
      <text:p text:style-name="КОД"><text:span text:style-name="T7"><text:s text:c="4"/></text:span><text:span text:style-name="T2">Vertical</text:span>,<text:span text:style-name="T7"> <text:s text:c="10"/></text:span><text:span text:style-name="T21">//</text:span><text:span text:style-name="T7"> </text:span><text:span text:style-name="T21">|</text:span></text:p>
      <text:p text:style-name="КОД"><text:span text:style-name="T7"><text:s text:c="4"/></text:span><text:span text:style-name="T2">LogicalAnd</text:span>,<text:span text:style-name="T7"> <text:s text:c="8"/></text:span><text:span text:style-name="T21">//</text:span><text:span text:style-name="T7"> </text:span><text:span text:style-name="T21">&amp;&amp;</text:span></text:p>
      <text:p text:style-name="КОД"><text:span text:style-name="T7"><text:s text:c="4"/></text:span><text:span text:style-name="T2">LogicalOr</text:span>,<text:span text:style-name="T7"> <text:s text:c="9"/></text:span><text:span text:style-name="T21">//</text:span><text:span text:style-name="T7"> </text:span><text:span text:style-name="T21">||</text:span></text:p>
      <text:p text:style-name="КОД"><text:span text:style-name="T7"><text:s text:c="4"/></text:span><text:span text:style-name="T2">Question</text:span>,<text:span text:style-name="T7"> <text:s text:c="10"/></text:span><text:span text:style-name="T21">//</text:span><text:span text:style-name="T7"> </text:span><text:span text:style-name="T21">?</text:span></text:p>
      <text:p text:style-name="КОД"><text:span text:style-name="T7"><text:s text:c="4"/></text:span><text:span text:style-name="T2">Colon</text:span>,<text:span text:style-name="T7"> <text:s text:c="13"/></text:span><text:span text:style-name="T21">//</text:span><text:span text:style-name="T7"> </text:span><text:span text:style-name="T21">:</text:span></text:p>
      <text:p text:style-name="КОД"><text:span text:style-name="T7"><text:s text:c="4"/></text:span><text:span text:style-name="T2">Assign</text:span>,<text:span text:style-name="T7"> <text:s text:c="12"/></text:span><text:span text:style-name="T21">//</text:span><text:span text:style-name="T7"> </text:span><text:span text:style-name="T21">=</text:span></text:p>
      <text:p text:style-name="КОД"><text:span text:style-name="T7"><text:s text:c="4"/></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2">LShiftAssign</text:span>,<text:span text:style-name="T7"> <text:s text:c="6"/></text:span><text:span text:style-name="T21">//</text:span><text:span text:style-name="T7"> </text:span><text:span text:style-name="T21">&lt;&lt;=</text:span></text:p>
      <text:p text:style-name="КОД"><text:span text:style-name="T7"><text:s text:c="4"/></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2">BitAndAssign</text:span>,<text:span text:style-name="T7"> <text:s text:c="6"/></text:span><text:span text:style-name="T21">//</text:span><text:span text:style-name="T7"> </text:span><text:span text:style-name="T21">&amp;=</text:span></text:p>
      <text:p text:style-name="КОД"><text:span text:style-name="T7"><text:s text:c="4"/></text:span><text:span text:style-name="T2">XorAssign</text:span>,<text:span text:style-name="T7"> <text:s text:c="9"/></text:span><text:span text:style-name="T21">//</text:span><text:span text:style-name="T7"> </text:span><text:span text:style-name="T21">^=</text:span></text:p>
      <text:p text:style-name="КОД"><text:span text:style-name="T7"><text:s text:c="4"/></text:span><text:span text:style-name="T2">BitOrAssign</text:span>,<text:span text:style-name="T7"> <text:s text:c="7"/></text:span><text:span text:style-name="T21">//</text:span><text:span text:style-name="T7"> </text:span><text:span text:style-name="T21">|=</text:span></text:p>
      <text:p text:style-name="КОД"><text:span text:style-name="T7"><text:s text:c="4"/></text:span><text:span text:style-name="T2">Comma</text:span>,<text:span text:style-name="T7"> <text:s text:c="13"/></text:span><text:span text:style-name="T21">//</text:span><text:span text:style-name="T7"> </text:span><text:span text:style-name="T21">,</text:span></text:p>
      <text:p text:style-name="КОД"><text:span text:style-name="T7"><text:s text:c="4"/></text:span><text:span text:style-name="T2">Semicolon</text:span>,<text:span text:style-name="T7"> <text:s text:c="9"/></text:span><text:span text:style-name="T21">//</text:span><text:span text:style-name="T7"> </text:span><text:span text:style-name="T21">;</text:span></text:p>
      <text:p text:style-name="КОД"><text:span text:style-name="T7"><text:s text:c="4"/></text:span><text:span text:style-name="T2">RealNumber</text:span>,<text:span text:style-name="T7"> <text:s text:c="8"/></text:span><text:span text:style-name="T21">//</text:span><text:span text:style-name="T7"> </text:span><text:span text:style-name="T21">действительное</text:span><text:span text:style-name="T7"> </text:span><text:span text:style-name="T21">число</text:span></text:p>
      <text:p text:style-name="КОД"><text:span text:style-name="T7"><text:s text:c="4"/></text:span><text:span text:style-name="T2">IntegerNumber</text:span>,<text:span text:style-name="T7"> <text:s text:c="5"/></text:span><text:span text:style-name="T21">//</text:span><text:span text:style-name="T7"> </text:span><text:span text:style-name="T21">целое</text:span><text:span text:style-name="T7"> </text:span><text:span text:style-name="T21">число</text:span></text:p>
      <text:p text:style-name="P233"><text:span text:style-name="T7"><text:s text:c="4"/></text:span><text:span text:style-name="T4">QuotedString</text:span>,<text:span text:style-name="T7"> <text:s text:c="6"/></text:span><text:span text:style-name="T21">//</text:span><text:span text:style-name="T7"> </text:span><text:span text:style-name="T21">строка</text:span><text:span text:style-name="T7"> </text:span><text:span text:style-name="T21">в</text:span><text:span text:style-name="T7"> </text:span><text:span text:style-name="T21">кавычках</text:span></text:p>
      <text:p text:style-name="КОД"><text:s text:c="4"/><text:span text:style-name="T4">Identifier</text:span>,<text:span text:style-name="T7"> <text:s text:c="8"/></text:span><text:span text:style-name="T21">//</text:span><text:span text:style-name="T7"> </text:span><text:span text:style-name="T21">идентификатор</text:span></text:p>
      <text:p text:style-name="КОД"><text:soft-page-break/></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7">*</text:span><text:span text:style-name="T7"> </text:span><text:span text:style-name="T29">@file</text:span><text:span text:style-name="T7"> </text:span><text:span text:style-name="T27">keyword.h</text:span></text:p>
      <text:p text:style-name="КОД"><text:span text:style-name="T7"><text:s/></text:span><text:span text:style-name="T27">*</text:span><text:span text:style-name="T7"> </text:span><text:span text:style-name="T29">@brief</text:span><text:span text:style-name="T7"> </text:span><text:span text:style-name="T27">Объявление</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fndef</text:span><text:span text:style-name="T7"> </text:span><text:span text:style-name="T27">KEYWORD_H</text:span></text:p>
      <text:p text:style-name="КОД">#<text:span text:style-name="T27">define</text:span><text:span text:style-name="T7"> </text:span><text:span text:style-name="T27">KEYWORD_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ля</text:span><text:span text:style-name="T7"> </text:span><text:span text:style-name="T27">определения</text:span><text:span text:style-name="T7"> </text:span><text:span text:style-name="T27">ключевых</text:span><text:span text:style-name="T7"> </text:span><text:span text:style-name="T27">слов</text:span></text:p>
      <text:p text:style-name="КОД"><text:span text:style-name="T7"><text:s/></text:span><text:span text:style-name="T27">*/</text:span></text:p>
      <text:p text:style-name="КОД"><text:span text:style-name="T30">class</text:span><text:span text:style-name="T7"> </text:span><text:span text:style-name="T3">KeyWord</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ределяет,</text:span><text:span text:style-name="T7"> </text:span><text:span text:style-name="T27">является</text:span><text:span text:style-name="T7"> </text:span><text:span text:style-name="T27">ли</text:span><text:span text:style-name="T7"> </text:span><text:span text:style-name="T27">данная</text:span><text:span text:style-name="T7"> </text:span><text:span text:style-name="T27">строка</text:span><text:span text:style-name="T7"> </text:span><text:span text:style-name="T27">ключевым</text:span><text:span text:style-name="T7"> </text:span><text:span text:style-name="T27">словом</text:span></text:p>
      <text:p text:style-name="КОД"><text:span text:style-name="T7"><text:s text:c="5"/></text:span><text:span text:style-name="T27">*</text:span><text:span text:style-name="T7"> </text:span><text:span text:style-name="T29">@param</text:span><text:span text:style-name="T7"> </text:span><text:span text:style-name="T27">str</text:span><text:span text:style-name="T7"> </text:span><text:span text:style-name="T27">определяемое</text:span><text:span text:style-name="T7"> </text:span><text:span text:style-name="T27">строковое</text:span><text:span text:style-name="T7"> </text:span><text:span text:style-name="T27">представление</text:span><text:span text:style-name="T7"> </text:span><text:span text:style-name="T27">токен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если</text:span><text:span text:style-name="T7"> </text:span><text:span text:style-name="T27">это</text:span><text:span text:style-name="T7"> </text:span><text:span text:style-name="T27">не</text:span><text:span text:style-name="T7"> </text:span><text:span text:style-name="T27">ключевое</text:span><text:span text:style-name="T7"> </text:span><text:span text:style-name="T27">слово,</text:span><text:span text:style-name="T7"> </text:span><text:span text:style-name="T27">иначе</text:span><text:span text:style-name="T7"> </text:span><text:span text:style-name="T27">-</text:span></text:p>
      <text:p text:style-name="КОД"><text:span text:style-name="T7"><text:s text:c="5"/></text:span><text:span text:style-name="T27">*</text:span><text:span text:style-name="T7"> <text:s text:c="8"/></text:span><text:span text:style-name="T27">соответствующий</text:span><text:span text:style-name="T7"> </text:span><text:span text:style-name="T27">токен.</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2">Token</text:span><text:span text:style-name="T7"> </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7">*</text:span><text:span text:style-name="T7"> </text:span><text:span text:style-name="T29">@file</text:span><text:span text:style-name="T7"> </text:span><text:span text:style-name="T27">keyword.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keyword.h"</text:span></text:p>
      <text:p text:style-name="КОД"><text:span text:style-name="T30">namespace</text:span><text:span text:style-name="T7"> </text:span><text:span text:style-name="T3">escript</text:span><text:span text:style-name="T7"> </text:span>{</text:p>
      <text:p text:style-name="КОД"/>
      <text:p text:style-name="КОД">/**</text:p>
      <text:p text:style-name="КОД"><text:span text:style-name="T7"><text:s/></text:span><text:span text:style-name="T27">*</text:span><text:span text:style-name="T7"> </text:span><text:span text:style-name="T27">Ключевые</text:span><text:span text:style-name="T7"> </text:span><text:span text:style-name="T27">слова</text:span></text:p>
      <text:p text:style-name="КОД"><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30">char32_t</text:span><text:span text:style-name="T7"> </text:span>*<text:span text:style-name="T34">keyWords</text:span>[]<text:span text:style-name="T7"> </text:span>=<text:span text:style-name="T7"> </text:span>{</text:p>
      <text:p text:style-name="КОД"><text:span text:style-name="T7"><text:s text:c="4"/></text:span><text:span text:style-name="T21">U"break"</text:span>,<text:span text:style-name="T7"> <text:s text:c="3"/></text:span><text:span text:style-name="T21">U"case"</text:span>,<text:span text:style-name="T7"> <text:s text:c="6"/></text:span><text:span text:style-name="T21">U"catch"</text:span>,<text:span text:style-name="T7"> <text:s text:c="4"/></text:span><text:span text:style-name="T21">U"class"</text:span>,<text:span text:style-name="T7"> <text:s text:c="6"/></text:span><text:span text:style-name="T21">U"const"</text:span>,</text:p>
      <text:p text:style-name="КОД"><text:span text:style-name="T7"><text:s text:c="4"/></text:span><text:span text:style-name="T21">U"continue"</text:span>,<text:span text:style-name="T7"> </text:span><text:span text:style-name="T21">U"debugger"</text:span>, <text:s/><text:span text:style-name="T7"><text:s/></text:span><text:span text:style-name="T21">U"default"</text:span>,<text:span text:style-name="T7"> <text:s text:c="2"/></text:span><text:span text:style-name="T21">U"delete"</text:span>,<text:span text:style-name="T7"> <text:s text:c="5"/></text:span><text:span text:style-name="T21">U"do"</text:span>,</text:p>
      <text:p text:style-name="КОД"><text:span text:style-name="T7"><text:s text:c="4"/></text:span><text:span text:style-name="T21">U"else"</text:span>,<text:span text:style-name="T7"> <text:s text:c="4"/></text:span><text:span text:style-name="T21">U"enum"</text:span>,<text:span text:style-name="T7"> <text:s text:c="6"/></text:span><text:span text:style-name="T21">U"export"</text:span>,<text:span text:style-name="T7"> <text:s text:c="3"/></text:span><text:span text:style-name="T21">U"extends"</text:span>,<text:span text:style-name="T7"> <text:s text:c="4"/></text:span><text:span text:style-name="T21">U"finally"</text:span>,</text:p>
      <text:p text:style-name="КОД"><text:span text:style-name="T7"><text:s text:c="4"/></text:span><text:span text:style-name="T21">U"for"</text:span>,<text:span text:style-name="T7"> <text:s text:c="5"/></text:span><text:span text:style-name="T21">U"function"</text:span>,<text:span text:style-name="T7"> <text:s text:c="2"/></text:span><text:span text:style-name="T21">U"if"</text:span>, <text:s text:c="3"/><text:span text:style-name="T7"><text:s text:c="4"/></text:span><text:span text:style-name="T21">U"implements"</text:span>,<text:span text:style-name="T7"> <text:s/></text:span><text:span text:style-name="T21">U"import"</text:span>,</text:p>
      <text:p text:style-name="КОД"><text:span text:style-name="T7"><text:s text:c="4"/></text:span><text:span text:style-name="T21">U"in"</text:span>,<text:span text:style-name="T7"> <text:s text:c="6"/></text:span><text:span text:style-name="T21">U"instanceof"</text:span>,<text:span text:style-name="T7"> </text:span><text:span text:style-name="T21">U"interface"</text:span>,<text:span text:style-name="T7"> </text:span><text:span text:style-name="T21">U"let"</text:span>,<text:span text:style-name="T7"> <text:s text:c="8"/></text:span><text:span text:style-name="T21">U"new"</text:span>,</text:p>
      <text:p text:style-name="КОД"><text:span text:style-name="T7"><text:s text:c="4"/></text:span><text:span text:style-name="T21">U"package"</text:span>,<text:span text:style-name="T7"> <text:s/></text:span><text:span text:style-name="T21">U"private"</text:span>,<text:span text:style-name="T7"> <text:s text:c="3"/></text:span><text:span text:style-name="T21">U"protected"</text:span>,<text:span text:style-name="T7"> </text:span><text:span text:style-name="T21">U"public"</text:span>,<text:span text:style-name="T7"> <text:s text:c="5"/></text:span><text:span text:style-name="T21">U"return"</text:span>,</text:p>
      <text:p text:style-name="КОД"><text:span text:style-name="T7"><text:s text:c="4"/></text:span><text:span text:style-name="T21">U"static"</text:span>,<text:span text:style-name="T7"> <text:s text:c="2"/></text:span><text:span text:style-name="T21">U"super"</text:span>,<text:span text:style-name="T7"> <text:s text:c="5"/></text:span><text:span text:style-name="T21">U"switch"</text:span>,<text:span text:style-name="T7"> <text:s text:c="3"/></text:span><text:span text:style-name="T21">U"this"</text:span>,<text:span text:style-name="T7"> <text:s text:c="7"/></text:span><text:span text:style-name="T21">U"throw"</text:span>,</text:p>
      <text:p text:style-name="КОД"><text:span text:style-name="T7"><text:s text:c="4"/></text:span><text:span text:style-name="T21">U"try"</text:span>,<text:span text:style-name="T7"> <text:s text:c="5"/></text:span><text:span text:style-name="T21">U"typeof"</text:span>,<text:span text:style-name="T7"> <text:s text:c="4"/></text:span><text:span text:style-name="T21">U"var"</text:span>,<text:span text:style-name="T7"> <text:s text:c="6"/></text:span><text:span text:style-name="T21">U"void"</text:span>,<text:span text:style-name="T7"> <text:s text:c="7"/></text:span><text:span text:style-name="T21">U"while"</text:span>,</text:p>
      <text:p text:style-name="КОД"><text:span text:style-name="T7"><text:s text:c="4"/></text:span><text:span text:style-name="T21">U"with"</text:span>,<text:span text:style-name="T7"> <text:s text:c="4"/></text:span><text:span text:style-name="T21">U"yield"</text:span>,</text:p>
      <text:p text:style-name="КОД">};</text:p>
      <text:p text:style-name="КОД"/>
      <text:p text:style-name="КОД">/**</text:p>
      <text:p text:style-name="КОД"><text:span text:style-name="T7"><text:s/></text:span><text:span text:style-name="T27">*</text:span><text:span text:style-name="T7"> </text:span><text:span text:style-name="T27">Токены,</text:span><text:span text:style-name="T7"> </text:span><text:span text:style-name="T27">соответствующие</text:span><text:span text:style-name="T7"> </text:span><text:span text:style-name="T27">ключевым</text:span><text:span text:style-name="T7"> </text:span><text:span text:style-name="T27">словам</text:span></text:p>
      <text:p text:style-name="КОД"><text:soft-page-break/><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2">Token</text:span><text:span text:style-name="T7"> </text:span><text:span text:style-name="T3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28"/>
      <text:p text:style-name="КОД"><text:span text:style-name="T2">Token</text:span><text:span text:style-name="T7"> </text:span><text:span text:style-name="T2">KeyWord</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3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30">if</text:span><text:span text:style-name="T7"> </text:span>(<text:span text:style-name="T12">keyWordsHash</text:span>.<text:span text:style-name="T16">empty</text:span>())<text:span text:style-name="T7"> </text:span>{</text:p>
      <text:p text:style-name="КОД"><text:span text:style-name="T7"><text:s text:c="8"/></text:span><text:span text:style-name="T30">int</text:span><text:span text:style-name="T7"> </text:span><text:span text:style-name="T12">i</text:span><text:span text:style-name="T7"> </text:span>=<text:span text:style-name="T7"> </text:span><text:span text:style-name="T27">0</text:span>;</text:p>
      <text:p text:style-name="КОД"><text:span text:style-name="T7"><text:s text:c="8"/></text:span><text:span text:style-name="T30">for</text:span><text:span text:style-name="T7"> </text:span>(<text:span text:style-name="T30">auto</text:span><text:span text:style-name="T7"> </text:span>&amp;<text:span text:style-name="T12">t</text:span><text:span text:style-name="T7"> </text:span>:<text:span text:style-name="T7"> </text:span><text:span text:style-name="T34">tokenKeywords</text:span>)<text:span text:style-name="T7"> </text:span>{</text:p>
      <text:p text:style-name="КОД"><text:span text:style-name="T7"><text:s text:c="12"/></text:span><text:span text:style-name="T21">//</text:span><text:span text:style-name="T7"> </text:span><text:span text:style-name="T21">мы</text:span><text:span text:style-name="T7"> </text:span><text:span text:style-name="T21">гарантируем,</text:span><text:span text:style-name="T7"> </text:span><text:span text:style-name="T21">что</text:span><text:span text:style-name="T7"> </text:span><text:span text:style-name="T21">размер</text:span><text:span text:style-name="T7"> </text:span><text:span text:style-name="T21">обоих</text:span><text:span text:style-name="T7"> </text:span><text:span text:style-name="T21">массивов</text:span><text:span text:style-name="T7"> </text:span><text:span text:style-name="T21">одинаковый</text:span></text:p>
      <text:p text:style-name="КОД"><text:span text:style-name="T7"><text:s text:c="12"/></text:span><text:span text:style-name="T12">keyWordsHash</text:span><text:span text:style-name="T16">[</text:span><text:span text:style-name="T34">keyWords</text:span>[<text:span text:style-name="T12">i</text:span><text:span text:style-name="T13">++</text:span>]<text:span text:style-name="T16">]</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30">auto</text:span><text:span text:style-name="T7"> </text:span><text:span text:style-name="T12">it</text:span><text:span text:style-name="T7"> </text:span>=<text:span text:style-name="T7"> </text:span><text:span text:style-name="T12">keyWordsHash</text:span>.<text:span text:style-name="T16">find</text:span>(<text:span text:style-name="T12">str</text:span>);</text:p>
      <text:p text:style-name="КОД"><text:span text:style-name="T7"><text:s text:c="4"/></text:span><text:span text:style-name="T30">if</text:span><text:span text:style-name="T7"> </text:span>(<text:span text:style-name="T12">it</text:span><text:span text:style-name="T7"> </text:span><text:span text:style-name="T16">==</text:span><text:span text:style-name="T7"> </text:span><text:span text:style-name="T12">keyWordsHash</text:span>.<text:span text:style-name="T16">end</text:span>())</text:p>
      <text:p text:style-name="КОД"><text:span text:style-name="T7"><text:s text:c="8"/></text:span><text:span text:style-name="T30">return</text:span><text:span text:style-name="T7"> </text:span><text:span text:style-name="T2">Token</text:span>::<text:span text:style-name="T2">Eof</text:span>;</text:p>
      <text:p text:style-name="КОД"><text:span text:style-name="T7"><text:s text:c="4"/></text:span><text:span text:style-name="T30">return</text:span><text:span text:style-name="T7"> </text:span><text:span text:style-name="T12">it</text:span><text:span text:style-name="T16">-&gt;</text:span><text:span text:style-name="T46">second</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41">Для ускорения поиска мы поместим ключевые слова в контейнер std::map. <text:span text:style-name="T5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7">include</text:span><text:span text:style-name="T7"> </text:span>&lt;<text:span text:style-name="T21">map</text:span>&gt;</text:p>
      <text:p text:style-name="Horizontal_20_Line"/>
      <text:p text:style-name="P23">Теперь можно приступить к реализации лексического анализатора.</text:p>
      <text:h text:style-name="P288"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начало</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begin</text:span>;</text:p>
      <text:p text:style-name="КОД"><text:span text:style-name="T7"><text:s text:c="4"/></text:span><text:span text:style-name="T21">//</text:span><text:span text:style-name="T7"> </text:span><text:span text:style-name="T21">конец</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end</text:span>;</text:p>
      <text:p text:style-name="КОД"><text:span text:style-name="T7"><text:s text:c="4"/></text:span><text:span text:style-name="T21">//</text:span><text:span text:style-name="T7"> </text:span><text:span text:style-name="T21">доступ</text:span><text:span text:style-name="T7"> </text:span><text:span text:style-name="T21">к</text:span><text:span text:style-name="T7"> </text:span><text:span text:style-name="T21">строке</text:span><text:span text:style-name="T7"> </text:span><text:span text:style-name="T21">через</text:span><text:span text:style-name="T7"> </text:span><text:span text:style-name="T21">итератор</text:span></text:p>
      <text:p text:style-name="КОД"><text:span text:style-name="T7"><text:s text:c="4"/></text:span><text:span text:style-name="T2">std</text:span>::<text:span text:style-name="T2">u32string</text:span>::<text:span text:style-name="T2">const_iterator</text:span><text:span text:style-name="T7"> </text:span><text:span text:style-name="T46">_p</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1</text:span>;</text:p>
      <text:p text:style-name="КОД"><text:span text:style-name="T7"><text:s text:c="4"/></text:span><text:span text:style-name="T21">//</text:span><text:span text:style-name="T7"> </text:span><text:span text:style-name="T21">номер</text:span><text:span text:style-name="T7"> </text:span><text:span text:style-name="T21">строки</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line</text:span><text:span text:style-name="T7"> </text:span>=<text:span text:style-name="T7"> </text:span><text:span text:style-name="T27">1</text:span>;</text:p>
      <text:p text:style-name="КОД"><text:span text:style-name="T7"><text:s text:c="4"/></text:span><text:span text:style-name="T21">//</text:span><text:span text:style-name="T7"> </text:span><text:span text:style-name="T21">длина</text:span><text:span text:style-name="T7"> </text:span><text:span text:style-name="T21">предыдущей</text:span><text:span text:style-name="T7"> </text:span><text:span text:style-name="T21">строки</text:span><text:span text:style-name="T7"> </text:span><text:span text:style-name="T21">(для</text:span><text:span text:style-name="T7"> </text:span><text:span text:style-name="T21">подсчёта</text:span><text:span text:style-name="T7"> </text:span><text:span text:style-name="T21">позиции</text:span><text:span text:style-name="T7"> </text:span><text:span text:style-name="T21">при</text:span><text:span text:style-name="T7"> </text:span><text:span text:style-name="T21">возврате</text:span><text:span text:style-name="T7"> </text:span><text:span text:style-name="T21">символа)</text:span></text:p>
      <text:p text:style-name="КОД"><text:span text:style-name="T7"><text:s text:c="4"/></text:span><text:span text:style-name="T30">int</text:span><text:span text:style-name="T7"> </text:span><text:span text:style-name="T46">_prevLineLen</text:span><text:span text:style-name="T7"> </text:span>=<text:span text:style-name="T7"> </text:span><text:span text:style-name="T27">0</text:span>;</text:p>
      <text:p text:style-name="КОД"/>
      <text:p text:style-name="Horizontal_20_Line"/>
      <text:p text:style-name="P24">Откроем файл «lexer.cpp» и изменим конструктор:</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span text:style-name="T7"><text:s text:c="6"/></text:span><text:span text:style-name="T46">_begin</text:span>(<text:span text:style-name="T12">strCode</text:span>.<text:span text:style-name="T16">begin</text:span>()),</text:p>
      <text:p text:style-name="КОД"><text:span text:style-name="T7"><text:s text:c="6"/></text:span><text:span text:style-name="T46">_end</text:span>(<text:span text:style-name="T12">strCode</text:span>.<text:span text:style-name="T16">end</text:span>()),</text:p>
      <text:p text:style-name="КОД"><text:span text:style-name="T7"><text:s text:c="6"/></text:span><text:span text:style-name="T46">_p</text:span>(<text:span text:style-name="T12">strCode</text:span>.<text:span text:style-name="T16">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break</text:span>;</text:p>
      <text:p text:style-name="КОД"><text:soft-page-break/><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2">и </text:span>решать, какой токен мы вернём.</text:p>
      <text:p text:style-name="P28">Метод read() выглядит следующим образом:</text:p>
      <text:p text:style-name="P28">Файл lexer.h:</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читывает</text:span><text:span text:style-name="T7"> </text:span><text:span text:style-name="T27">следующий</text:span><text:span text:style-name="T7"> </text:span><text:span text:style-name="T27">символ</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код</text:span><text:span text:style-name="T7"> </text:span><text:span text:style-name="T27">символа</text:span><text:span text:style-name="T7"> </text:span><text:span text:style-name="T27">или</text:span><text:span text:style-name="T7"> </text:span><text:span text:style-name="T27">-1,</text:span><text:span text:style-name="T7"> </text:span><text:span text:style-name="T27">если</text:span><text:span text:style-name="T7"> </text:span><text:span text:style-name="T27">достигнут</text:span><text:span text:style-name="T7"> </text:span><text:span text:style-name="T27">конец</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30">int</text:span><text:span text:style-name="T7"> </text:span><text:span text:style-name="T17">read</text:span>();</text:p>
      <text:p text:style-name="Horizontal_20_Line"/>
      <text:p text:style-name="P28">Файл lexer.cpp:</text:p>
      <text:p text:style-name="КОД"><text:span text:style-name="T30">int</text:span><text:span text:style-name="T7"> </text:span><text:span text:style-name="T2">Lexer</text:span>::<text:span text:style-name="T17">read</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end</text:span>)</text:p>
      <text:p text:style-name="КОД"><text:span text:style-name="T7"><text:s text:c="8"/></text:span><text:span text:style-name="T30">return</text:span><text:span text:style-name="T7"> </text:span>-<text:span text:style-name="T27">1</text:span>;</text:p>
      <text:p text:style-name="КОД"><text:span text:style-name="T7"><text:s text:c="4"/></text:span><text:span text:style-name="T30">int</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revLineLen</text:span><text:span text:style-name="T7"> </text:span>=<text:span text:style-name="T7"> </text:span><text:span text:style-name="T46">_pos</text:span>;</text:p>
      <text:p text:style-name="КОД"><text:span text:style-name="T7"><text:s text:c="8"/></text:span><text:span text:style-name="T46">_line</text:span>++;</text:p>
      <text:p text:style-name="КОД"><text:span text:style-name="T7"><text:s text:c="8"/></text:span><text:span text:style-name="T46">_pos</text:span><text:span text:style-name="T7"> </text:span>=<text:span text:style-name="T7"> </text:span><text:span text:style-name="T27">1</text:span>;</text:p>
      <text:p text:style-name="КОД"><text:span text:style-name="T7"><text:s text:c="4"/></text:span>}<text:span text:style-name="T7"> </text:span><text:span text:style-name="T30">else</text:span><text:span text:style-name="T7"> </text:span>{</text:p>
      <text:p text:style-name="P230"><text:span text:style-name="T7"><text:s text:c="8"/></text:span><text:span text:style-name="T30">if</text:span><text:span text:style-name="T7"> </text:span>(<text:span text:style-name="T12">c</text:span><text:span text:style-name="T7"> </text:span>!=<text:span text:style-name="T7"> </text:span><text:span text:style-name="T21">'\r'</text:span>)<text:span text:style-name="T7"> </text:span><text:span text:style-name="T21">//</text:span><text:span text:style-name="T7"> </text:span><text:span text:style-name="T21">не</text:span><text:span text:style-name="T7"> </text:span><text:span text:style-name="T21">считаем</text:span><text:span text:style-name="T7"> </text:span><text:span text:style-name="T21">сдвиг</text:span><text:span text:style-name="T7"> </text:span><text:span text:style-name="T21">на</text:span><text:span text:style-name="T7"> </text:span><text:span text:style-name="T21">'\r',</text:span><text:span text:style-name="T7"> </text:span><text:span text:style-name="T21">иначе</text:span><text:span text:style-name="T7"> </text:span><text:span text:style-name="T21">визуально</text:span><text:span text:style-name="T7"> </text:span><text:span text:style-name="T21">это</text:span><text:span text:style-name="T7"> </text:span><text:span text:style-name="T21">будет на</text:span><text:span text:style-name="T7"> </text:span></text:p>
      <text:p text:style-name="КОД"><text:span text:style-name="T7"><text:s text:c="12"/></text:span><text:span text:style-name="T46">_pos</text:span>++;<text:span text:style-name="T7"> <text:s text:c="3"/></text:span><text:span text:style-name="T21">// </text:span><text:span text:style-name="T22">1</text:span><text:span text:style-name="T8"> </text:span><text:span text:style-name="T21">символ</text:span><text:span text:style-name="T7"> </text:span><text:span text:style-name="T21">в</text:span><text:span text:style-name="T7"> </text:span><text:span text:style-name="T21">строке</text:span><text:span text:style-name="T7"> </text:span><text:span text:style-name="T21">больше,</text:span><text:span text:style-name="T7"> </text:span><text:span text:style-name="T21">чем</text:span><text:span text:style-name="T7"> </text:span><text:span text:style-name="T21">отображается</text:span><text:span text:style-name="T7"> </text:span><text:span text:style-name="T21">в</text:span><text:span text:style-name="T7"> </text:span><text:span text:style-name="T21">редакторе</text:span></text:p>
      <text:p text:style-name="КОД"><text:span text:style-name="T7"><text:s text:c="4"/></text:span>}</text:p>
      <text:p text:style-name="КОД"><text:span text:style-name="T7"><text:s text:c="4"/></text:span><text:span text:style-name="T30">return</text:span><text:span text:style-name="T7"> </text:span><text:span text:style-name="T12">c</text:span>;</text:p>
      <text:p text:style-name="КОД">}</text:p>
      <text:p text:style-name="Horizontal_20_Line"/>
      <text:p text:style-name="P29">Добавим <text:span text:style-name="T53">в те же файлы соответственно </text:span>метод back() для возврата на 1 символ назад:</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ся</text:span><text:span text:style-name="T7"> </text:span><text:span text:style-name="T27">на</text:span><text:span text:style-name="T7"> </text:span><text:span text:style-name="T27">1</text:span><text:span text:style-name="T7"> </text:span><text:span text:style-name="T27">символ</text:span><text:span text:style-name="T7"> </text:span><text:span text:style-name="T27">назад</text:span><text:span text:style-name="T7"> </text:span><text:span text:style-name="T27">во</text:span><text:span text:style-name="T7"> </text:span><text:span text:style-name="T27">входном</text:span><text:span text:style-name="T7"> </text:span><text:span text:style-name="T27">поток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back</text:span>();</text:p>
      <text:p text:style-name="Horizontal_20_Line"/>
      <text:p text:style-name="КОД"><text:span text:style-name="T30">void</text:span><text:span text:style-name="T7"> </text:span><text:span text:style-name="T2">Lexer</text:span>::<text:span text:style-name="T17">back</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text</text:span>.<text:span text:style-name="T16">begin</text:span>())</text:p>
      <text:p text:style-name="КОД"><text:span text:style-name="T7"><text:s text:c="8"/></text:span><text:span text:style-name="T30">throw</text:span><text:span text:style-name="T7"> </text:span><text:span text:style-name="T2">std</text:span>::<text:span text:style-name="T2">out_of_range</text:span>(<text:span text:style-name="T21">"jump over the beginning of the buffer"</text:span>);</text:p>
      <text:p text:style-name="КОД"><text:span text:style-name="T7"><text:s text:c="4"/></text:span><text:span text:style-name="T16">--</text:span><text:span text:style-name="T46">_p</text:span>;</text:p>
      <text:p text:style-name="КОД"><text:span text:style-name="T7"><text:s text:c="4"/></text:span><text:span text:style-name="T30">auto</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os</text:span><text:span text:style-name="T7"> </text:span>=<text:span text:style-name="T7"> </text:span><text:span text:style-name="T46">_prevLineLen</text:span>;</text:p>
      <text:p text:style-name="КОД"><text:span text:style-name="T7"><text:s text:c="8"/></text:span><text:span text:style-name="T46">_line</text:span>--;</text:p>
      <text:p text:style-name="КОД"><text:span text:style-name="T7"><text:s text:c="4"/></text:span>}<text:span text:style-name="T7"> </text:span><text:span text:style-name="T30">else</text:span><text:span text:style-name="T7"> </text:span>{</text:p>
      <text:p text:style-name="КОД"><text:soft-page-break/><text:span text:style-name="T7"><text:s text:c="8"/></text:span><text:span text:style-name="T30">if</text:span><text:span text:style-name="T7"> </text:span>(<text:span text:style-name="T46">_pos</text:span><text:span text:style-name="T7"> </text:span>&gt;<text:span text:style-name="T7"> </text:span><text:span text:style-name="T27">0</text:span>)</text:p>
      <text:p text:style-name="КОД"><text:span text:style-name="T7"><text:s text:c="12"/></text:span><text:span text:style-name="T46">_pos</text:span>--;</text:p>
      <text:p text:style-name="КОД"><text:span text:style-name="T7"><text:s text:c="4"/></text:span>}</text:p>
      <text:p text:style-name="КОД">}</text:p>
      <text:p text:style-name="Horizontal_20_Line"/>
      <text:p text:style-name="P30">Теперь <text:span text:style-name="T6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пробелом</text:span></text:p>
      <text:p text:style-name="P231"><text:span text:style-name="T7"><text:s text:c="2"/></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 text:c="2"/></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whitespace"</text:span></text:p>
      <text:p text:style-name="КОД"><text:span text:style-name="T7"><text:s text:c="2"/></text:span><text:span text:style-name="T27">*/</text:span></text:p>
      <text:p text:style-name="P231"><text:span text:style-name="T30">bool</text:span><text:span text:style-name="T7"> </text:span><text:span text:style-name="T17">isSpace</text:span>(<text:span text:style-name="T30">int</text:span><text:span text:style-name="T7"> </text:span><text:span text:style-name="T12">charCode</text:span>)<text:span text:style-name="T7"> </text:span><text:span text:style-name="T30">const</text:span>;</text:p>
      <text:p text:style-name="Horizontal_20_Line"/>
      <text:p text:style-name="P30">lexer.cpp:</text:p>
      <text:p text:style-name="P231"><text:span text:style-name="T30">bool</text:span><text:span text:style-name="T7"> </text:span><text:span text:style-name="T2">Lexer</text:span>::<text:span text:style-name="T17">isSpace</text:span>(<text:span text:style-name="T30">int</text:span><text:span text:style-name="T7"> </text:span><text:span text:style-name="T12">charCode</text:span>)<text:span text:style-name="T7"> </text:span><text:span text:style-name="T30">const</text:span></text:p>
      <text:p text:style-name="КОД">{</text:p>
      <text:p text:style-name="P231"><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7">0x0020</text:span>:<text:span text:style-name="T7"> </text:span><text:span text:style-name="T21">//</text:span><text:span text:style-name="T7"> </text:span><text:span text:style-name="T21">пробел,</text:span><text:span text:style-name="T7"> </text:span><text:span text:style-name="T21">наиболее</text:span><text:span text:style-name="T7"> </text:span><text:span text:style-name="T21">вероятно</text:span></text:p>
      <text:p text:style-name="КОД"><text:span text:style-name="T7"><text:s text:c="4"/></text:span><text:span text:style-name="T30">case</text:span><text:span text:style-name="T7"> </text:span><text:span text:style-name="T27">0x0009</text:span>:<text:span text:style-name="T7"> </text:span><text:span text:style-name="T21">//</text:span><text:span text:style-name="T7"> </text:span><text:span text:style-name="T21">TAB</text:span></text:p>
      <text:p text:style-name="КОД"><text:span text:style-name="T7"><text:s text:c="4"/></text:span><text:span text:style-name="T30">case</text:span><text:span text:style-name="T7"> </text:span><text:span text:style-name="T27">0x00A0</text:span>:</text:p>
      <text:p text:style-name="КОД"><text:span text:style-name="T7"><text:s text:c="4"/></text:span><text:span text:style-name="T30">case</text:span><text:span text:style-name="T7"> </text:span><text:span text:style-name="T27">0x1680</text:span>:</text:p>
      <text:p text:style-name="КОД"><text:span text:style-name="T7"><text:s text:c="4"/></text:span><text:span text:style-name="T30">case</text:span><text:span text:style-name="T7"> </text:span><text:span text:style-name="T27">0x180E</text:span>:</text:p>
      <text:p text:style-name="КОД"><text:span text:style-name="T7"><text:s text:c="4"/></text:span><text:span text:style-name="T30">case</text:span><text:span text:style-name="T7"> </text:span><text:span text:style-name="T27">0x2000</text:span>:</text:p>
      <text:p text:style-name="КОД"><text:span text:style-name="T7"><text:s text:c="4"/></text:span><text:span text:style-name="T30">case</text:span><text:span text:style-name="T7"> </text:span><text:span text:style-name="T27">0x2001</text:span>:</text:p>
      <text:p text:style-name="КОД"><text:span text:style-name="T7"><text:s text:c="4"/></text:span><text:span text:style-name="T30">case</text:span><text:span text:style-name="T7"> </text:span><text:span text:style-name="T27">0x2002</text:span>:</text:p>
      <text:p text:style-name="КОД"><text:span text:style-name="T7"><text:s text:c="4"/></text:span><text:span text:style-name="T30">case</text:span><text:span text:style-name="T7"> </text:span><text:span text:style-name="T27">0x2003</text:span>:</text:p>
      <text:p text:style-name="КОД"><text:span text:style-name="T7"><text:s text:c="4"/></text:span><text:span text:style-name="T30">case</text:span><text:span text:style-name="T7"> </text:span><text:span text:style-name="T27">0x2004</text:span>:</text:p>
      <text:p text:style-name="КОД"><text:span text:style-name="T7"><text:s text:c="4"/></text:span><text:span text:style-name="T30">case</text:span><text:span text:style-name="T7"> </text:span><text:span text:style-name="T27">0x2005</text:span>:</text:p>
      <text:p text:style-name="КОД"><text:span text:style-name="T7"><text:s text:c="4"/></text:span><text:span text:style-name="T30">case</text:span><text:span text:style-name="T7"> </text:span><text:span text:style-name="T27">0x2006</text:span>:</text:p>
      <text:p text:style-name="КОД"><text:span text:style-name="T7"><text:s text:c="4"/></text:span><text:span text:style-name="T30">case</text:span><text:span text:style-name="T7"> </text:span><text:span text:style-name="T27">0x2007</text:span>:</text:p>
      <text:p text:style-name="КОД"><text:span text:style-name="T7"><text:s text:c="4"/></text:span><text:span text:style-name="T30">case</text:span><text:span text:style-name="T7"> </text:span><text:span text:style-name="T27">0x2008</text:span>:</text:p>
      <text:p text:style-name="КОД"><text:span text:style-name="T7"><text:s text:c="4"/></text:span><text:span text:style-name="T30">case</text:span><text:span text:style-name="T7"> </text:span><text:span text:style-name="T27">0x2009</text:span>:</text:p>
      <text:p text:style-name="КОД"><text:span text:style-name="T7"><text:s text:c="4"/></text:span><text:span text:style-name="T30">case</text:span><text:span text:style-name="T7"> </text:span><text:span text:style-name="T27">0x200A</text:span>:</text:p>
      <text:p text:style-name="КОД"><text:span text:style-name="T7"><text:s text:c="4"/></text:span><text:span text:style-name="T30">case</text:span><text:span text:style-name="T7"> </text:span><text:span text:style-name="T27">0x200B</text:span>:</text:p>
      <text:p text:style-name="КОД"><text:span text:style-name="T7"><text:s text:c="4"/></text:span><text:span text:style-name="T30">case</text:span><text:span text:style-name="T7"> </text:span><text:span text:style-name="T27">0x202F</text:span>:</text:p>
      <text:p text:style-name="КОД"><text:span text:style-name="T7"><text:s text:c="4"/></text:span><text:span text:style-name="T30">case</text:span><text:span text:style-name="T7"> </text:span><text:span text:style-name="T27">0x205F</text:span>:</text:p>
      <text:p text:style-name="КОД"><text:span text:style-name="T7"><text:s text:c="4"/></text:span><text:span text:style-name="T30">case</text:span><text:span text:style-name="T7"> </text:span><text:span text:style-name="T27">0x3000</text:span>:</text:p>
      <text:p text:style-name="КОД"><text:span text:style-name="T7"><text:s text:c="4"/></text:span><text:span text:style-name="T30">case</text:span><text:span text:style-name="T7"> </text:span><text:span text:style-name="T27">0xFEFF</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32"><text:span text:style-name="T23">i</text:span><text:span text:style-name="T9"> </text:span><text:span text:style-name="T23">=</text:span><text:span text:style-name="T9"> </text:span><text:span text:style-name="T23">1</text:span><text:span text:style-name="T9"> </text:span><text:span text:style-name="T23">+</text:span><text:span text:style-name="T9"> </text:span><text:span text:style-name="T23">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p>
      <text:p text:style-name="КОД"><text:span text:style-name="T30">bool</text:span><text:span text:style-name="T7"> </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span text:style-name="T7"> </text:span><text:span text:style-name="T27">или</text:span><text:span text:style-name="T7"> </text:span><text:span text:style-name="T27">цифр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span text:style-name="T7"> <text:s text:c="8"/></text:span><text:span text:style-name="T27">или</text:span><text:span text:style-name="T7"> </text:span><text:span text:style-name="T27">цифрой</text:span><text:span text:style-name="T7"> </text:span><text:span text:style-name="T27">0...9.</text:span></text:p>
      <text:p text:style-name="КОД"><text:span text:style-name="T7"><text:s/></text:span><text:span text:style-name="T27">*/</text:span></text:p>
      <text:p text:style-name="КОД"><text:span text:style-name="T30">bool</text:span><text:span text:style-name="T7"> </text:span><text:span text:style-name="T17">isLetterOrDigit</text:span>(<text:span text:style-name="T30">int</text:span><text:span text:style-name="T7"> </text:span><text:span text:style-name="T12">charCode</text:span>)<text:span text:style-name="T7"> </text:span><text:span text:style-name="T30">const</text:span>;</text:p>
      <text:p text:style-name="Horizontal_20_Line"/>
      <text:p text:style-name="P34">lexer.cpp:</text:p>
      <text:p text:style-name="КОД"><text:span text:style-name="T30">bool</text:span><text:span text:style-name="T7"> </text:span><text:span text:style-name="T2">Lexer</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2">std</text:span>::<text:span text:style-name="T16">isalpha</text:span>(<text:span text:style-name="T12">charCode</text:span>);</text:p>
      <text:p text:style-name="КОД">}</text:p>
      <text:p text:style-name="КОД"/>
      <text:p text:style-name="КОД"><text:span text:style-name="T30">bool</text:span><text:span text:style-name="T7"> </text:span><text:span text:style-name="T2">Lexer</text:span>::<text:span text:style-name="T17">isLetterOrDigit</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16">isLetter</text:span>(<text:span text:style-name="T12">charCode</text:span>)<text:span text:style-name="T7"> </text:span>||<text:span text:style-name="T7"> </text:span><text:span text:style-name="T2">std</text:span>::<text:span text:style-name="T16">isdigit</text:span>(<text:span text:style-name="T12">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лексему-идентификатор</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text:span><text:span text:style-name="T27">*</text:span><text:span text:style-name="T7"> </text:span><text:span text:style-name="T29">@details</text:span><text:span text:style-name="T7"> </text:span><text:span text:style-name="T27">Считанный</text:span><text:span text:style-name="T7"> </text:span><text:span text:style-name="T27">идентификатор</text:span><text:span text:style-name="T7"> </text:span><text:span text:style-name="T27">сохраняется</text:span><text:span text:style-name="T7"> </text:span><text:span text:style-name="T27">в</text:span><text:span text:style-name="T7"> </text:span><text:span text:style-name="T27">_tokenText,</text:span></text:p>
      <text:p text:style-name="КОД"><text:span text:style-name="T7"><text:s/></text:span><text:span text:style-name="T27">*</text:span><text:span text:style-name="T7"> <text:s text:c="7"/></text:span><text:span text:style-name="T27">в</text:span><text:span text:style-name="T7"> </text:span><text:span text:style-name="T27">_token</text:span><text:span text:style-name="T7"> </text:span><text:span text:style-name="T27">заносится</text:span><text:span text:style-name="T7"> </text:span><text:span text:style-name="T27">Token::Identifier.</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только</text:span><text:span text:style-name="T7"> </text:span><text:span text:style-name="T27">считанный</text:span><text:span text:style-name="T7"> </text:span><text:span text:style-name="T27">код</text:span><text:span text:style-name="T7"> </text:span><text:span text:style-name="T27">символа</text:span></text:p>
      <text:p text:style-name="КОД"><text:soft-page-break/><text:span text:style-name="T7"><text:s/></text:span><text:span text:style-name="T27">*/</text:span></text:p>
      <text:p text:style-name="КОД"><text:span text:style-name="T30">void</text:span><text:span text:style-name="T7"> </text:span><text:span text:style-name="T17">readIdentifier</text:span>(<text:span text:style-name="T30">int</text:span><text:span text:style-name="T7"> </text:span><text:span text:style-name="T12">charCode</text:span>);</text:p>
      <text:p text:style-name="Horizontal_20_Line"/>
      <text:p text:style-name="P35">lexer.cpp:</text:p>
      <text:p text:style-name="КОД"><text:span text:style-name="T30">void</text:span><text:span text:style-name="T7"> </text:span><text:span text:style-name="T2">Lexer</text:span>::<text:span text:style-name="T17">readIdentifier</text:span>(<text:span text:style-name="T30">int</text:span><text:span text:style-name="T7"> </text:span><text:span text:style-name="T12">charCode</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while</text:span><text:span text:style-name="T7"> </text:span>(<text:span text:style-name="T12">charCode</text:span><text:span text:style-name="T7"> </text:span>&gt;<text:span text:style-name="T7"> </text:span><text:span text:style-name="T27">0</text:span>)<text:span text:style-name="T7"> </text:span>{</text:p>
      <text:p text:style-name="КОД"><text:span text:style-name="T7"><text:s text:c="8"/></text:span><text:span text:style-name="T46">_tokenText</text:span>.<text:span text:style-name="T16">push_back</text:span>(<text:span text:style-name="T12">charCode</text:span>);</text:p>
      <text:p text:style-name="КОД"><text:span text:style-name="T7"><text:s text:c="8"/></text:span><text:span text:style-name="T12">charCode</text:span><text:span text:style-name="T7"> </text:span>=<text:span text:style-name="T7"> </text:span><text:span text:style-name="T16">read</text:span>();</text:p>
      <text:p text:style-name="КОД"><text:span text:style-name="T7"><text:s text:c="8"/></text:span><text:span text:style-name="T30">if</text:span><text:span text:style-name="T7"> </text:span>(<text:span text:style-name="T16">isLetterOrDigit</text:span>(<text:span text:style-name="T12">charCode</text:span>)<text:span text:style-name="T7"> </text:span>||<text:span text:style-name="T7"> </text:span><text:span text:style-name="T12">charCode</text:span><text:span text:style-name="T7"> </text:span>==<text:span text:style-name="T7"> </text:span><text:span text:style-name="T21">'_'</text:span>)</text:p>
      <text:p text:style-name="КОД"><text:span text:style-name="T7"><text:s text:c="12"/></text:span><text:span text:style-name="T30">continu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6">checkKeyWord</text:span>(<text:span text:style-name="T46">_tokenText</text:span>);</text:p>
      <text:p text:style-name="КОД"><text:span text:style-name="T7"><text:s text:c="4"/></text:span><text:span text:style-name="T30">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1">//</text:span><text:span text:style-name="T7"> </text:span><text:span text:style-name="T21">ключевое</text:span><text:span text:style-name="T7"> </text:span><text:span text:style-name="T21">слово</text:span><text:span text:style-name="T7"> </text:span><text:span text:style-name="T21">не</text:span><text:span text:style-name="T7"> </text:span><text:span text:style-name="T21">найдено,</text:span><text:span text:style-name="T7"> </text:span><text:span text:style-name="T21">это</text:span><text:span text:style-name="T7"> </text:span><text:span text:style-name="T21">идентификатор</text:span></text:p>
      <text:p text:style-name="КОД"><text:span text:style-name="T7"><text:s text:c="8"/></text:span><text:span text:style-name="T4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0">else</text:span><text:span text:style-name="T7"> </text:span>{<text:span text:style-name="T7"> </text:span><text:span text:style-name="T21">//</text:span><text:span text:style-name="T7"> </text:span><text:span text:style-name="T21">это</text:span><text:span text:style-name="T7"> </text:span><text:span text:style-name="T21">ключевое</text:span><text:span text:style-name="T7"> </text:span><text:span text:style-name="T21">слово</text:span></text:p>
      <text:p text:style-name="КОД"><text:span text:style-name="T7"><text:s text:c="8"/></text:span><text:span text:style-name="T46">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число</text:span><text:span text:style-name="T7"> </text:span><text:span text:style-name="T27">и</text:span><text:span text:style-name="T7"> </text:span><text:span text:style-name="T27">возвращает</text:span><text:span text:style-name="T7"> </text:span><text:span text:style-name="T27">тип</text:span><text:span text:style-name="T7"> </text:span><text:span text:style-name="T27">считанного</text:span><text:span text:style-name="T7"> </text:span><text:span text:style-name="T27">числа.</text:span></text:p>
      <text:p text:style-name="КОД"><text:span text:style-name="T7"><text:s/></text:span><text:span text:style-name="T27">*</text:span><text:span text:style-name="T7"> </text:span><text:span text:style-name="T27">В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ервом</text:span><text:span text:style-name="T7"> </text:span><text:span text:style-name="T27">прочитанном</text:span><text:span text:style-name="T7"> </text:span><text:span text:style-name="T27">символе</text:span><text:span text:style-name="T7"> </text:span><text:span text:style-name="T27">числа,</text:span></text:p>
      <text:p text:style-name="КОД"><text:span text:style-name="T7"><text:s/></text:span><text:span text:style-name="T27">*</text:span><text:span text:style-name="T7"> </text:span><text:span text:style-name="T27">его</text:span><text:span text:style-name="T7"> </text:span><text:span text:style-name="T27">символ</text:span><text:span text:style-name="T7"> </text:span><text:span text:style-name="T27">передаётся</text:span><text:span text:style-name="T7"> </text:span><text:span text:style-name="T27">в</text:span><text:span text:style-name="T7"> </text:span><text:span text:style-name="T27">параметре,</text:span><text:span text:style-name="T7"> </text:span><text:span text:style-name="T27">т.к.</text:span><text:span text:style-name="T7"> </text:span><text:span text:style-name="T27">уже</text:span><text:span text:style-name="T7"> </text:span><text:span text:style-name="T27">прочитан.</text:span></text:p>
      <text:p text:style-name="КОД"><text:span text:style-name="T7"><text:s/></text:span><text:span text:style-name="T27">*</text:span><text:span text:style-name="T7"> </text:span><text:span text:style-name="T27">Вы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оследнем</text:span><text:span text:style-name="T7"> </text:span><text:span text:style-name="T27">символе</text:span><text:span text:style-name="T7"> </text:span><text:span text:style-name="T27">числового</text:span><text:span text:style-name="T7"> </text:span><text:span text:style-name="T27">литерала.</text:span></text:p>
      <text:p text:style-name="КОД"><text:span text:style-name="T7"><text:s/></text:span><text:span text:style-name="T27">*</text:span><text:span text:style-name="T7"> </text:span><text:span text:style-name="T29">@param</text:span><text:span text:style-name="T7"> </text:span><text:span text:style-name="T27">firstChar</text:span><text:span text:style-name="T7"> </text:span><text:span text:style-name="T27">прочитанный</text:span><text:span text:style-name="T7"> </text:span><text:span text:style-name="T27">только</text:span><text:span text:style-name="T7"> </text:span><text:span text:style-name="T27">что</text:span><text:span text:style-name="T7"> </text:span><text:span text:style-name="T27">символ</text:span><text:span text:style-name="T7"> </text:span><text:span text:style-name="T27">0..9</text:span><text:span text:style-name="T7"> </text:span><text:span text:style-name="T27">или</text:span><text:span text:style-name="T7"> </text:span><text:span text:style-name="T27">точка</text:span></text:p>
      <text:p text:style-name="КОД"><text:span text:style-name="T7"><text:s/></text:span><text:span text:style-name="T27">*</text:span><text:span text:style-name="T7"> </text:span><text:span text:style-name="T29">@return</text:span><text:span text:style-name="T7"> </text:span><text:span text:style-name="T27">Token::RealNumber</text:span><text:span text:style-name="T7"> </text:span><text:span text:style-name="T27">или</text:span><text:span text:style-name="T7"> </text:span><text:span text:style-name="T27">IntegerNumber</text:span></text:p>
      <text:p text:style-name="КОД"><text:span text:style-name="T7"><text:s/></text:span><text:span text:style-name="T27">*/</text:span></text:p>
      <text:p text:style-name="КОД"><text:span text:style-name="T30">void</text:span><text:span text:style-name="T7"> </text:span><text:span text:style-name="T17">readNumber</text:span>(<text:span text:style-name="T30">int</text:span><text:span text:style-name="T7"> </text:span><text:span text:style-name="T12">firstChar</text:span>);</text:p>
      <text:p text:style-name="Horizontal_20_Line"/>
      <text:p text:style-name="P36">lexer.cpp:</text:p>
      <text:p text:style-name="КОД"><text:span text:style-name="T30">void</text:span><text:span text:style-name="T7"> </text:span><text:span text:style-name="T2">Lexer</text:span>::<text:span text:style-name="T17">readNumber</text:span>(<text:span text:style-name="T30">int</text:span><text:span text:style-name="T7"> </text:span><text:span text:style-name="T12">first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1">'.'</text:span>;<text:span text:style-name="T7"> </text:span><text:span text:style-name="T21">//</text:span><text:span text:style-name="T7"> </text:span><text:span text:style-name="T21">ставили</text:span><text:span text:style-name="T7"> </text:span><text:span text:style-name="T21">ли</text:span><text:span text:style-name="T7"> </text:span><text:span text:style-name="T21">уже</text:span><text:span text:style-name="T7"> </text:span><text:span text:style-name="T21">точку?</text:span></text:p>
      <text:p text:style-name="КОД"><text:span text:style-name="T7"><text:s text:c="4"/></text:span><text:span text:style-name="T30">bool</text:span><text:span text:style-name="T7"> </text:span><text:span text:style-name="T12">hasExpSign</text:span><text:span text:style-name="T7"> </text:span>=<text:span text:style-name="T7"> </text:span><text:span text:style-name="T30">false</text:span>;<text:span text:style-name="T7"> <text:s text:c="7"/></text:span><text:span text:style-name="T21">//</text:span><text:span text:style-name="T7"> </text:span><text:span text:style-name="T21">есть</text:span><text:span text:style-name="T7"> </text:span><text:span text:style-name="T21">+</text:span><text:span text:style-name="T7"> </text:span><text:span text:style-name="T21">или</text:span><text:span text:style-name="T7"> </text:span><text:span text:style-name="T21">-,</text:span><text:span text:style-name="T7"> </text:span><text:span text:style-name="T21">иначе</text:span><text:span text:style-name="T7"> </text:span><text:span text:style-name="T21">ошибка</text:span></text:p>
      <text:p text:style-name="КОД"><text:span text:style-name="T7"><text:s text:c="4"/></text:span><text:span text:style-name="T30">bool</text:span><text:span text:style-name="T7"> </text:span><text:span text:style-name="T12">hasExpE</text:span><text:span text:style-name="T7"> </text:span>=<text:span text:style-name="T7"> </text:span><text:span text:style-name="T30">false</text:span>;<text:span text:style-name="T7"> <text:s text:c="10"/></text:span><text:span text:style-name="T21">//</text:span><text:span text:style-name="T7"> </text:span><text:span text:style-name="T21">знак</text:span><text:span text:style-name="T7"> </text:span><text:span text:style-name="T21">E</text:span></text:p>
      <text:p text:style-name="КОД"><text:span text:style-name="T7"><text:s text:c="4"/></text:span><text:span text:style-name="T30">bool</text:span><text:span text:style-name="T7"> </text:span><text:span text:style-name="T12">hasExpNum</text:span><text:span text:style-name="T7"> </text:span>=<text:span text:style-name="T7"> </text:span><text:span text:style-name="T30">false</text:span>;<text:span text:style-name="T7"> <text:s text:c="8"/></text:span><text:span text:style-name="T21">//</text:span><text:span text:style-name="T7"> </text:span><text:span text:style-name="T21">есть</text:span><text:span text:style-name="T7"> </text:span><text:span text:style-name="T21">ли</text:span><text:span text:style-name="T7"> </text:span><text:span text:style-name="T21">число</text:span><text:span text:style-name="T7"> </text:span><text:span text:style-name="T21">после</text:span><text:span text:style-name="T7"> </text:span><text:span text:style-name="T21">E</text:span></text:p>
      <text:p text:style-name="КОД"><text:span text:style-name="T7"><text:s text:c="4"/></text:span><text:span text:style-name="T46">_tokenText</text:span><text:span text:style-name="T7">.</text:span><text:span text:style-name="T16">push_back</text:span><text:span text:style-name="T7">(</text:span><text:span text:style-name="T12">firstChar</text:span><text:span text:style-name="T7">)</text:span>;</text:p>
      <text:p text:style-name="КОД"><text:span text:style-name="T7"><text:s text:c="4"/></text:span><text:span text:style-name="T30">int</text:span><text:span text:style-name="T7"> </text:span><text:span text:style-name="T12">c</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2">std</text:span>::<text:span text:style-name="T16">isdigit</text:span>(<text:span text:style-name="T12">c</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30">true</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contin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46">_tokenText</text:span>.<text:span text:style-name="T16">length</text:span>())<text:span text:style-name="T7"> </text:span>{</text:p>
      <text:p text:style-name="КОД"><text:span text:style-name="T7"><text:s text:c="16"/></text:span><text:span text:style-name="T30">if</text:span><text:span text:style-name="T7"> </text:span>(<text:span text:style-name="T46">_tokenText</text:span>.<text:span text:style-name="T16">find_first_of</text:span>(<text:span text:style-name="T21">'.'</text:span>)<text:span text:style-name="T7"> </text:span>==<text:span text:style-name="T7"> </text:span><text:span text:style-name="T46">_tokenText</text:span>.<text:span text:style-name="T16">length</text:span>()<text:span text:style-name="T7"> </text:span>-<text:span text:style-name="T7"> </text:span><text:span text:style-name="T27">1</text:span>)<text:span text:style-name="T7"> </text:span>{</text:p>
      <text:p text:style-name="КОД"><text:span text:style-name="T7"><text:s text:c="20"/></text:span><text:span text:style-name="T21">//</text:span><text:span text:style-name="T7"> </text:span><text:span text:style-name="T21">в</text:span><text:span text:style-name="T7"> </text:span><text:span text:style-name="T21">числе</text:span><text:span text:style-name="T7"> </text:span><text:span text:style-name="T21">есть</text:span><text:span text:style-name="T7"> </text:span><text:span text:style-name="T21">последняя</text:span><text:span text:style-name="T7"> </text:span><text:span text:style-name="T21">точка,</text:span><text:span text:style-name="T7"> </text:span><text:span text:style-name="T21">но</text:span><text:span text:style-name="T7"> </text:span><text:span text:style-name="T21">идут</text:span><text:span text:style-name="T7"> </text:span><text:span text:style-name="T21">две</text:span><text:span text:style-name="T7"> </text:span><text:span text:style-name="T21">точки</text:span><text:span text:style-name="T7"> </text:span><text:span text:style-name="T21">подряд</text:span><text:span text:style-name="T7"> </text:span><text:span text:style-name="T21">-</text:span></text:p>
      <text:p text:style-name="КОД"><text:span text:style-name="T7"><text:s text:c="20"/></text:span><text:span text:style-name="T21">//</text:span><text:span text:style-name="T7"> </text:span><text:span text:style-name="T21">надо</text:span><text:span text:style-name="T7"> </text:span><text:span text:style-name="T21">вернуть</text:span><text:span text:style-name="T7"> </text:span><text:span text:style-name="T21">число,</text:span><text:span text:style-name="T7"> </text:span><text:span text:style-name="T21">а</text:span><text:span text:style-name="T7"> </text:span><text:span text:style-name="T21">две</text:span><text:span text:style-name="T7"> </text:span><text:span text:style-name="T21">точки</text:span><text:span text:style-name="T7"> </text:span><text:span text:style-name="T21">запихнуть</text:span><text:span text:style-name="T7"> </text:span><text:span text:style-name="T21">обратно</text:span></text:p>
      <text:p text:style-name="КОД"><text:span text:style-name="T7"><text:s text:c="20"/></text:span><text:span text:style-name="T16">back</text:span>();</text:p>
      <text:p text:style-name="КОД"><text:span text:style-name="T7"><text:s text:c="20"/></text:span><text:span text:style-name="T16">back</text:span>();</text:p>
      <text:p text:style-name="КОД"><text:soft-page-break/><text:span text:style-name="T7"><text:s text:c="20"/></text:span><text:span text:style-name="T46">_tokenText</text:span>.<text:span text:style-name="T16">erase</text:span>(<text:span text:style-name="T46">_tokenText</text:span>.<text:span text:style-name="T16">length</text:span>()<text:span text:style-name="T7"> </text:span>-<text:span text:style-name="T7"> </text:span><text:span text:style-name="T27">1</text:span>,<text:span text:style-name="T7"> </text:span><text:span text:style-name="T27">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1">//</text:span><text:span text:style-name="T7"> </text:span><text:span text:style-name="T21">иначе</text:span><text:span text:style-name="T7"> </text:span><text:span text:style-name="T21">это</text:span><text:span text:style-name="T7"> </text:span><text:span text:style-name="T21">целое,</text:span><text:span text:style-name="T7"> </text:span><text:span text:style-name="T21">т.к.</text:span><text:span text:style-name="T7"> </text:span><text:span text:style-name="T21">точки</text:span><text:span text:style-name="T7"> </text:span><text:span text:style-name="T21">нет</text:span></text:p>
      <text:p text:style-name="КОД"><text:span text:style-name="T7"><text:s text:c="20"/></text:span><text:span text:style-name="T30">break</text:span>;</text:p>
      <text:p text:style-name="КОД"><text:span text:style-name="T7"><text:s text:c="16"/></text:span>}<text:span text:style-name="T7"> </text:span><text:span text:style-name="T30">else</text:span><text:span text:style-name="T7"> </text:span>{</text:p>
      <text:p text:style-name="КОД"><text:span text:style-name="T7"><text:s text:c="20"/></text:span><text:span text:style-name="T21">//</text:span><text:span text:style-name="T7"> </text:span><text:span text:style-name="T21">эта</text:span><text:span text:style-name="T7"> </text:span><text:span text:style-name="T21">точка</text:span><text:span text:style-name="T7"> </text:span><text:span text:style-name="T21">-</text:span><text:span text:style-name="T7"> </text:span><text:span text:style-name="T21">после</text:span><text:span text:style-name="T7"> </text:span><text:span text:style-name="T21">разобранного</text:span><text:span text:style-name="T7"> </text:span><text:span text:style-name="T21">числа</text:span></text:p>
      <text:p text:style-name="КОД"><text:span text:style-name="T7"><text:s text:c="20"/></text:span><text:span text:style-name="T30">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1">//</text:span><text:span text:style-name="T7"> </text:span><text:span text:style-name="T21">число</text:span><text:span text:style-name="T7"> </text:span><text:span text:style-name="T21">закончилось</text:span></text:p>
      <text:p text:style-name="КОД"><text:span text:style-name="T7"><text:s text:c="24"/></text:span><text:span text:style-name="T21">//</text:span><text:span text:style-name="T7"> </text:span><text:span text:style-name="T21">это</text:span><text:span text:style-name="T7"> </text:span><text:span text:style-name="T21">какая-то</text:span><text:span text:style-name="T7"> </text:span><text:span text:style-name="T21">другая</text:span><text:span text:style-name="T7"> </text:span><text:span text:style-name="T21">точка,</text:span><text:span text:style-name="T7"> </text:span></text:p>
      <text:p text:style-name="КОД"><text:span text:style-name="T7"><text:s text:c="24"/></text:span><text:span text:style-name="T21">//</text:span><text:span text:style-name="T7"> </text:span><text:span text:style-name="T21">разберём</text:span><text:span text:style-name="T7"> </text:span><text:span text:style-name="T21">на</text:span><text:span text:style-name="T7"> </text:span><text:span text:style-name="T21">следующем</text:span><text:span text:style-name="T7"> </text:span><text:span text:style-name="T21">проходе</text:span></text:p>
      <text:p text:style-name="КОД"><text:span text:style-name="T7"><text:s text:c="24"/></text:span><text:span text:style-name="T16">back</text:span>();</text:p>
      <text:p text:style-name="КОД"><text:span text:style-name="T7"><text:s text:c="24"/></text:span><text:span text:style-name="T30">break</text:span>;</text:p>
      <text:p text:style-name="КОД"><text:span text:style-name="T7"><text:s text:c="20"/></text:span>}<text:span text:style-name="T7"> </text:span><text:span text:style-name="T21">//</text:span><text:span text:style-name="T7"> </text:span><text:span text:style-name="T21">ниже</text:span><text:span text:style-name="T7"> </text:span><text:span text:style-name="T21">вылетим</text:span><text:span text:style-name="T7"> </text:span><text:span text:style-name="T21">в</text:span><text:span text:style-name="T7"> </text:span><text:span text:style-name="T21">unexpected</text:span></text:p>
      <text:p text:style-name="КОД"><text:span text:style-name="T7"><text:s text:c="16"/></text:span>}</text:p>
      <text:p text:style-name="КОД"><text:span text:style-name="T7"><text:s text:c="12"/></text:span>}</text:p>
      <text:p text:style-name="КОД"><text:span text:style-name="T7"><text:s text:c="12"/></text:span><text:span text:style-name="T30">if</text:span><text:span text:style-name="T7"> </text:span>(<text:span text:style-name="T12">isReal</text:span>)<text:span text:style-name="T7"> </text:span><text:span text:style-name="T21">//</text:span><text:span text:style-name="T7"> </text:span><text:span text:style-name="T21">точка</text:span><text:span text:style-name="T7"> </text:span><text:span text:style-name="T21">уже</text:span><text:span text:style-name="T7"> </text:span><text:span text:style-name="T21">есть,</text:span><text:span text:style-name="T7"> </text:span><text:span text:style-name="T21">неправильное</text:span><text:span text:style-name="T7"> </text:span><text:span text:style-name="T21">число</text:span></text:p>
      <text:p text:style-name="КОД"><text:span text:style-name="T7"><text:s text:c="16"/></text:span><text:span text:style-name="T16">unexpected</text:span>(<text:span text:style-name="T12">c</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hasExpSign</text:span>)</text:p>
      <text:p text:style-name="КОД"><text:span text:style-name="T7"><text:s text:c="16"/></text:span><text:span text:style-name="T16">unexpected</text:span>(<text:span text:style-name="T12">c</text:span>);</text:p>
      <text:p text:style-name="КОД"><text:span text:style-name="T7"><text:s text:c="12"/></text:span><text:span text:style-name="T12">hasExpSign</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E'</text:span><text:span text:style-name="T7"> </text:span>||<text:span text:style-name="T7"> </text:span><text:span text:style-name="T12">c</text:span><text:span text:style-name="T7"> </text:span>==<text:span text:style-name="T7"> </text:span><text:span text:style-name="T21">'e'</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6">unexpected</text:span>(<text:span text:style-name="T12">c</text:span>);</text:p>
      <text:p text:style-name="КОД"><text:span text:style-name="T7"><text:s text:c="12"/></text:span><text:span text:style-name="T12">hasExpE</text:span><text:span text:style-name="T7"> </text:span>=<text:span text:style-name="T7"> </text:span><text:span text:style-name="T30">true</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p>
      <text:p text:style-name="КОД"><text:span text:style-name="T7"><text:s text:c="12"/></text:span><text:span text:style-name="T16">back</text:span>();<text:span text:style-name="T7"> </text:span><text:span text:style-name="T21">//</text:span><text:span text:style-name="T7"> </text:span><text:span text:style-name="T21">символ</text:span><text:span text:style-name="T7"> </text:span><text:span text:style-name="T21">не</text:span><text:span text:style-name="T7"> </text:span><text:span text:style-name="T21">допускается</text:span><text:span text:style-name="T7"> </text:span><text:span text:style-name="T21">в</text:span><text:span text:style-name="T7"> </text:span><text:span text:style-name="T21">число</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tokenText</text:span>.<text:span text:style-name="T16">push_back</text:span>(<text:span text:style-name="T12">c</text:span>);</text:p>
      <text:p text:style-name="КОД"><text:span text:style-name="T7"><text:s text:c="4"/></text:span>}</text:p>
      <text:p text:style-name="КОД"><text:span text:style-name="T7"><text:s text:c="4"/></text:span><text:span text:style-name="T30">if</text:span><text:span text:style-name="T7"> </text:span>(<text:span text:style-name="T12">isReal</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30">else</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6">Обработк</text:span><text:span text:style-name="T58">у</text:span><text:span text:style-name="T56"> исключений </text:span><text:span text:style-name="T59">сейчас</text:span><text:span text:style-name="T56"> </text:span><text:span text:style-name="T58">делать не будем, а лишь выведем сообщение и выйдем из программы</text:span><text:span text:style-name="T56">, позднее мы это исправим. </text:span><text:span text:style-name="T59">А пока ф</text:span><text:span text:style-name="T57">ункции вида error(), unexpected(), expected() </text:span><text:span text:style-name="T59">и т. п. </text:span><text:span text:style-name="T57">изолируют </text:span><text:span text:style-name="T63">от </text:span><text:span text:style-name="T57">нас эти детал</text:span><text:span text:style-name="T63">и</text:span><text:span text:style-name="T57">.</text:span></text:p>
      <text:p text:style-name="P37">lexer.h:</text:p>
      <text:p text:style-name="КОД"><text:span text:style-name="T7"><text:s text:c="4"/></text:span><text:span text:style-name="T21">//</text:span><text:span text:style-name="T7"> </text:span><text:span text:style-name="T21">обработка</text:span><text:span text:style-name="T7"> </text:span><text:span text:style-name="T21">ошибок</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p>
      <text:p text:style-name="КОД"><text:span text:style-name="T7"><text:s text:c="5"/></text:span><text:span text:style-name="T27">*</text:span><text:span text:style-name="T7"> </text:span><text:span text:style-name="T29">@param</text:span><text:span text:style-name="T7"> </text:span><text:span text:style-name="T27">msg</text:span><text:span text:style-name="T7"> </text:span><text:span text:style-name="T27">сообщени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span text:style-name="T7"> </text:span><text:span text:style-name="T27">при</text:span><text:span text:style-name="T7"> </text:span><text:span text:style-name="T27">недопустимом</text:span><text:span text:style-name="T7"> </text:span><text:span text:style-name="T27">символе</text:span></text:p>
      <text:p text:style-name="КОД"><text:span text:style-name="T7"><text:s text:c="5"/></text:span><text:span text:style-name="T27">*</text:span><text:span text:style-name="T7"> </text:span><text:span text:style-name="T29">@param</text:span><text:span text:style-name="T7"> </text:span><text:span text:style-name="T27">unexpectedChar</text:span><text:span text:style-name="T7"> </text:span><text:span text:style-name="T27">неправильный</text:span><text:span text:style-name="T7"> </text:span><text:span text:style-name="T27">символ</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unexpected</text:span>(<text:span text:style-name="T30">char</text:span><text:span text:style-name="T7"> </text:span><text:span text:style-name="T12">unexpectedChar</text:span>);</text:p>
      <text:p text:style-name="Horizontal_20_Line"/>
      <text:p text:style-name="P38">lexer.cpp:</text:p>
      <text:p text:style-name="КОД"><text:span text:style-name="T30">void</text:span><text:span text:style-name="T7"> </text:span><text:span text:style-name="T2">Lexer</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4">cout</text:span><text:span text:style-name="T7"> </text:span>&lt;&lt;<text:span text:style-name="T7"> </text:span><text:span text:style-name="T21">"line:</text:span><text:span text:style-name="T7"> </text:span><text:span text:style-name="T21">"</text:span><text:span text:style-name="T7"> </text:span>&lt;&lt;<text:span text:style-name="T7"> </text:span><text:span text:style-name="T46">_line</text:span><text:span text:style-name="T7"> </text:span>&lt;&lt;<text:span text:style-name="T7"> </text:span><text:span text:style-name="T21">",</text:span><text:span text:style-name="T7"> </text:span><text:span text:style-name="T21">pos:"</text:span><text:span text:style-name="T7"> </text:span>&lt;&lt;<text:span text:style-name="T7"> </text:span><text:span text:style-name="T46">_pos</text:span><text:span text:style-name="T7"> </text:span>&lt;&lt;<text:span text:style-name="T7"> </text:span><text:span text:style-name="T21">"</text:span><text:span text:style-name="T7"> </text:span><text:span text:style-name="T21">"</text:span><text:span text:style-name="T7"> </text:span>&lt;&lt;<text:span text:style-name="T7"> </text:span><text:span text:style-name="T12">msg</text:span>;</text:p>
      <text:p text:style-name="КОД"><text:span text:style-name="T7"><text:s text:c="4"/></text:span><text:span text:style-name="T16">exit</text:span>(<text:span text:style-name="T27">1</text:span>);</text:p>
      <text:p text:style-name="КОД">}</text:p>
      <text:p text:style-name="КОД"/>
      <text:p text:style-name="КОД"><text:span text:style-name="T30">void</text:span><text:span text:style-name="T7"> </text:span><text:span text:style-name="T2">Lexer</text:span>::<text:span text:style-name="T17">unexpected</text:span>(<text:span text:style-name="T30">char</text:span><text:span text:style-name="T7"> </text:span><text:span text:style-name="T12">unexpectedChar</text:span>)</text:p>
      <text:p text:style-name="КОД">{</text:p>
      <text:p text:style-name="КОД"><text:span text:style-name="T7"><text:s text:c="4"/></text:span><text:span text:style-name="T16">error</text:span>(<text:span text:style-name="T2">std</text:span>::<text:span text:style-name="T2">string</text:span>(<text:span text:style-name="T21">"Unexpected character: ["</text:span>)<text:span text:style-name="T7"> </text:span><text:span text:style-name="T16">+</text:span><text:span text:style-name="T7"> </text:span><text:span text:style-name="T12">unexpectedChar</text:span><text:span text:style-name="T7"> </text:span><text:span text:style-name="T16">+</text:span><text:span text:style-name="T7"> </text:span><text:span text:style-name="T21">"]"</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Assig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Semicolo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if</text:span><text:span text:style-name="T7"> </text:span>(<text:span text:style-name="T16">isLetter</text:span>(<text:span text:style-name="T12">c</text:span>)<text:span text:style-name="T7"> </text:span>||<text:span text:style-name="T7"> </text:span><text:span text:style-name="T12">c</text:span><text:span text:style-name="T7"> </text:span>==<text:span text:style-name="T7"> </text:span><text:span text:style-name="T21">'_'</text:span>)<text:span text:style-name="T7"> </text:span>{</text:p>
      <text:p text:style-name="КОД"><text:span text:style-name="T7"><text:s text:c="16"/></text:span><text:span text:style-name="T16">readIdentifi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6">isdigit</text:span>(<text:span text:style-name="T12">c</text:span>))<text:span text:style-name="T7"> </text:span>{</text:p>
      <text:p text:style-name="КОД"><text:span text:style-name="T7"><text:s text:c="16"/></text:span><text:span text:style-name="T16">readNumb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break</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7">include</text:span><text:span text:style-name="T7"> </text:span>&lt;<text:span text:style-name="T21">locale</text:span>&gt;</text:p>
      <text:p text:style-name="КОД">#<text:span text:style-name="T27">include</text:span><text:span text:style-name="T7"> </text:span>&lt;<text:span text:style-name="T21">codecvt</text:span>&gt;</text:p>
      <text:p text:style-name="КОД">#<text:span text:style-name="T27">include</text:span><text:span text:style-name="T7"> </text:span>&lt;<text:span text:style-name="T21">exception</text:span>&gt;</text:p>
      <text:p text:style-name="Horizontal_20_Line"/>
      <text:p text:style-name="P45">В parser.cpp:</text:p>
      <text:p text:style-name="КОД"><text:span text:style-name="T30">using</text:span><text:span text:style-name="T7"> </text:span><text:span text:style-name="T30">namespace</text:span><text:span text:style-name="T7"> </text:span><text:span text:style-name="T2">std</text:span>;</text:p>
      <text:p text:style-name="КОД"><text:span text:style-name="T30">namespace</text:span><text:span text:style-name="T7"> </text:span><text:span text:style-name="T3">escript</text:span><text:span text:style-name="T7"> </text:span>{</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0">char32_t</text:span>&gt;,<text:span text:style-name="T7"> </text:span><text:span text:style-name="T30">char32_t</text:span>&gt;<text:span text:style-name="T7"> </text:span><text:span text:style-name="T12">converter</text:span>;</text:p>
      <text:p text:style-name="КОД"><text:span text:style-name="T7"><text:s text:c="8"/></text:span><text:span text:style-name="T34">cout</text:span><text:span text:style-name="T7"> </text:span><text:span text:style-name="T16">&lt;&lt;</text:span><text:span text:style-name="T7"> </text:span><text:span text:style-name="T12">converter</text:span>.<text:span text:style-name="T16">to_bytes</text:span>(<text:span text:style-name="T46">_lexer</text:span><text:span text:style-name="T16">-&gt;tokenText</text:span>())<text:span text:style-name="T7"> </text:span><text:span text:style-name="T16">&lt;&lt;</text:span><text:span text:style-name="T7"> </text:span><text:span text:style-name="T20">"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4">чтобы к нему уже не возвращаться,</text:span> а затем перейдём к синтаксическому <text:span text:style-name="T6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5">При этом надо учесть, что поток может закончиться, и если последний символ равен «-1», то возврат делать не нужно:</text:span></text:p>
      <text:p text:style-name="КОД"><text:span text:style-name="T30">case</text:span><text:span text:style-name="T7"> </text:span><text:span text:style-name="T21">'+'</text:span>:</text:p>
      <text:p text:style-name="КОД"><text:span text:style-name="T7"><text:s text:c="4"/></text:span><text:span text:style-name="T46">_tokenText</text:span>.<text:span text:style-name="T16">push_back</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34"><text:span text:style-name="T7"><text:s text:c="4"/></text:span><text:span text:style-name="T46">_tokenText</text:span>.<text:span text:style-name="T16">push_back</text:span>(<text:span text:style-name="T12">c</text:span>);</text:p>
      <text:p text:style-name="P49">Можно либо сделать функцию, либо макрос. Функция потребует част<text:span text:style-name="T66">ых накладных расходов на каждый вызов</text:span>. <text:span text:style-name="T66">Поэтому напишем макрос:</text:span></text:p>
      <text:p text:style-name="P226">#<text:span text:style-name="T3">define</text:span><text:span text:style-name="T7"> </text:span><text:span text:style-name="T27">PUSH</text:span>(<text:span text:style-name="T27">c</text:span>)<text:span text:style-name="T7"> </text:span><text:span text:style-name="T27">_tokenText</text:span>.<text:span text:style-name="T27">push_back</text:span>((<text:span text:style-name="T27">c</text:span>))</text:p>
      <text:p text:style-name="P50">Это намного короче. <text:span text:style-name="T67">Таким же образом заменим и постоянные присваивания в возвратах: вместо</text:span></text:p>
      <text:p text:style-name="КОД"><text:span text:style-name="T30">return</text:span><text:span text:style-name="T7"> </text:span><text:span text:style-name="T4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0">return</text:span><text:span text:style-name="T7"> </text:span><text:span text:style-name="T2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2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Assign</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2"/></text:span><text:span text:style-name="T30">return</text:span><text:span text:style-name="T7"> </text:span><text:span text:style-name="T27">TOKEN</text:span>(<text:span text:style-name="T2">Token</text:span>::<text:span text:style-name="T2">Equal</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12"/></text:span><text:span text:style-name="T27">PUSH</text:span>(<text:span text:style-name="T12">c</text:span>);</text:p>
      <text:p text:style-name="КОД"><text:span text:style-name="T7"><text:s text:c="12"/></text:span><text:span text:style-name="T30">return</text:span><text:span text:style-name="T7"> </text:span><text:span text:style-name="T27">TOKEN</text:span>(<text:span text:style-name="T2">Token</text:span>::<text:span text:style-name="T2">Identity</text:span>);</text:p>
      <text:p text:style-name="КОД"><text:span text:style-name="T7"><text:s text:c="8"/></text:span>}</text:p>
      <text:p text:style-name="КОД"><text:span text:style-name="T7"><text:s text:c="8"/></text:span><text:span text:style-name="T16">back</text:span>();<text:span text:style-name="T7"> </text:span><text:span text:style-name="T21">//</text:span><text:span text:style-name="T7"> </text:span><text:span text:style-name="T21">==</text:span><text:span text:style-name="T7"> <text:s/></text:span><text:span text:style-name="T21">&lt;---</text:span></text:p>
      <text:p text:style-name="КОД"><text:span text:style-name="T7"><text:s text:c="8"/></text:span><text:span text:style-name="T30">return</text:span><text:span text:style-name="T7"> </text:span><text:span text:style-name="T27">TOKEN</text:span>(<text:span text:style-name="T2">Token</text:span>::<text:span text:style-name="T2">Equal</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text:span><text:span text:style-name="T7"> </text:span><text:span text:style-name="T21">&lt;---</text:span></text:p>
      <text:p text:style-name="КОД"><text:span text:style-name="T7"><text:s text:c="4"/></text:span><text:span text:style-name="T30">return</text:span><text:span text:style-name="T7"> </text:span><text:span text:style-name="T27">TOKEN</text:span>(<text:span text:style-name="T2">Token</text:span>::<text:span text:style-name="T2">Assign</text:span>);</text:p>
      <text:p text:style-name="Horizontal_20_Line"/>
      <text:p text:style-name="Text_20_body">Заметим, что <text:span text:style-name="T68">в начале каждого «case» будет стоять выражение</text:span></text:p>
      <text:p text:style-name="P235"><text:span text:style-name="T30">case</text:span><text:span text:style-name="T7"> </text:span><text:span text:style-name="T21">'</text:span><text:span text:style-name="T24">символ</text:span><text:span text:style-name="T21">'</text:span>:</text:p>
      <text:p text:style-name="P235"><text:span text:style-name="T7"><text:s text:c="4"/></text:span><text:span text:style-name="T27">PUSH</text:span>(<text:span text:style-name="T12">c</text:span>); // &lt;--- <text:span text:style-name="T7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6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7">PUSH</text:span>(<text:span text:style-name="T12">c</text:span>);</text:p>
      <text:p text:style-name="P235"><text:span text:style-name="T30">switch</text:span><text:span text:style-name="T7"> </text:span>(<text:span text:style-name="T12">c</text:span>)<text:span text:style-name="T7"> </text:span>{ </text:p>
      <text:p text:style-name="P235">// .........</text:p>
      <text:p text:style-name="P54"/>
      <text:p text:style-name="P54"><text:soft-page-break/>а в ветку «default» поставим выброс ошибки, поскольку это будет означать, что пришёл <text:span text:style-name="T69">недопустимый</text:span> символ. <text:s/><text:span text:style-name="T70">Таким образом мы сэкономим до полусотни строк кода.</text:span></text:p>
      <text:p text:style-name="P55">Для пропуска комментариев напишем методы </text:p>
      <text:p text:style-name="КОД"><text:span text:style-name="T30">void</text:span><text:span text:style-name="T7"> </text:span><text:span text:style-name="T17">skipToEndOfLine</text:span>();</text:p>
      <text:p text:style-name="КОД"><text:span text:style-name="T30">void</text:span><text:span text:style-name="T7"> </text:span><text:span text:style-name="T17">skipMultilineComment</text:span>();</text:p>
      <text:p text:style-name="P66"><text:span text:style-name="T78">Они не представляют сложности, а вот с функцией считывания строкового литерала нужно повозиться. </text:span><text:span text:style-name="T7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1">Добавьте ссылку на нашу библиотеку EScript.</text:span></text:p>
      <text:p text:style-name="P57">Мы не будем использовать сторонние фреймворки <text:span text:style-name="T72">для тестирования</text:span>, нам достаточно будет одного метода для assert.</text:p>
      <text:p text:style-name="P58">Добавьте класс Lexer_Test <text:span text:style-name="T73">со следующим содержанием:</text:span></text:p>
      <text:p text:style-name="P59">lexer_test.h</text:p>
      <text:p text:style-name="КОД">#<text:span text:style-name="T27">ifndef</text:span><text:span text:style-name="T7"> </text:span><text:span text:style-name="T27">LEXER_TEST_H</text:span></text:p>
      <text:p text:style-name="КОД">#<text:span text:style-name="T27">define</text:span><text:span text:style-name="T7"> </text:span><text:span text:style-name="T27">LEXER_TEST_H</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p>
      <text:p text:style-name="КОД">#<text:span text:style-name="T27">endif</text:span><text:span text:style-name="T7"> </text:span><text:span text:style-name="T21">//</text:span><text:span text:style-name="T7"> </text:span><text:span text:style-name="T21">LEXER_TEST_H</text:span></text:p>
      <text:p text:style-name="Horizontal_20_Line"/>
      <text:p text:style-name="P59">lexer_test.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Lexer_Test</text:span>::<text:span text:style-name="T17">initTestCase</text:span>()</text:p>
      <text:p text:style-name="КОД">{</text:p>
      <text:p text:style-name="КОД">}</text:p>
      <text:p text:style-name="КОД"><text:span text:style-name="T30">void</text:span><text:span text:style-name="T7"> </text:span><text:span text:style-name="T2">Lexer_Test</text:span>::<text:span text:style-name="T17">cleanupTestCase</text:span>()</text:p>
      <text:p text:style-name="КОД">{</text:p>
      <text:p text:style-name="КОД">}</text:p>
      <text:p text:style-name="КОД"><text:span text:style-name="T30">void</text:span><text:span text:style-name="T7"> </text:span><text:span text:style-name="T2">Lexer_Test</text:span>::<text:span text:style-name="T17">test_allTokens</text:span>()</text:p>
      <text:p text:style-name="КОД">{</text:p>
      <text:p text:style-name="КОД"><text:soft-page-break/>}</text:p>
      <text:p text:style-name="КОД"/>
      <text:p text:style-name="P59">Запуск теста будет в main.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0">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1">U"break</text:span><text:span text:style-name="T7"> </text:span><text:span text:style-name="T21">case</text:span><text:span text:style-name="T7"> </text:span><text:span text:style-name="T21">catch</text:span><text:span text:style-name="T7"> </text:span><text:span text:style-name="T21">class</text:span><text:span text:style-name="T7"> </text:span><text:span text:style-name="T21">const</text:span><text:span text:style-name="T7"> </text:span><text:span text:style-name="T21">continue</text:span><text:span text:style-name="T7"> </text:span><text:span text:style-name="T21">debugger</text:span><text:span text:style-name="T7"> </text:span><text:span text:style-name="T21">default</text:span><text:span text:style-name="T7"> </text:span><text:span text:style-name="T21">\r\n"</text:span></text:p>
      <text:p text:style-name="КОД"><text:span text:style-name="T7"><text:s text:c="12"/></text:span><text:span text:style-name="T21">U"</text:span><text:span text:style-name="T7"> </text:span><text:span text:style-name="T21">delete</text:span><text:span text:style-name="T7"> <text:s/></text:span><text:span text:style-name="T21">do</text:span><text:span text:style-name="T7"> </text:span><text:span text:style-name="T21">else</text:span><text:span text:style-name="T7"> </text:span><text:span text:style-name="T21">enum</text:span><text:span text:style-name="T7"> </text:span><text:span text:style-name="T21">export</text:span><text:span text:style-name="T7"> </text:span><text:span text:style-name="T21">extends</text:span><text:span text:style-name="T7"> </text:span><text:span text:style-name="T21">finally</text:span><text:span text:style-name="T7"> </text:span><text:span text:style-name="T21">for</text:span><text:span text:style-name="T7"> </text:span><text:span text:style-name="T21">function\r\n"</text:span></text:p>
      <text:p text:style-name="КОД"><text:span text:style-name="T7"><text:s text:c="12"/></text:span><text:span text:style-name="T21">U"</text:span><text:span text:style-name="T7"> </text:span><text:span text:style-name="T21">if</text:span><text:span text:style-name="T7"> <text:s/></text:span><text:span text:style-name="T21">implements</text:span><text:span text:style-name="T7"> </text:span><text:span text:style-name="T21">import</text:span><text:span text:style-name="T7"> </text:span><text:span text:style-name="T21">in</text:span><text:span text:style-name="T7"> </text:span><text:span text:style-name="T21">instanceof</text:span><text:span text:style-name="T7"> </text:span><text:span text:style-name="T21">interface</text:span><text:span text:style-name="T7"> </text:span><text:span text:style-name="T21">let</text:span><text:span text:style-name="T7"> </text:span><text:span text:style-name="T21">\n"</text:span></text:p>
      <text:p text:style-name="КОД"><text:span text:style-name="T7"><text:s text:c="12"/></text:span><text:span text:style-name="T21">U"</text:span><text:span text:style-name="T7"> </text:span><text:span text:style-name="T21">new</text:span><text:span text:style-name="T7"> </text:span><text:span text:style-name="T21">package</text:span><text:span text:style-name="T7"> </text:span><text:span text:style-name="T21">private</text:span><text:span text:style-name="T7"> </text:span><text:span text:style-name="T21">protected</text:span><text:span text:style-name="T7"> </text:span><text:span text:style-name="T21">public</text:span><text:span text:style-name="T7"> </text:span><text:span text:style-name="T21">return</text:span><text:span text:style-name="T7"> <text:s/></text:span><text:span text:style-name="T21">static</text:span><text:span text:style-name="T7"> </text:span><text:span text:style-name="T21">\n"</text:span></text:p>
      <text:p text:style-name="КОД"><text:span text:style-name="T7"><text:s text:c="12"/></text:span><text:span text:style-name="T21">U"</text:span><text:span text:style-name="T7"> </text:span><text:span text:style-name="T21">super</text:span><text:span text:style-name="T7"> </text:span><text:span text:style-name="T21">switch</text:span><text:span text:style-name="T7"> </text:span><text:span text:style-name="T21">this</text:span><text:span text:style-name="T7"> </text:span><text:span text:style-name="T21">throw</text:span><text:span text:style-name="T7"> <text:s/></text:span><text:span text:style-name="T21">try</text:span><text:span text:style-name="T7"> </text:span><text:span text:style-name="T21">typeof</text:span><text:span text:style-name="T7"> </text:span><text:span text:style-name="T21">var</text:span><text:span text:style-name="T7"> </text:span><text:span text:style-name="T21">void</text:span><text:span text:style-name="T7"> </text:span><text:span text:style-name="T21">while</text:span><text:span text:style-name="T7"> </text:span><text:span text:style-name="T21">with</text:span><text:span text:style-name="T7"> </text:span><text:span text:style-name="T21">yield\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lt;</text:span><text:span text:style-name="T7"> </text:span><text:span text:style-name="T21">&lt;=</text:span><text:span text:style-name="T7"> </text:span><text:span text:style-name="T21">&lt;&lt;</text:span><text:span text:style-name="T7"> </text:span><text:span text:style-name="T21">&lt;&lt;=</text:span><text:span text:style-name="T7"> </text:span><text:span text:style-name="T21">&gt;</text:span><text:span text:style-name="T7"> </text:span><text:span text:style-name="T21">&gt;=</text:span><text:span text:style-name="T7"> </text:span><text:span text:style-name="T21">&gt;&gt;</text:span><text:span text:style-name="T7"> </text:span><text:span text:style-name="T21">&gt;&gt;=</text:span><text:span text:style-name="T7"> </text:span><text:span text:style-name="T21">&gt;&gt;&gt;</text:span><text:span text:style-name="T7"> </text:span><text:span text:style-name="T21">&gt;&gt;&gt;=</text:span><text:span text:style-name="T7"> </text:span><text:span text:style-name="T21">=</text:span><text:span text:style-name="T7"> </text:span><text:span text:style-name="T21">==</text:span><text:span text:style-name="T7"> </text:span><text:span text:style-name="T21">===</text:span><text:span text:style-name="T7"> </text:span><text:span text:style-name="T21">&amp;</text:span><text:span text:style-name="T7"> </text:span><text:span text:style-name="T21">&amp;&amp;</text:span><text:span text:style-name="T7"> </text:span><text:span text:style-name="T21">&amp;=\n"</text:span></text:p>
      <text:p text:style-name="КОД"><text:span text:style-name="T7"><text:s text:c="12"/></text:span><text:span text:style-name="T21">U" | || |= ~ <text:s/>~= ? : ,;"</text:span>;</text:p>
      <text:p text:style-name="Horizontal_20_Line"/>
      <text:p text:style-name="P61">проверочный массив токенов:</text:p>
      <text:p text:style-name="КОД"><text:span text:style-name="T30">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1">//</text:span><text:span text:style-name="T7"> </text:span><text:span text:style-name="T21">break</text:span></text:p>
      <text:p text:style-name="КОД"><text:span text:style-name="T7"><text:s text:c="8"/></text:span><text:span text:style-name="T2">Token</text:span>::<text:span text:style-name="T2">Case</text:span>,<text:span text:style-name="T7"> <text:s text:c="14"/></text:span><text:span text:style-name="T21">//</text:span><text:span text:style-name="T7"> </text:span><text:span text:style-name="T21">case</text:span></text:p>
      <text:p text:style-name="КОД"><text:span text:style-name="T7"><text:s text:c="8"/></text:span><text:span text:style-name="T2">Token</text:span>::<text:span text:style-name="T2">Catch</text:span>,<text:span text:style-name="T7"> <text:s text:c="13"/></text:span><text:span text:style-name="T21">//</text:span><text:span text:style-name="T7"> </text:span><text:span text:style-name="T21">catch</text:span></text:p>
      <text:p text:style-name="КОД"><text:span text:style-name="T7"><text:s text:c="8"/></text:span><text:span text:style-name="T2">Token</text:span>::<text:span text:style-name="T2">Class</text:span>,<text:span text:style-name="T7"> <text:s text:c="13"/></text:span><text:span text:style-name="T21">//</text:span><text:span text:style-name="T7"> </text:span><text:span text:style-name="T21">class</text:span></text:p>
      <text:p text:style-name="КОД"><text:span text:style-name="T7"><text:s text:c="8"/></text:span><text:span text:style-name="T2">Token</text:span>::<text:span text:style-name="T2">Const</text:span>,<text:span text:style-name="T7"> <text:s text:c="13"/></text:span><text:span text:style-name="T21">//</text:span><text:span text:style-name="T7"> </text:span><text:span text:style-name="T21">const</text:span></text:p>
      <text:p text:style-name="КОД"><text:span text:style-name="T7"><text:s text:c="8"/></text:span><text:span text:style-name="T2">Token</text:span>::<text:span text:style-name="T2">Continue</text:span>,<text:span text:style-name="T7"> <text:s text:c="10"/></text:span><text:span text:style-name="T21">//</text:span><text:span text:style-name="T7"> </text:span><text:span text:style-name="T21">continue</text:span></text:p>
      <text:p text:style-name="КОД"><text:span text:style-name="T7"><text:s text:c="8"/></text:span><text:span text:style-name="T2">Token</text:span>::<text:span text:style-name="T2">Debugger</text:span>,<text:span text:style-name="T7"> <text:s text:c="10"/></text:span><text:span text:style-name="T21">//</text:span><text:span text:style-name="T7"> </text:span><text:span text:style-name="T21">debugger</text:span></text:p>
      <text:p text:style-name="КОД"><text:span text:style-name="T7"><text:s text:c="8"/></text:span><text:span text:style-name="T2">Token</text:span>::<text:span text:style-name="T2">Default</text:span>,<text:span text:style-name="T7"> <text:s text:c="11"/></text:span><text:span text:style-name="T21">//</text:span><text:span text:style-name="T7"> </text:span><text:span text:style-name="T21">default</text:span></text:p>
      <text:p text:style-name="КОД"><text:span text:style-name="T7"><text:s text:c="8"/></text:span><text:span text:style-name="T2">Token</text:span>::<text:span text:style-name="T2">Delete</text:span>,<text:span text:style-name="T7"> <text:s text:c="12"/></text:span><text:span text:style-name="T21">//</text:span><text:span text:style-name="T7"> </text:span><text:span text:style-name="T21">delete</text:span></text:p>
      <text:p text:style-name="КОД"><text:span text:style-name="T7"><text:s text:c="8"/></text:span><text:span text:style-name="T2">Token</text:span>::<text:span text:style-name="T2">Do</text:span>,<text:span text:style-name="T7"> <text:s text:c="16"/></text:span><text:span text:style-name="T21">//</text:span><text:span text:style-name="T7"> </text:span><text:span text:style-name="T21">do</text:span></text:p>
      <text:p text:style-name="КОД"><text:span text:style-name="T7"><text:s text:c="8"/></text:span><text:span text:style-name="T2">Token</text:span>::<text:span text:style-name="T2">Else</text:span>,<text:span text:style-name="T7"> <text:s text:c="14"/></text:span><text:span text:style-name="T21">//</text:span><text:span text:style-name="T7"> </text:span><text:span text:style-name="T21">else</text:span></text:p>
      <text:p text:style-name="КОД"><text:span text:style-name="T7"><text:s text:c="8"/></text:span><text:span text:style-name="T2">Token</text:span>::<text:span text:style-name="T2">Enum</text:span>,<text:span text:style-name="T7"> <text:s text:c="14"/></text:span><text:span text:style-name="T21">//</text:span><text:span text:style-name="T7"> </text:span><text:span text:style-name="T21">enum</text:span></text:p>
      <text:p text:style-name="КОД"><text:span text:style-name="T7"><text:s text:c="8"/></text:span><text:span text:style-name="T2">Token</text:span>::<text:span text:style-name="T2">Export</text:span>,<text:span text:style-name="T7"> <text:s text:c="12"/></text:span><text:span text:style-name="T21">//</text:span><text:span text:style-name="T7"> </text:span><text:span text:style-name="T21">export</text:span></text:p>
      <text:p text:style-name="КОД"><text:span text:style-name="T7"><text:s text:c="8"/></text:span><text:span text:style-name="T2">Token</text:span>::<text:span text:style-name="T2">Extends</text:span>,<text:span text:style-name="T7"> <text:s text:c="11"/></text:span><text:span text:style-name="T21">//</text:span><text:span text:style-name="T7"> </text:span><text:span text:style-name="T21">extends</text:span></text:p>
      <text:p text:style-name="КОД"><text:span text:style-name="T7"><text:s text:c="8"/></text:span><text:span text:style-name="T2">Token</text:span>::<text:span text:style-name="T2">Finally</text:span>,<text:span text:style-name="T7"> <text:s text:c="11"/></text:span><text:span text:style-name="T21">//</text:span><text:span text:style-name="T7"> </text:span><text:span text:style-name="T21">finally</text:span></text:p>
      <text:p text:style-name="КОД"><text:span text:style-name="T7"><text:s text:c="8"/></text:span><text:span text:style-name="T2">Token</text:span>::<text:span text:style-name="T2">For</text:span>,<text:span text:style-name="T7"> <text:s text:c="15"/></text:span><text:span text:style-name="T21">//</text:span><text:span text:style-name="T7"> </text:span><text:span text:style-name="T21">for</text:span></text:p>
      <text:p text:style-name="КОД"><text:span text:style-name="T7"><text:s text:c="8"/></text:span><text:span text:style-name="T2">Token</text:span>::<text:span text:style-name="T2">Function</text:span>,<text:span text:style-name="T7"> <text:s text:c="10"/></text:span><text:span text:style-name="T21">//</text:span><text:span text:style-name="T7"> </text:span><text:span text:style-name="T21">function</text:span></text:p>
      <text:p text:style-name="КОД"><text:span text:style-name="T7"><text:s text:c="8"/></text:span><text:span text:style-name="T2">Token</text:span>::<text:span text:style-name="T2">If</text:span>,<text:span text:style-name="T7"> <text:s text:c="16"/></text:span><text:span text:style-name="T21">//</text:span><text:span text:style-name="T7"> </text:span><text:span text:style-name="T21">if</text:span></text:p>
      <text:p text:style-name="КОД"><text:span text:style-name="T7"><text:s text:c="8"/></text:span><text:span text:style-name="T2">Token</text:span>::<text:span text:style-name="T2">Implements</text:span>,<text:span text:style-name="T7"> <text:s text:c="8"/></text:span><text:span text:style-name="T21">//</text:span><text:span text:style-name="T7"> </text:span><text:span text:style-name="T21">implements</text:span></text:p>
      <text:p text:style-name="КОД"><text:span text:style-name="T7"><text:s text:c="8"/></text:span><text:span text:style-name="T2">Token</text:span>::<text:span text:style-name="T2">Import</text:span>,<text:span text:style-name="T7"> <text:s text:c="12"/></text:span><text:span text:style-name="T21">//</text:span><text:span text:style-name="T7"> </text:span><text:span text:style-name="T21">import</text:span></text:p>
      <text:p text:style-name="КОД"><text:span text:style-name="T7"><text:s text:c="8"/></text:span><text:span text:style-name="T2">Token</text:span>::<text:span text:style-name="T2">In</text:span>,<text:span text:style-name="T7"> <text:s text:c="16"/></text:span><text:span text:style-name="T21">//</text:span><text:span text:style-name="T7"> </text:span><text:span text:style-name="T21">in</text:span></text:p>
      <text:p text:style-name="КОД"><text:span text:style-name="T7"><text:s text:c="8"/></text:span><text:span text:style-name="T2">Token</text:span>::<text:span text:style-name="T2">Instanceof</text:span>,<text:span text:style-name="T7"> <text:s text:c="8"/></text:span><text:span text:style-name="T21">//</text:span><text:span text:style-name="T7"> </text:span><text:span text:style-name="T21">instanceof</text:span></text:p>
      <text:p text:style-name="КОД"><text:span text:style-name="T7"><text:s text:c="8"/></text:span><text:span text:style-name="T2">Token</text:span>::<text:span text:style-name="T2">Interface</text:span>,<text:span text:style-name="T7"> <text:s text:c="9"/></text:span><text:span text:style-name="T21">//</text:span><text:span text:style-name="T7"> </text:span><text:span text:style-name="T21">interface</text:span></text:p>
      <text:p text:style-name="КОД"><text:span text:style-name="T7"><text:s text:c="8"/></text:span><text:span text:style-name="T2">Token</text:span>::<text:span text:style-name="T2">Let</text:span>,<text:span text:style-name="T7"> <text:s text:c="15"/></text:span><text:span text:style-name="T21">//</text:span><text:span text:style-name="T7"> </text:span><text:span text:style-name="T21">let</text:span></text:p>
      <text:p text:style-name="КОД"><text:span text:style-name="T7"><text:s text:c="8"/></text:span><text:span text:style-name="T2">Token</text:span>::<text:span text:style-name="T2">New</text:span>,<text:span text:style-name="T7"> <text:s text:c="15"/></text:span><text:span text:style-name="T21">//</text:span><text:span text:style-name="T7"> </text:span><text:span text:style-name="T21">new</text:span></text:p>
      <text:p text:style-name="КОД"><text:span text:style-name="T7"><text:s text:c="8"/></text:span><text:span text:style-name="T2">Token</text:span>::<text:span text:style-name="T2">Package</text:span>,<text:span text:style-name="T7"> <text:s text:c="11"/></text:span><text:span text:style-name="T21">//</text:span><text:span text:style-name="T7"> </text:span><text:span text:style-name="T21">package</text:span></text:p>
      <text:p text:style-name="КОД"><text:span text:style-name="T7"><text:s text:c="8"/></text:span><text:span text:style-name="T2">Token</text:span>::<text:span text:style-name="T2">Private</text:span>,<text:span text:style-name="T7"> <text:s text:c="11"/></text:span><text:span text:style-name="T21">//</text:span><text:span text:style-name="T7"> </text:span><text:span text:style-name="T21">private</text:span></text:p>
      <text:p text:style-name="КОД"><text:span text:style-name="T7"><text:s text:c="8"/></text:span><text:span text:style-name="T2">Token</text:span>::<text:span text:style-name="T2">Protected</text:span>,<text:span text:style-name="T7"> <text:s text:c="9"/></text:span><text:span text:style-name="T21">//</text:span><text:span text:style-name="T7"> </text:span><text:span text:style-name="T21">protected</text:span></text:p>
      <text:p text:style-name="КОД"><text:span text:style-name="T7"><text:s text:c="8"/></text:span><text:span text:style-name="T2">Token</text:span>::<text:span text:style-name="T2">Public</text:span>,<text:span text:style-name="T7"> <text:s text:c="12"/></text:span><text:span text:style-name="T21">//</text:span><text:span text:style-name="T7"> </text:span><text:span text:style-name="T21">public</text:span></text:p>
      <text:p text:style-name="КОД"><text:span text:style-name="T7"><text:s text:c="8"/></text:span><text:span text:style-name="T2">Token</text:span>::<text:span text:style-name="T2">Return</text:span>,<text:span text:style-name="T7"> <text:s text:c="12"/></text:span><text:span text:style-name="T21">//</text:span><text:span text:style-name="T7"> </text:span><text:span text:style-name="T21">return</text:span></text:p>
      <text:p text:style-name="КОД"><text:span text:style-name="T7"><text:s text:c="8"/></text:span><text:span text:style-name="T2">Token</text:span>::<text:span text:style-name="T2">Static</text:span>,<text:span text:style-name="T7"> <text:s text:c="12"/></text:span><text:span text:style-name="T21">//</text:span><text:span text:style-name="T7"> </text:span><text:span text:style-name="T21">static</text:span></text:p>
      <text:p text:style-name="КОД"><text:span text:style-name="T7"><text:s text:c="8"/></text:span><text:span text:style-name="T2">Token</text:span>::<text:span text:style-name="T2">Super</text:span>,<text:span text:style-name="T7"> <text:s text:c="13"/></text:span><text:span text:style-name="T21">//</text:span><text:span text:style-name="T7"> </text:span><text:span text:style-name="T21">super</text:span></text:p>
      <text:p text:style-name="КОД"><text:span text:style-name="T7"><text:s text:c="8"/></text:span><text:span text:style-name="T2">Token</text:span>::<text:span text:style-name="T2">Switch</text:span>,<text:span text:style-name="T7"> <text:s text:c="12"/></text:span><text:span text:style-name="T21">//</text:span><text:span text:style-name="T7"> </text:span><text:span text:style-name="T21">switch</text:span></text:p>
      <text:p text:style-name="КОД"><text:soft-page-break/><text:span text:style-name="T7"><text:s text:c="8"/></text:span><text:span text:style-name="T2">Token</text:span>::<text:span text:style-name="T2">This</text:span>,<text:span text:style-name="T7"> <text:s text:c="14"/></text:span><text:span text:style-name="T21">//</text:span><text:span text:style-name="T7"> </text:span><text:span text:style-name="T21">this</text:span></text:p>
      <text:p text:style-name="КОД"><text:span text:style-name="T7"><text:s text:c="8"/></text:span><text:span text:style-name="T2">Token</text:span>::<text:span text:style-name="T2">Throw</text:span>,<text:span text:style-name="T7"> <text:s text:c="13"/></text:span><text:span text:style-name="T21">//</text:span><text:span text:style-name="T7"> </text:span><text:span text:style-name="T21">throw</text:span></text:p>
      <text:p text:style-name="КОД"><text:span text:style-name="T7"><text:s text:c="8"/></text:span><text:span text:style-name="T2">Token</text:span>::<text:span text:style-name="T2">Try</text:span>,<text:span text:style-name="T7"> <text:s text:c="15"/></text:span><text:span text:style-name="T21">//</text:span><text:span text:style-name="T7"> </text:span><text:span text:style-name="T21">try</text:span></text:p>
      <text:p text:style-name="КОД"><text:span text:style-name="T7"><text:s text:c="8"/></text:span><text:span text:style-name="T2">Token</text:span>::<text:span text:style-name="T2">Typeof</text:span>,<text:span text:style-name="T7"> <text:s text:c="12"/></text:span><text:span text:style-name="T21">//</text:span><text:span text:style-name="T7"> </text:span><text:span text:style-name="T21">typeof</text:span></text:p>
      <text:p text:style-name="КОД"><text:span text:style-name="T7"><text:s text:c="8"/></text:span><text:span text:style-name="T2">Token</text:span>::<text:span text:style-name="T2">Var</text:span>,<text:span text:style-name="T7"> <text:s text:c="15"/></text:span><text:span text:style-name="T21">//</text:span><text:span text:style-name="T7"> </text:span><text:span text:style-name="T21">var</text:span></text:p>
      <text:p text:style-name="КОД"><text:span text:style-name="T7"><text:s text:c="8"/></text:span><text:span text:style-name="T2">Token</text:span>::<text:span text:style-name="T2">Void</text:span>,<text:span text:style-name="T7"> <text:s text:c="14"/></text:span><text:span text:style-name="T21">//</text:span><text:span text:style-name="T7"> </text:span><text:span text:style-name="T21">void</text:span></text:p>
      <text:p text:style-name="КОД"><text:span text:style-name="T7"><text:s text:c="8"/></text:span><text:span text:style-name="T2">Token</text:span>::<text:span text:style-name="T2">While</text:span>,<text:span text:style-name="T7"> <text:s text:c="13"/></text:span><text:span text:style-name="T21">//</text:span><text:span text:style-name="T7"> </text:span><text:span text:style-name="T21">while</text:span></text:p>
      <text:p text:style-name="КОД"><text:span text:style-name="T7"><text:s text:c="8"/></text:span><text:span text:style-name="T2">Token</text:span>::<text:span text:style-name="T2">With</text:span>,<text:span text:style-name="T7"> <text:s text:c="14"/></text:span><text:span text:style-name="T21">//</text:span><text:span text:style-name="T7"> </text:span><text:span text:style-name="T21">with</text:span></text:p>
      <text:p text:style-name="КОД"><text:span text:style-name="T7"><text:s text:c="8"/></text:span><text:span text:style-name="T2">Token</text:span>::<text:span text:style-name="T2">Yield</text:span>,<text:span text:style-name="T7"> <text:s text:c="13"/></text:span><text:span text:style-name="T21">//</text:span><text:span text:style-name="T7"> </text:span><text:span text:style-name="T21">yield</text:span></text:p>
      <text:p text:style-name="КОД"><text:span text:style-name="T7"><text:s text:c="8"/></text:span><text:span text:style-name="T2">Token</text:span>::<text:span text:style-name="T2">Dot</text:span>,<text:span text:style-name="T7"> <text:s text:c="15"/></text:span><text:span text:style-name="T21">//</text:span><text:span text:style-name="T7"> </text:span><text:span text:style-name="T21">.</text:span></text:p>
      <text:p text:style-name="КОД"><text:span text:style-name="T7"><text:s text:c="8"/></text:span><text:span text:style-name="T2">Token</text:span>::<text:span text:style-name="T2">LeftParenth</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LeftBrace</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LeftBracket</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RightParenth</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RightBrace</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RightBracket</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Plus</text:span>,<text:span text:style-name="T7"> <text:s text:c="14"/></text:span><text:span text:style-name="T21">//</text:span><text:span text:style-name="T7"> </text:span><text:span text:style-name="T21">+</text:span></text:p>
      <text:p text:style-name="КОД"><text:span text:style-name="T7"><text:s text:c="8"/></text:span><text:span text:style-name="T2">Token</text:span>::<text:span text:style-name="T2">PlusPlus</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MinusMinus</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Caret</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Xor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Exclamatio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NotEqu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NotIdentity</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Asterisk</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Slash</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Percent</text:span>,<text:span text:style-name="T7"> <text:s text:c="11"/></text:span><text:span text:style-name="T21">//</text:span><text:span text:style-name="T7"> </text:span><text:span text:style-name="T21">%</text:span></text:p>
      <text:p text:style-name="КОД"><text:span text:style-name="T7"><text:s text:c="8"/></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8"/></text:span><text:span text:style-name="T2">Token</text:span>::<text:span text:style-name="T2">Less</text:span>,<text:span text:style-name="T7"> <text:s text:c="14"/></text:span><text:span text:style-name="T21">//</text:span><text:span text:style-name="T7"> </text:span><text:span text:style-name="T21">&lt;</text:span></text:p>
      <text:p text:style-name="КОД"><text:span text:style-name="T7"><text:s text:c="8"/></text:span><text:span text:style-name="T2">Token</text:span>::<text:span text:style-name="T2">LessEqual</text:span>,<text:span text:style-name="T7"> <text:s text:c="9"/></text:span><text:span text:style-name="T21">//</text:span><text:span text:style-name="T7"> </text:span><text:span text:style-name="T21">&lt;=</text:span></text:p>
      <text:p text:style-name="КОД"><text:span text:style-name="T7"><text:s text:c="8"/></text:span><text:span text:style-name="T2">Token</text:span>::<text:span text:style-name="T2">LShift</text:span>,<text:span text:style-name="T7"> <text:s text:c="12"/></text:span><text:span text:style-name="T21">//</text:span><text:span text:style-name="T7"> </text:span><text:span text:style-name="T21">&lt;&lt;</text:span></text:p>
      <text:p text:style-name="КОД"><text:span text:style-name="T7"><text:s text:c="8"/></text:span><text:span text:style-name="T2">Token</text:span>::<text:span text:style-name="T2">LShiftAssign</text:span>,<text:span text:style-name="T7"> <text:s text:c="6"/></text:span><text:span text:style-name="T21">//</text:span><text:span text:style-name="T7"> </text:span><text:span text:style-name="T21">&lt;&lt;=</text:span></text:p>
      <text:p text:style-name="КОД"><text:span text:style-name="T7"><text:s text:c="8"/></text:span><text:span text:style-name="T2">Token</text:span>::<text:span text:style-name="T2">Greater</text:span>,<text:span text:style-name="T7"> <text:s text:c="11"/></text:span><text:span text:style-name="T21">//</text:span><text:span text:style-name="T7"> </text:span><text:span text:style-name="T21">&gt;</text:span></text:p>
      <text:p text:style-name="КОД"><text:span text:style-name="T7"><text:s text:c="8"/></text:span><text:span text:style-name="T2">Token</text:span>::<text:span text:style-name="T2">GreaterEqual</text:span>,<text:span text:style-name="T7"> <text:s text:c="6"/></text:span><text:span text:style-name="T21">//</text:span><text:span text:style-name="T7"> </text:span><text:span text:style-name="T21">&gt;=</text:span></text:p>
      <text:p text:style-name="КОД"><text:span text:style-name="T7"><text:s text:c="8"/></text:span><text:span text:style-name="T2">Token</text:span>::<text:span text:style-name="T2">RShift</text:span>,<text:span text:style-name="T7"> <text:s text:c="12"/></text:span><text:span text:style-name="T21">//</text:span><text:span text:style-name="T7"> </text:span><text:span text:style-name="T21">&gt;&gt;</text:span></text:p>
      <text:p text:style-name="КОД"><text:span text:style-name="T7"><text:s text:c="8"/></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8"/></text:span><text:span text:style-name="T2">Token</text:span>::<text:span text:style-name="T2">RShiftZero</text:span>,<text:span text:style-name="T7"> <text:s text:c="8"/></text:span><text:span text:style-name="T21">//</text:span><text:span text:style-name="T7"> </text:span><text:span text:style-name="T21">&gt;&gt;&gt;</text:span></text:p>
      <text:p text:style-name="КОД"><text:span text:style-name="T7"><text:s text:c="8"/></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8"/></text:span><text:span text:style-name="T2">Token</text:span>::<text:span text:style-name="T2">Assign</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Equal</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Identity</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Ampersand</text:span>,<text:span text:style-name="T7"> <text:s text:c="9"/></text:span><text:span text:style-name="T21">//</text:span><text:span text:style-name="T7"> </text:span><text:span text:style-name="T21">&amp;</text:span></text:p>
      <text:p text:style-name="КОД"><text:span text:style-name="T7"><text:s text:c="8"/></text:span><text:span text:style-name="T2">Token</text:span>::<text:span text:style-name="T2">LogicalAnd</text:span>,<text:span text:style-name="T7"> <text:s text:c="8"/></text:span><text:span text:style-name="T21">//</text:span><text:span text:style-name="T7"> </text:span><text:span text:style-name="T21">&amp;&amp;</text:span></text:p>
      <text:p text:style-name="КОД"><text:span text:style-name="T7"><text:s text:c="8"/></text:span><text:span text:style-name="T2">Token</text:span>::<text:span text:style-name="T2">BitAndAssign</text:span>,<text:span text:style-name="T7"> <text:s text:c="6"/></text:span><text:span text:style-name="T21">//</text:span><text:span text:style-name="T7"> </text:span><text:span text:style-name="T21">&amp;=</text:span></text:p>
      <text:p text:style-name="КОД"><text:span text:style-name="T7"><text:s text:c="8"/></text:span><text:span text:style-name="T2">Token</text:span>::<text:span text:style-name="T2">Vertic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LogicalOr</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BitOr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BitNot</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Question</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Colon</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Comma</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emicolon</text:span>,<text:span text:style-name="T7"> <text:s text:c="9"/></text:span><text:span text:style-name="T21">//</text:span><text:span text:style-name="T7"> </text:span><text:span text:style-name="T21">;</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0">int</text:span><text:span text:style-name="T7"> </text:span><text:span text:style-name="T12">n</text:span><text:span text:style-name="T7"> </text:span>=<text:span text:style-name="T7"> </text:span><text:span text:style-name="T30">sizeof</text:span><text:span text:style-name="T7"> </text:span>(<text:span text:style-name="T12">tokens</text:span>)<text:span text:style-name="T7"> </text:span>/<text:span text:style-name="T7"> </text:span><text:span text:style-name="T30">sizeof</text:span>(<text:span text:style-name="T2">Token</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1"><text:span text:style-name="T74">Мы написали очень много кода, и к</text:span>онечно же, без ошибок не обойдётся, исправим всё и добьёмся того, чтобы тест прошёл. <text:span text:style-name="T74">В частности, ошибки обнаружились в распознавании точки </text:span><text:span text:style-name="T75">и, соответственно, действительного числа,</text:span><text:span text:style-name="T7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6">Добавим в класс Lexer_Test несколько методов:</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span text:style-name="T7"><text:s text:c="4"/></text:span><text:span text:style-name="T30">void</text:span><text:span text:style-name="T7"> </text:span><text:span text:style-name="T17">test_realNumbers</text:span>();</text:p>
      <text:p text:style-name="КОД"><text:span text:style-name="T7"><text:s text:c="4"/></text:span><text:span text:style-name="T30">void</text:span><text:span text:style-name="T7"> </text:span><text:span text:style-name="T17">test_intNumbers</text:span>();</text:p>
      <text:p text:style-name="КОД"><text:span text:style-name="T7"><text:s text:c="4"/></text:span><text:span text:style-name="T30">void</text:span><text:span text:style-name="T7"> </text:span><text:span text:style-name="T17">test_identifiers</text:span>();</text:p>
      <text:p text:style-name="КОД">};</text:p>
      <text:p text:style-name="Horizontal_20_Line"/>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test_realNumbers</text:span>();</text:p>
      <text:p text:style-name="КОД"><text:span text:style-name="T7"><text:s text:c="4"/></text:span><text:span text:style-name="T16">test_intNumbers</text:span>();</text:p>
      <text:p text:style-name="КОД"><text:span text:style-name="T7"><text:s text:c="4"/></text:span><text:span text:style-name="T16">test_identifiers</text:span>();</text:p>
      <text:p text:style-name="КОД"><text:span text:style-name="T7"><text:s text:c="4"/></text:span><text:span text:style-name="T16">cleanupTestCase</text:span>();</text:p>
      <text:p text:style-name="P236">}</text:p>
      <text:p text:style-name="P237">.........</text:p>
      <text:p text:style-name="КОД"><text:span text:style-name="T30">void</text:span><text:span text:style-name="T7"> </text:span><text:span text:style-name="T2">Lexer_Test</text:span>::<text:span text:style-name="T17">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1">U"1234.5</text:span><text:span text:style-name="T7"> </text:span><text:span text:style-name="T21">6.78</text:span><text:span text:style-name="T7"> </text:span><text:span text:style-name="T21">.89E-11</text:span><text:span text:style-name="T7"> </text:span><text:span text:style-name="T21">0.12e+5</text:span><text:span text:style-name="T7"> </text:span><text:span text:style-name="T21">0.0034</text:span><text:span text:style-name="T7"> </text:span><text:span text:style-name="T21">345E+9"</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E-11"</text:span>,<text:span text:style-name="T7"> </text:span><text:span text:style-name="T21">U"0.12e+5"</text:span>,<text:span text:style-name="T7"> </text:span><text:span text:style-name="T21">U"0.0034"</text:span>,<text:span text:style-name="T7"> </text:span><text:span text:style-name="T21">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Real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1">U"12345 678 8911 125 34 3454"</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11"</text:span>,<text:span text:style-name="T7"> </text:span><text:span text:style-name="T21">U"125"</text:span>,<text:span text:style-name="T7"> </text:span><text:span text:style-name="T21">U"34"</text:span>,<text:span text:style-name="T7"> </text:span><text:span text:style-name="T21">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Integer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text:span text:style-name="T2">Lexer_Test</text:span>::<text:span text:style-name="T17">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1">U"for</text:span><text:span text:style-name="T7"> </text:span><text:span text:style-name="T21">id</text:span><text:span text:style-name="T7"> </text:span><text:span text:style-name="T21">theClass</text:span><text:span text:style-name="T7"> </text:span><text:span text:style-name="T21">in</text:span><text:span text:style-name="T7"> </text:span><text:span text:style-name="T21">myArray"</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5</text:span>;</text:p>
      <text:p text:style-name="КОД"><text:span text:style-name="T7"><text:s text:c="4"/></text:span><text:span text:style-name="T30">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Ids</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Ids</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3">Убедитесь, что все тесты проходят.</text:p>
      <text:p text:style-name="P63">Код <text:span text:style-name="T7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7">'</text:span>одинарные<text:span text:style-name="T77">'</text:span>, "двойные" или <text:span text:style-name="T77">`</text:span>обратные<text:span text:style-name="T77">`</text:span> кавычки. <text:span text:style-name="T7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67">"Этот текст</text:p>
      <text:p text:style-name="P267">занимает несколько</text:p>
      <text:p text:style-name="P266">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0">void</text:span><text:span text:style-name="T7"> </text:span><text:span text:style-name="T2">Lexer_Test</text:span>::<text:span text:style-name="T17">test_quotedString</text:span>()</text:p>
      <text:p text:style-name="КОД">{</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2">u32string</text:span><text:span text:style-name="T7"> </text:span><text:span text:style-name="T12">strCode</text:span>[<text:span text:style-name="T27">6</text:span>]<text:span text:style-name="T7"> </text:span>=<text:span text:style-name="T7"> </text:span>{</text:p>
      <text:p text:style-name="КОД"><text:soft-page-break/><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7">6</text:span>]<text:span text:style-name="T7"> </text:span>=<text:span text:style-name="T7"> </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1">//</text:span><text:span text:style-name="T7"> </text:span><text:span text:style-name="T21">это</text:span><text:span text:style-name="T7"> </text:span><text:span text:style-name="T21">генератор</text:span><text:span text:style-name="T7"> </text:span><text:span text:style-name="T21">нормальных</text:span><text:span text:style-name="T7"> </text:span><text:span text:style-name="T21">строк,</text:span><text:span text:style-name="T7"> </text:span><text:span text:style-name="T21">используйте</text:span><text:span text:style-name="T7"> </text:span><text:span text:style-name="T21">его</text:span><text:span text:style-name="T7"> </text:span><text:span text:style-name="T21">для</text:span><text:span text:style-name="T7"> </text:span><text:span text:style-name="T21">вывода</text:span><text:span text:style-name="T7"> </text:span><text:span text:style-name="T21">в</text:span><text:span text:style-name="T7"> </text:span><text:span text:style-name="T21">терминал</text:span></text:p>
      <text:p text:style-name="КОД"><text:span text:style-name="T7"><text:s text:c="4"/></text:span><text:span text:style-name="T21">//</text:span><text:span text:style-name="T7"> </text:span><text:span text:style-name="T21">и</text:span><text:span text:style-name="T7"> </text:span><text:span text:style-name="T21">создания</text:span><text:span text:style-name="T7"> </text:span><text:span text:style-name="T21">массива</text:span><text:span text:style-name="T7"> </text:span><text:span text:style-name="T21">strCodePattern[],</text:span><text:span text:style-name="T7"> </text:span><text:span text:style-name="T21">который</text:span><text:span text:style-name="T7"> </text:span><text:span text:style-name="T21">используется</text:span><text:span text:style-name="T7"> </text:span><text:span text:style-name="T21">для</text:span><text:span text:style-name="T7"> </text:span><text:span text:style-name="T21">проверки</text:span></text:p>
      <text:p text:style-name="КОД"><text:span text:style-name="T7"><text:s text:c="4"/></text:span><text:span text:style-name="T21">//</text:span><text:span text:style-name="T7"> </text:span><text:span text:style-name="T21">возвращаемой</text:span><text:span text:style-name="T7"> </text:span><text:span text:style-name="T21">лексемы</text:span></text:p>
      <text:p text:style-name="КОД"><text:span text:style-name="T7"><text:s text:c="4"/></text:span><text:span text:style-name="T21">//</text:span><text:span text:style-name="T7"> </text:span><text:span text:style-name="T21">но</text:span><text:span text:style-name="T7"> </text:span><text:span text:style-name="T21">их</text:span><text:span text:style-name="T7"> </text:span><text:span text:style-name="T21">нужно</text:span><text:span text:style-name="T7"> </text:span><text:span text:style-name="T21">чуть</text:span><text:span text:style-name="T7"> </text:span><text:span text:style-name="T21">исправить,</text:span><text:span text:style-name="T7"> </text:span><text:span text:style-name="T21">чтобы</text:span><text:span text:style-name="T7"> </text:span><text:span text:style-name="T21">экранировать</text:span><text:span text:style-name="T7"> </text:span><text:span text:style-name="T21">в</text:span><text:span text:style-name="T7"> </text:span><text:span text:style-name="T21">C++</text:span><text:span text:style-name="T7"> </text:span><text:span text:style-name="T21">коде</text:span></text:p>
      <text:p text:style-name="КОД"><text:span text:style-name="T7"><text:s text:c="4"/></text:span><text:span text:style-name="T21">/*for</text:span><text:span text:style-name="T7"> </text:span><text:span text:style-name="T21">(auto</text:span><text:span text:style-name="T7"> </text:span><text:span text:style-name="T21">&amp;s</text:span><text:span text:style-name="T7"> </text:span><text:span text:style-name="T21">:</text:span><text:span text:style-name="T7"> </text:span><text:span text:style-name="T21">strCode)</text:span><text:span text:style-name="T7"> </text:span><text:span text:style-name="T21">{</text:span></text:p>
      <text:p text:style-name="КОД"><text:span text:style-name="T7"><text:s text:c="8"/></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cout</text:span><text:span text:style-name="T7"> </text:span><text:span text:style-name="T21">&lt;&lt;</text:span><text:span text:style-name="T7"> </text:span><text:span text:style-name="T21">converter.to_bytes(s)</text:span><text:span text:style-name="T7"> </text:span><text:span text:style-name="T21">&lt;&lt;</text:span><text:span text:style-name="T7"> </text:span><text:span text:style-name="T21">","</text:span><text:span text:style-name="T7"> </text:span><text:span text:style-name="T21">&lt;&lt;</text:span><text:span text:style-name="T7"> </text:span><text:span text:style-name="T21">endl;</text:span></text:p>
      <text:p text:style-name="КОД"><text:span text:style-name="T7"><text:s text:c="4"/></text:span><text:span text:style-name="T21">}*/</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6">next</text:span>();</text:p>
      <text:p text:style-name="КОД"><text:span text:style-name="T7"><text:s text:c="8"/></text:span><text:span text:style-name="T27">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1">//</text:span><text:span text:style-name="T7"> </text:span><text:span text:style-name="T21">это</text:span><text:span text:style-name="T7"> </text:span><text:span text:style-name="T21">оставим</text:span><text:span text:style-name="T7"> </text:span><text:span text:style-name="T21">для</text:span><text:span text:style-name="T7"> </text:span><text:span text:style-name="T21">отладочного</text:span><text:span text:style-name="T7"> </text:span><text:span text:style-name="T21">вывода</text:span></text:p>
      <text:p text:style-name="КОД"><text:span text:style-name="T7"><text:s text:c="8"/></text:span><text:span text:style-name="T21">//</text:span><text:span text:style-name="T7"> </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text:span><text:span text:style-name="T7"> </text:span><text:span text:style-name="T21">cout</text:span><text:span text:style-name="T7"> </text:span><text:span text:style-name="T21">&lt;&lt;</text:span><text:span text:style-name="T7"> </text:span><text:span text:style-name="T21">converter.to_bytes(lexer.tokenText())</text:span><text:span text:style-name="T7"> </text:span><text:span text:style-name="T21">&lt;&lt;</text:span><text:span text:style-name="T7"> </text:span><text:span text:style-name="T21">endl;</text:span></text:p>
      <text:p text:style-name="КОД"><text:span text:style-name="T7"><text:s text:c="8"/></text:span><text:span text:style-name="T27">assert</text:span>(<text:span text:style-name="T12">lexer</text:span>.<text:span text:style-name="T16">tokenText</text:span>()<text:span text:style-name="T7"> </text:span><text:span text:style-name="T16">==</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8"><text:span text:style-name="T80">Здесь мы выбрали несколько вариантов строк </text:span><text:span text:style-name="T82">и охватили варианты как с экранированием внутри строки, так и без него</text:span><text:span text:style-name="T80">. </text:span><text:span text:style-name="T81">Закомментированный цикл нужен для формирования тестовых фрагментов. Для запуска вызовем метод </text:span>test_quotedString(); <text:span text:style-name="T81">в Lexer_Test::run().</text:span></text:p>
      <text:p text:style-name="P69">Реализация считывания строки такова:</text:p>
      <text:p text:style-name="КОД"><text:span text:style-name="T30">void</text:span><text:span text:style-name="T7"> </text:span><text:span text:style-name="T2">Lexer</text:span>::<text:span text:style-name="T17">readQuotedString</text:span>(<text:span text:style-name="T30">int</text:span><text:span text:style-name="T7"> </text:span><text:span text:style-name="T12">firstQuote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27">assert</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p>
      <text:p text:style-name="КОД"><text:span text:style-name="T7"><text:s text:c="4"/></text:span><text:span text:style-name="T30">switch</text:span><text:span text:style-name="T7"> </text:span>(<text:span text:style-name="T12">firstQuoteChar</text:span>)<text:span text:style-name="T7"> </text:span>{</text:p>
      <text:p text:style-name="КОД"><text:span text:style-name="T7"><text:s text:c="4"/></text:span><text:span text:style-name="T30">case</text:span><text:span text:style-name="T7"> </text:span><text:span text:style-name="T21">'\"'</text:span>:</text:p>
      <text:p text:style-name="КОД"><text:span text:style-name="T7"><text:s text:c="4"/></text:span><text:span text:style-name="T30">case</text:span><text:span text:style-name="T7"> </text:span><text:span text:style-name="T21">'\''</text:span>:</text:p>
      <text:p text:style-name="КОД"><text:span text:style-name="T7"><text:s text:c="8"/></text:span><text:span text:style-name="T46">_token</text:span><text:span text:style-name="T7"> </text:span>=<text:span text:style-name="T7"> </text:span><text:span text:style-name="T2">Token</text:span>::<text:span text:style-name="T2">QuotedString</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1">'`'</text:span>:</text:p>
      <text:p text:style-name="КОД"><text:soft-page-break/><text:span text:style-name="T7"><text:s text:c="8"/></text:span><text:span text:style-name="T46">_token</text:span><text:span text:style-name="T7"> </text:span>=<text:span text:style-name="T7"> </text:span><text:span text:style-name="T2">Token</text:span>::<text:span text:style-name="T2">BackQuotedString</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6"/></text:span><text:span text:style-name="T16">unexpectedEnd</text:span>();</text:p>
      <text:p text:style-name="КОД"><text:span text:style-name="T7"><text:s text:c="12"/></text:span><text:span text:style-name="T27">PUSH</text:span>(<text:span text:style-name="T16">escapeChar</text:span>(<text:span text:style-name="T12">c</text:span>));</text:p>
      <text:p text:style-name="КОД"><text:span text:style-name="T7"><text:s text:c="12"/></text:span><text:span text:style-name="T30">continue</text:span>;</text:p>
      <text:p text:style-name="КОД"><text:span text:style-name="T7"><text:s text:c="8"/></text:span>}</text:p>
      <text:p text:style-name="КОД"><text:span text:style-name="T7"><text:s text:c="8"/></text:span><text:span text:style-name="T30">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30">break</text:span>;<text:span text:style-name="T7"> </text:span><text:span text:style-name="T21">//</text:span><text:span text:style-name="T7"> </text:span><text:span text:style-name="T21">строка</text:span><text:span text:style-name="T7"> </text:span><text:span text:style-name="T21">закрыта</text:span></text:p>
      <text:p text:style-name="КОД"><text:span text:style-name="T7"><text:s text:c="8"/></text:span>}</text:p>
      <text:p text:style-name="КОД"><text:span text:style-name="T7"><text:s text:c="8"/></text:span><text:span text:style-name="T27">PUSH</text:span>(<text:span text:style-name="T12">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0">int</text:span><text:span text:style-name="T7"> </text:span><text:span text:style-name="T2">Lexer</text:span>::<text:span text:style-name="T17">escapeChar</text:span>(<text:span text:style-name="T30">int</text:span><text:span text:style-name="T7"> </text:span><text:span text:style-name="T12">charCode</text:span>)</text:p>
      <text:p text:style-name="КОД">{</text:p>
      <text:p text:style-name="КОД"><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1">'r'</text:span>:<text:span text:style-name="T7"> </text:span><text:span text:style-name="T30">return</text:span><text:span text:style-name="T7"> </text:span><text:span text:style-name="T21">'\r'</text:span>;</text:p>
      <text:p text:style-name="КОД"><text:span text:style-name="T7"><text:s text:c="4"/></text:span><text:span text:style-name="T30">case</text:span><text:span text:style-name="T7"> </text:span><text:span text:style-name="T21">'n'</text:span>:<text:span text:style-name="T7"> </text:span><text:span text:style-name="T30">return</text:span><text:span text:style-name="T7"> </text:span><text:span text:style-name="T21">'\n'</text:span>;</text:p>
      <text:p text:style-name="КОД"><text:span text:style-name="T7"><text:s text:c="4"/></text:span><text:span text:style-name="T30">case</text:span><text:span text:style-name="T7"> </text:span><text:span text:style-name="T21">'t'</text:span>:<text:span text:style-name="T7"> </text:span><text:span text:style-name="T30">return</text:span><text:span text:style-name="T7"> </text:span><text:span text:style-name="T21">'\t'</text:span>;</text:p>
      <text:p text:style-name="КОД"><text:span text:style-name="T7"><text:s text:c="4"/></text:span><text:span text:style-name="T30">case</text:span><text:span text:style-name="T7"> </text:span><text:span text:style-name="T21">'v'</text:span>:<text:span text:style-name="T7"> </text:span><text:span text:style-name="T30">return</text:span><text:span text:style-name="T7"> </text:span><text:span text:style-name="T21">'\v'</text:span>;</text:p>
      <text:p text:style-name="КОД"><text:span text:style-name="T7"><text:s text:c="4"/></text:span><text:span text:style-name="T30">case</text:span><text:span text:style-name="T7"> </text:span><text:span text:style-name="T21">'f'</text:span>:<text:span text:style-name="T7"> </text:span><text:span text:style-name="T30">return</text:span><text:span text:style-name="T7"> </text:span><text:span text:style-name="T21">'\f'</text:span>;</text:p>
      <text:p text:style-name="КОД"><text:span text:style-name="T7"><text:s text:c="4"/></text:span><text:span text:style-name="T30">case</text:span><text:span text:style-name="T7"> </text:span><text:span text:style-name="T21">'b'</text:span>:<text:span text:style-name="T7"> </text:span><text:span text:style-name="T30">return</text:span><text:span text:style-name="T7"> </text:span><text:span text:style-name="T21">'\b'</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default</text:span>:</text:p>
      <text:p text:style-name="КОД"><text:span text:style-name="T7"><text:s text:c="8"/></text:span><text:span text:style-name="T16">warning</text:span>(<text:span text:style-name="T21">"Unknown escape sequenc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12">charCode</text:span>;</text:p>
      <text:p text:style-name="КОД">}</text:p>
      <text:p text:style-name="Horizontal_20_Line"/>
      <text:p text:style-name="P69">Проверку на строку ставим в самом начале цикла в методе next() до <text:span text:style-name="T27">PUSH</text:span>(<text:span text:style-name="T12">c</text:span>);, потому что сама кавычка нам не нужна:</text:p>
      <text:p text:style-name="КОД"><text:span text:style-name="T30">switch</text:span><text:span text:style-name="T7"> </text:span>(<text:span text:style-name="T12">c</text:span>)<text:span text:style-name="T7"> </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7"><text:s text:c="4"/></text:span><text:span text:style-name="T16">readQuotedString</text:span>(<text:span text:style-name="T12">c</text:span>);</text:p>
      <text:p text:style-name="КОД"><text:span text:style-name="T7"><text:s text:c="4"/></text:span><text:span text:style-name="T30">return</text:span><text:span text:style-name="T7"> </text:span><text:span text:style-name="T16">currentToken</text:span>();</text:p>
      <text:p text:style-name="КОД">}</text:p>
      <text:p text:style-name="КОД"><text:span text:style-name="T27">PUSH</text:span>(<text:span text:style-name="T12">c</text:span>);</text:p>
      <text:p text:style-name="КОД"><text:span text:style-name="T30">switch</text:span><text:span text:style-name="T7"> </text:span>(<text:span text:style-name="T12">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7">ifndef</text:span><text:span text:style-name="T7"> </text:span><text:span text:style-name="T27">SIMPLEEXPRESSION_TEST_H</text:span></text:p>
      <text:p text:style-name="КОД">#<text:span text:style-name="T27">define</text:span><text:span text:style-name="T7"> </text:span><text:span text:style-name="T27">SIMPLEEXPRESSION_TEST_H</text:span></text:p>
      <text:p text:style-name="КОД"><text:span text:style-name="T30">class</text:span><text:span text:style-name="T7"> </text:span><text:span text:style-name="T3">SimpleExpression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simpleAssign</text:span>();</text:p>
      <text:p text:style-name="КОД">};</text:p>
      <text:p text:style-name="КОД">#<text:span text:style-name="T27">endif</text:span><text:span text:style-name="T7"> </text:span><text:span text:style-name="T21">//</text:span><text:span text:style-name="T7"> </text:span><text:span text:style-name="T21">SIMPLEEXPRESSION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simpleexpression_test.h"</text:span></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SimpleExpression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simpleAssign</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SimpleExpression_Test</text:span>::<text:span text:style-name="T17">initTestCase</text:span>()</text:p>
      <text:p text:style-name="КОД">{</text:p>
      <text:p text:style-name="КОД">}</text:p>
      <text:p text:style-name="КОД"><text:span text:style-name="T30">void</text:span><text:span text:style-name="T7"> </text:span><text:span text:style-name="T2">SimpleExpression_Test</text:span>::<text:span text:style-name="T17">cleanupTestCase</text:span>()</text:p>
      <text:p text:style-name="КОД">{</text:p>
      <text:p text:style-name="КОД">}</text:p>
      <text:p text:style-name="КОД"><text:span text:style-name="T30">void</text:span><text:span text:style-name="T7"> </text:span><text:span text:style-name="T2">SimpleExpression_Test</text:span>::<text:span text:style-name="T17">test_simpleAssign</text:spa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27">include</text:span><text:span text:style-name="T7"> </text:span><text:span text:style-name="T21">"simpleexpression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oft-page-break/><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3">обавим в него способность правильного разбора арифметических выражений. </text:span><text:span text:style-name="T8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1">';'</text:span><text:span text:style-name="T7"> </text:span><text:span text:style-name="T12">StatementList</text:span></text:p>
      <text:p text:style-name="КОД"><text:span text:style-name="T7"><text:s text:c="14"/></text:span>|</text:p>
      <text:p text:style-name="КОД"><text:span text:style-name="T7"><text:s text:c="14"/></text:span>;</text:p>
      <text:p text:style-name="P238"/>
      <text:p text:style-name="P79">означает, что нетерминал StatementList может быть Statement (т. е. инструкцией), либо списком инструкций, разделённых точкой с запятой. <text:span text:style-name="T92">В том числе и пустой строкой.</text:span></text:p>
      <text:p text:style-name="P80">Инструкция</text:p>
      <text:p text:style-name="P240">Statement : AssignStatement</text:p>
      <text:p text:style-name="P239"><text:s text:c="10"/>;</text:p>
      <text:p text:style-name="P80">может быть пока только инструкцией присваивания:</text:p>
      <text:p text:style-name="P240">AssignStatement : Variable Assign Expression</text:p>
      <text:p text:style-name="P241"><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40">Variable : Identifier</text:p>
      <text:p text:style-name="P241"><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7">а</text:span> <text:span text:style-name="T87">файл с грамматикой будет актуальной документацией.</text:span></text:p>
      <text:p text:style-name="P83">Начнём с самого внутреннего правила:</text:p>
      <text:p text:style-name="КОД"><text:span text:style-name="T30">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6">_lexer</text:span><text:span text:style-name="T16">-&gt;next</text:span>();</text:p>
      <text:p text:style-name="КОД"><text:span text:style-name="T7"><text:s text:c="4"/></text:span><text:span text:style-name="T30">switch</text:span><text:span text:style-name="T7"> </text:span>(<text:span text:style-name="T12">t</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30">break</text:span>;</text:p>
      <text:p text:style-name="КОД"><text:soft-page-break/><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42"><text:span text:style-name="T16">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44">Term : Factor</text:p>
      <text:p text:style-name="P244"><text:s text:c="5"/>| Term '*' Factor</text:p>
      <text:p text:style-name="P244"><text:s text:c="5"/>| Term '/' Factor</text:p>
      <text:p text:style-name="P243"><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43">Term '*' Factor</text:p>
      <text:p text:style-name="P86">Однако, в свою очередь это правило само является Term, т. е.:</text:p>
      <text:p text:style-name="P243">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46">_lexer</text:span><text:span text:style-name="T16">-&gt;next</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на</text:span><text:span text:style-name="T7"> </text:span><text:span text:style-name="T27">совпадение</text:span><text:span text:style-name="T7"> </text:span><text:span text:style-name="T27">текущий</text:span><text:span text:style-name="T7"> </text:span><text:span text:style-name="T27">токен</text:span><text:span text:style-name="T7"> </text:span><text:span text:style-name="T27">с</text:span><text:span text:style-name="T7"> </text:span><text:span text:style-name="T27">указанным</text:span><text:span text:style-name="T7"> </text:span><text:span text:style-name="T27">токеном</text:span></text:p>
      <text:p text:style-name="КОД"><text:span text:style-name="T7"><text:s/></text:span><text:span text:style-name="T27">*</text:span><text:span text:style-name="T7"> <text:s text:c="7"/></text:span><text:span text:style-name="T27">и</text:span><text:span text:style-name="T7"> </text:span><text:span text:style-name="T27">в</text:span><text:span text:style-name="T7"> </text:span><text:span text:style-name="T27">случае</text:span><text:span text:style-name="T7"> </text:span><text:span text:style-name="T27">ошибки</text:span><text:span text:style-name="T7"> </text:span><text:span text:style-name="T27">выбрасывает</text:span><text:span text:style-name="T7"> </text:span><text:span text:style-name="T27">исключение,</text:span><text:span text:style-name="T7"> </text:span><text:span text:style-name="T27">в</text:span><text:span text:style-name="T7"> </text:span><text:span text:style-name="T27">случае</text:span></text:p>
      <text:p text:style-name="КОД"><text:span text:style-name="T7"><text:s/></text:span><text:span text:style-name="T27">*</text:span><text:span text:style-name="T7"> <text:s text:c="7"/></text:span><text:span text:style-name="T27">успеха</text:span><text:span text:style-name="T7"> </text:span><text:span text:style-name="T27">считывает</text:span><text:span text:style-name="T7"> </text:span><text:span text:style-name="T27">следующий</text:span><text:span text:style-name="T7"> </text:span><text:span text:style-name="T27">токен.</text:span></text:p>
      <text:p text:style-name="КОД"><text:span text:style-name="T7"><text:s/></text:span><text:span text:style-name="T27">*</text:span><text:span text:style-name="T7"> </text:span><text:span text:style-name="T29">@param</text:span><text:span text:style-name="T7"> </text:span><text:span text:style-name="T27">t</text:span><text:span text:style-name="T7"> </text:span><text:span text:style-name="T27">токен,</text:span><text:span text:style-name="T7"> </text:span><text:span text:style-name="T27">с</text:span><text:span text:style-name="T7"> </text:span><text:span text:style-name="T27">которым</text:span><text:span text:style-name="T7"> </text:span><text:span text:style-name="T27">должен</text:span><text:span text:style-name="T7"> </text:span><text:span text:style-name="T27">совпадать</text:span><text:span text:style-name="T7"> </text:span><text:span text:style-name="T27">текущий</text:span><text:span text:style-name="T7"> </text:span><text:span text:style-name="T27">символ</text:span></text:p>
      <text:p text:style-name="КОД"><text:span text:style-name="T7"><text:s/></text:span><text:span text:style-name="T27">*/</text:span></text:p>
      <text:p text:style-name="КОД"><text:span text:style-name="T30">void</text:span><text:span text:style-name="T7"> </text:span><text:span text:style-name="T17">match</text:span>(<text:span text:style-name="T2">Token</text:span><text:span text:style-name="T7"> </text:span><text:span text:style-name="T12">t</text:span>);</text:p>
      <text:p text:style-name="КОД">/**</text:p>
      <text:p text:style-name="КОД"><text:span text:style-name="T7"><text:s/></text:span><text:span text:style-name="T27">*</text:span><text:span text:style-name="T7"> </text:span><text:span text:style-name="T29">@brief</text:span><text:span text:style-name="T7"> </text:span><text:span text:style-name="T27">Читает</text:span><text:span text:style-name="T7"> </text:span><text:span text:style-name="T27">следующий</text:span><text:span text:style-name="T7"> </text:span><text:span text:style-name="T27">токен</text:span></text:p>
      <text:p text:style-name="КОД"><text:span text:style-name="T7"><text:s/></text:span><text:span text:style-name="T27">*/</text:span></text:p>
      <text:p text:style-name="КОД"><text:span text:style-name="T30">void</text:span><text:span text:style-name="T7"> </text:span><text:span text:style-name="T17">next</text:span>();</text:p>
      <text:p text:style-name="КОД">/**</text:p>
      <text:p text:style-name="КОД"><text:span text:style-name="T7"><text:s/></text:span><text:span text:style-name="T27">*</text:span><text:span text:style-name="T7"> </text:span><text:span text:style-name="T29">@brief</text:span><text:span text:style-name="T7"> </text:span><text:span text:style-name="T27">Возвращает</text:span><text:span text:style-name="T7"> </text:span><text:span text:style-name="T27">текущий</text:span><text:span text:style-name="T7"> </text:span><text:span text:style-name="T27">токен</text:span><text:span text:style-name="T7"> </text:span><text:span text:style-name="T27">лексического</text:span><text:span text:style-name="T7"> </text:span><text:span text:style-name="T27">анализатора.</text:span></text:p>
      <text:p text:style-name="КОД"><text:span text:style-name="T7"><text:s/></text:span><text:span text:style-name="T27">*/</text:span></text:p>
      <text:p text:style-name="КОД"><text:span text:style-name="T2">Token</text:span><text:span text:style-name="T7"> </text:span><text:span text:style-name="T17">lookahead</text:span>();</text:p>
      <text:p text:style-name="Horizontal_20_Line"/>
      <text:p text:style-name="КОД"><text:span text:style-name="T30">void</text:span><text:span text:style-name="T7"> </text:span>Parser::match(Token<text:span text:style-name="T7"> </text:span>t)</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t</text:span>)</text:p>
      <text:p text:style-name="КОД"><text:span text:style-name="T7"><text:s text:c="8"/></text:span><text:span text:style-name="T16">expected</text:span>(<text:span text:style-name="T12">t</text:span>);</text:p>
      <text:p text:style-name="КОД"><text:span text:style-name="T7"><text:s text:c="4"/></text:span><text:span text:style-name="T16">next</text:span>();</text:p>
      <text:p text:style-name="КОД">}</text:p>
      <text:p text:style-name="КОД"><text:span text:style-name="T2">Token</text:span><text:span text:style-name="T7"> </text:span><text:span text:style-name="T2">Parser</text:span>::<text:span text:style-name="T17">next</text:span>()</text:p>
      <text:p text:style-name="КОД">{</text:p>
      <text:p text:style-name="КОД"><text:span text:style-name="T7"><text:s text:c="4"/></text:span><text:span text:style-name="T30">return</text:span><text:span text:style-name="T7"> </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Horizontal_20_Line"/>
      <text:p text:style-name="P90">Для чтения текущего токена используем lookahead(). <text:span text:style-name="T89">Функция next() - упрощённая версия match(), когда нам не нужно проверять текущий токен. </text:span><text:span text:style-name="T9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1">Тогда исправим наши правила:</text:span></text:p>
      <text:p text:style-name="КОД"><text:span text:style-name="T30">void</text:span><text:span text:style-name="T7"> </text:span>Parser::Term()</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30">switch</text:span><text:span text:style-name="T7"> </text:span>(<text:span text:style-name="T16">lookahead</text:span>())<text:span text:style-name="T7"> </text:span>{</text:p>
      <text:p text:style-name="КОД"><text:soft-page-break/><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16">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0">void</text:span><text:span text:style-name="T7"> </text:span><text:span text:style-name="T2">Parser</text:span>::<text:span text:style-name="T17">Variable</text:span>()</text:p>
      <text:p text:style-name="КОД">{</text:p>
      <text:p text:style-name="КОД"><text:span text:style-name="T7"><text:s text:c="4"/></text:span><text:span text:style-name="T16">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0">void</text:span><text:span text:style-name="T7"> </text:span><text:span text:style-name="T2">Parser</text:span>::<text:span text:style-name="T17">Statement</text:span>()</text:p>
      <text:p text:style-name="КОД">{</text:p>
      <text:p text:style-name="КОД"><text:span text:style-name="T7"><text:s text:c="4"/></text:span><text:span text:style-name="T16">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0">void</text:span><text:span text:style-name="T7"> </text:span>Parser::StatementList()</text:p>
      <text:p text:style-name="КОД">{</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Eof</text:span>:</text:p>
      <text:p text:style-name="КОД"><text:span text:style-name="T7"><text:s text:c="12"/></text:span><text:span text:style-name="T30">return</text:span>;</text:p>
      <text:p text:style-name="КОД"><text:span text:style-name="T7"><text:s text:c="8"/></text:span><text:span text:style-name="T30">case</text:span><text:span text:style-name="T7"> </text:span><text:span text:style-name="T2">Token</text:span>::<text:span text:style-name="T2">Semicolon</text:span>:</text:p>
      <text:p text:style-name="КОД"><text:span text:style-name="T7"><text:s text:c="12"/></text:span><text:span text:style-name="T16">next</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16">Statemen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5">Правила закончены. Изменим метод parse():</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6">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P95">Откроем simpleexpression_test.cpp и добавим ещё несколько тестов:</text:p>
      <text:p text:style-name="КОД"><text:span text:style-name="T30">void</text:span><text:span text:style-name="T7"> </text:span>SimpleExpression_Test::test_simpleAssig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8">Чтобы производить вычисления, нам </text:span>предстоит генерировать промежуточный код, который будет создавать много <text:span text:style-name="T98">временных</text:span> переменных, а для их хранения нужны таблицы символов. <text:span text:style-name="T9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text:soft-page-break/>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99">хранилище объектного </text:span>код<text:span text:style-name="T9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5">пока </text:span><text:span text:style-name="T99">эти классы будут </text:span><text:span text:style-name="T95">пустые</text:span>. <text:span text:style-name="T95">Сейчас мы создадим тест и определим, какой интерфейс для них будет лучше. Добавим в проект «unittest» класс </text:span></text:p>
      <text:p text:style-name="КОД">#<text:span text:style-name="T27">ifndef</text:span><text:span text:style-name="T7"> </text:span><text:span text:style-name="T27">CODEUNIT_TEST_H</text:span></text:p>
      <text:p text:style-name="КОД">#<text:span text:style-name="T27">define</text:span><text:span text:style-name="T7"> </text:span><text:span text:style-name="T27">CODEUNIT_TEST_H</text:span></text:p>
      <text:p text:style-name="КОД"><text:span text:style-name="T30">class</text:span><text:span text:style-name="T7"> </text:span><text:span text:style-name="T3">CodeUnit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objectsWork</text:span>();</text:p>
      <text:p text:style-name="КОД">};</text:p>
      <text:p text:style-name="КОД">#<text:span text:style-name="T27">endif</text:span><text:span text:style-name="T7"> </text:span><text:span text:style-name="T21">//</text:span><text:span text:style-name="T7"> </text:span><text:span text:style-name="T21">CODEUNIT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codeunit_tes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CodeUnit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objectsWork</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CodeUnit_Test</text:span>::<text:span text:style-name="T17">initTestCase</text:span>()</text:p>
      <text:p text:style-name="КОД">{</text:p>
      <text:p text:style-name="КОД">}</text:p>
      <text:p text:style-name="КОД"><text:span text:style-name="T30">void</text:span><text:span text:style-name="T7"> </text:span><text:span text:style-name="T2">CodeUnit_Test</text:span>::<text:span text:style-name="T17">cleanupTestCase</text:span>()</text:p>
      <text:p text:style-name="КОД">{</text:p>
      <text:p text:style-name="КОД">}</text:p>
      <text:p text:style-name="КОД"><text:span text:style-name="T30">void</text:span><text:span text:style-name="T7"> </text:span><text:span text:style-name="T2">CodeUnit_Test</text:span>::<text:span text:style-name="T17">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pan text:style-name="T7"><text:s text:c="4"/></text:span><text:span text:style-name="T2">CodeUnit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rivate</text:span>:</text:p>
      <text:p text:style-name="P246"><text:span text:style-name="T7"><text:s text:c="4"/></text:span><text:span text:style-name="T2">std</text:span>::<text:span text:style-name="T5">shared</text:span><text:span text:style-name="T2">_ptr</text:span>&lt;<text:span text:style-name="T2">Unit</text:span>&gt;<text:span text:style-name="T7"> </text:span><text:span text:style-name="T4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брасывает</text:span><text:span text:style-name="T7"> </text:span><text:span text:style-name="T27">движок</text:span><text:span text:style-name="T7"> </text:span><text:span text:style-name="T27">в</text:span><text:span text:style-name="T7"> </text:span><text:span text:style-name="T27">первоначальное</text:span><text:span text:style-name="T7"> </text:span><text:span text:style-name="T27">состояние.</text:span></text:p>
      <text:p text:style-name="КОД"><text:span text:style-name="T7"><text:s text:c="5"/></text:span><text:span text:style-name="T27">*/</text:span></text:p>
      <text:p text:style-name="P245"><text:span text:style-name="T7"><text:s text:c="4"/></text:span><text:span text:style-name="T30">void</text:span><text:span text:style-name="T7"> </text:span><text:span text:style-name="T17">clear</text:span>();</text:p>
      <text:p text:style-name="Horizontal_20_Line"/>
      <text:p text:style-name="P106"><text:span text:style-name="T96">Подобный</text:span> метод нужен у программного модуля <text:span text:style-name="T96">Unit</text:span>: он очистит блоки, область кода, область данных, и вызовет такой же метод у таблиц символов. <text:span text:style-name="T97">Его мы вызовем и в деструкторе ~EScript().</text:span></text:p>
      <text:p text:style-name="P107">В <text:span text:style-name="T96">Unit </text:span>будет содержаться один объект Block:</text:p>
      <text:p text:style-name="КОД"><text:span text:style-name="T30">class</text:span><text:span text:style-name="T7"> </text:span>ESCRIPT_EXPORT<text:span text:style-name="T7"> </text:span>Unit</text:p>
      <text:p text:style-name="КОД">{</text:p>
      <text:p text:style-name="КОД"><text:span text:style-name="T3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0">Для этого учтём следующее:</text:span></text:p>
      <text:list xml:id="list1635574404" text:style-name="L3">
        <text:list-item>
          <text:p text:style-name="P296">тип данных переменной может быть изменён при следующем присваивании, </text:p>
        </text:list-item>
        <text:list-item>
          <text:p text:style-name="P296"><text:span text:style-name="T102">при смене типа </text:span>предыдущие данные, на которые ссылается эта переменная, мы должны удалить, <text:span text:style-name="T102">если на них больше нет ссылок.</text:span></text:p>
        </text:list-item>
        <text:list-item>
          <text:p text:style-name="P297">запись в таблице символов должна давать абстрагированный доступ к данным переменных каждого типа</text:p>
        </text:list-item>
        <text:list-item>
          <text:p text:style-name="P298"><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4">предположим, что </text:span>он должен будет уведомить среду выполнения, что старое значение больше не нужно.<text:span text:style-name="T103"> Никаких вычислений он выполнять не будет.</text:span></text:p>
      <text:p text:style-name="P118">С учётом изложенного вернёмся в файл codeunit_test.cpp и напишем тест:</text:p>
      <text:p text:style-name="КОД"><text:span text:style-name="T30">void</text:span><text:span text:style-name="T7"> </text:span><text:span text:style-name="T2">CodeUnit_Test</text:span>::<text:span text:style-name="T17">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6">make_shared</text:span>&lt;<text:span text:style-name="T2">Unit</text:span>&gt;();</text:p>
      <text:p text:style-name="КОД"><text:span text:style-name="T7"><text:s text:c="4"/></text:span><text:span text:style-name="T30">auto</text:span><text:span text:style-name="T7"> </text:span><text:span text:style-name="T12">table</text:span><text:span text:style-name="T7"> </text:span>=<text:span text:style-name="T7"> </text:span><text:span text:style-name="T12">unit</text:span><text:span text:style-name="T16">-&gt;block</text:span>()<text:span text:style-name="T16">-&gt;symbolTable</text:span>();</text:p>
      <text:p text:style-name="КОД"><text:span text:style-name="T7"><text:s text:c="4"/></text:span><text:span text:style-name="T21">//</text:span><text:span text:style-name="T7"> </text:span><text:span text:style-name="T21">добавим</text:span><text:span text:style-name="T7"> </text:span><text:span text:style-name="T21">в</text:span><text:span text:style-name="T7"> </text:span><text:span text:style-name="T21">таблицу</text:span><text:span text:style-name="T7"> </text:span><text:span text:style-name="T21">символов</text:span><text:span text:style-name="T7"> </text:span><text:span text:style-name="T21">запись</text:span><text:span text:style-name="T7"> </text:span><text:span text:style-name="T21">без</text:span><text:span text:style-name="T7"> </text:span><text:span text:style-name="T21">указания</text:span><text:span text:style-name="T7"> </text:span><text:span text:style-name="T21">типа:</text:span></text:p>
      <text:p text:style-name="КОД"><text:span text:style-name="T7"><text:s text:c="4"/></text:span><text:span text:style-name="T30">const</text:span><text:span text:style-name="T7"> </text:span><text:span text:style-name="T2">u32string</text:span><text:span text:style-name="T7"> </text:span><text:span text:style-name="T12">valueName</text:span><text:span text:style-name="T7"> </text:span>=<text:span text:style-name="T7"> </text:span><text:span text:style-name="T21">U"x"</text:span>;</text:p>
      <text:p text:style-name="КОД"><text:span text:style-name="T7"><text:s text:c="4"/></text:span><text:span text:style-name="T30">auto</text:span><text:span text:style-name="T7"> </text:span><text:span text:style-name="T12">v1</text:span><text:span text:style-name="T7"> </text:span>=<text:span text:style-name="T7"> </text:span><text:span text:style-name="T12">table</text:span><text:span text:style-name="T16">-&gt;add</text:span>(<text:span text:style-name="T12">valueName</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Undefined</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тип</text:span><text:span text:style-name="T7"> </text:span><text:span text:style-name="T21">-</text:span><text:span text:style-name="T7"> </text:span><text:span text:style-name="T21">целое</text:span></text:p>
      <text:p text:style-name="КОД"><text:span text:style-name="T7"><text:s text:c="4"/></text:span><text:span text:style-name="T12">v1</text:span><text:span text:style-name="T16">-&gt;setType</text:span>(<text:span text:style-name="T2">SymbolType</text:span>::<text:span text:style-name="T2">Integer</text:span>);</text:p>
      <text:p text:style-name="КОД"><text:span text:style-name="T7"><text:s text:c="4"/></text:span><text:span text:style-name="T21">//</text:span><text:span text:style-name="T7"> </text:span><text:span text:style-name="T21">должен</text:span><text:span text:style-name="T7"> </text:span><text:span text:style-name="T21">измениться</text:span><text:span text:style-name="T7"> </text:span><text:span text:style-name="T21">тип</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Integer</text:span>);</text:p>
      <text:p text:style-name="КОД"><text:span text:style-name="T7"><text:s text:c="4"/></text:span><text:span text:style-name="T21">//</text:span><text:span text:style-name="T7"> </text:span><text:span text:style-name="T21">должна</text:span><text:span text:style-name="T7"> </text:span><text:span text:style-name="T21">быть</text:span><text:span text:style-name="T7"> </text:span><text:span text:style-name="T21">выделена</text:span><text:span text:style-name="T7"> </text:span><text:span text:style-name="T21">память</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некое</text:span><text:span text:style-name="T7"> </text:span><text:span text:style-name="T21">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7">12345</text:span>;</text:p>
      <text:p text:style-name="КОД"><text:span text:style-name="T7"><text:s text:c="4"/></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должно</text:span><text:span text:style-name="T7"> </text:span><text:span text:style-name="T21">смениться</text:span><text:span text:style-name="T7"> </text:span><text:span text:style-name="T21">число</text:span></text:p>
      <text:p text:style-name="КОД"><text:span text:style-name="T7"><text:s text:c="4"/></text:span><text:span text:style-name="T27">assert</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проверим</text:span><text:span text:style-name="T7"> </text:span><text:span text:style-name="T21">в</text:span><text:span text:style-name="T7"> </text:span><text:span text:style-name="T21">таблице</text:span><text:span text:style-name="T7"> </text:span><text:span text:style-name="T21">целых</text:span><text:span text:style-name="T7"> </text:span><text:span text:style-name="T21">чисел:</text:span></text:p>
      <text:p text:style-name="КОД"><text:span text:style-name="T7"><text:s text:c="4"/></text:span><text:span text:style-name="T27">assert</text:span>(<text:span text:style-name="T12">unit</text:span><text:span text:style-name="T16">-&gt;staticIntegerValues</text:span>().<text:span text:style-name="T16">front</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найдём</text:span><text:span text:style-name="T7"> </text:span><text:span text:style-name="T21">теперь</text:span><text:span text:style-name="T7"> </text:span><text:span text:style-name="T21">переменную</text:span><text:span text:style-name="T7"> </text:span><text:span text:style-name="T21">по</text:span><text:span text:style-name="T7"> </text:span><text:span text:style-name="T21">имени:</text:span></text:p>
      <text:p text:style-name="КОД"><text:soft-page-break/><text:span text:style-name="T7"><text:s text:c="4"/></text:span><text:span text:style-name="T30">auto</text:span><text:span text:style-name="T7"> </text:span><text:span text:style-name="T12">v2</text:span><text:span text:style-name="T7"> </text:span>=<text:span text:style-name="T7"> </text:span><text:span text:style-name="T12">table</text:span><text:span text:style-name="T16">-&gt;find</text:span>(<text:span text:style-name="T12">valueName</text:span>);</text:p>
      <text:p text:style-name="КОД"><text:span text:style-name="T7"><text:s text:c="4"/></text:span><text:span text:style-name="T21">//</text:span><text:span text:style-name="T7"> </text:span><text:span text:style-name="T21">проверим,</text:span><text:span text:style-name="T7"> </text:span><text:span text:style-name="T21">нашли</text:span><text:span text:style-name="T7"> </text:span><text:span text:style-name="T21">ли</text:span><text:span text:style-name="T7"> </text:span><text:span text:style-name="T21">переменную</text:span></text:p>
      <text:p text:style-name="КОД"><text:span text:style-name="T7"><text:s text:c="4"/></text:span><text:span text:style-name="T27">assert</text:span>(<text:span text:style-name="T12">v2</text:span><text:span text:style-name="T7"> </text:span><text:span text:style-name="T16">!=</text:span><text:span text:style-name="T7"> </text:span><text:span text:style-name="T30">nullptr</text:span>);</text:p>
      <text:p text:style-name="КОД"><text:span text:style-name="T7"><text:s text:c="4"/></text:span><text:span text:style-name="T21">//</text:span><text:span text:style-name="T7"> </text:span><text:span text:style-name="T21">есть</text:span><text:span text:style-name="T7"> </text:span><text:span text:style-name="T21">ли</text:span><text:span text:style-name="T7"> </text:span><text:span text:style-name="T21">у</text:span><text:span text:style-name="T7"> </text:span><text:span text:style-name="T21">неё</text:span><text:span text:style-name="T7"> </text:span><text:span text:style-name="T21">данные</text:span></text:p>
      <text:p text:style-name="КОД"><text:span text:style-name="T7"><text:s text:c="4"/></text:span><text:span text:style-name="T27">assert</text:span>(<text:span text:style-name="T12">v2</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верны</text:span><text:span text:style-name="T7"> </text:span><text:span text:style-name="T21">ли</text:span><text:span text:style-name="T7"> </text:span><text:span text:style-name="T21">данные</text:span></text:p>
      <text:p text:style-name="КОД"><text:span text:style-name="T7"><text:s text:c="4"/></text:span><text:span text:style-name="T27">assert</text:span>(*(<text:span text:style-name="T2">IntType</text:span>*)<text:span text:style-name="T12">v2</text:span><text:span text:style-name="T16">-&gt;data</text:span>()<text:span text:style-name="T7"> </text:span>==<text:span text:style-name="T7"> </text:span><text:span text:style-name="T12">value1</text:span>);</text:p>
      <text:p text:style-name="КОД">}</text:p>
      <text:p text:style-name="Horizontal_20_Line"/>
      <text:p text:style-name="P119"><text:span text:style-name="T106">Т.к. кода довольно много, с</text:span> текущим содержимым классов лучше ознакомиться в файлах архива: EScriptEngine-<text:span text:style-name="T10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0">void</text:span><text:span text:style-name="T7"> </text:span><text:span text:style-name="T2">CodeGen_Test</text:span>::<text:span text:style-name="T17">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10;"</text:span>;</text:p>
      <text:p text:style-name="КОД"><text:span text:style-name="T7"><text:s text:c="4"/></text:span><text:span text:style-name="T12">engine</text:span>.<text:span text:style-name="T16">eval</text:span>(<text:span text:style-name="T12">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0">void</text:span><text:span text:style-name="T7"> </text:span><text:span text:style-name="T2">Parser</text:span>::<text:span text:style-name="T17">expected</text:span>(<text:span text:style-name="T2">Token</text:span><text:span text:style-name="T7"> </text:span><text:span text:style-name="T12">expectedToke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expectedToken</text:span>) // <text:span text:style-name="T109">добавим это условие</text:span></text:p>
      <text:p text:style-name="КОД"><text:span text:style-name="T7"><text:s text:c="8"/></text:span><text:span text:style-name="T16">error</text:span>(<text:span text:style-name="T21">"Expected "</text:span><text:span text:style-name="T7"> </text:span><text:span text:style-name="T16">+</text:span><text:span text:style-name="T7"> </text:span><text:span text:style-name="T2">TokenName</text:span>::<text:span text:style-name="T16">toString</text:span>(<text:span text:style-name="T12">expectedToken</text:span>));</text:p>
      <text:p text:style-name="КОД">}</text:p>
      <text:p text:style-name="Horizontal_20_Line"/>
      <text:p text:style-name="P121">и добавим проверку на входе:</text:p>
      <text:p text:style-name="КОД"><text:span text:style-name="T30">void</text:span><text:span text:style-name="T7"> </text:span>Parser::Variable()</text:p>
      <text:p text:style-name="КОД">{</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7">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6">_unit</text:span>(<text:span text:style-name="T12">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7">currentSymbolTable</text:span>()</text:p>
      <text:p text:style-name="КОД">{</text:p>
      <text:p text:style-name="КОД"><text:span text:style-name="T7"><text:s text:c="4"/></text:span><text:span text:style-name="T30">return</text:span><text:span text:style-name="T7"> </text:span><text:span text:style-name="T46">_unit</text:span><text:span text:style-name="T16">-&gt;block</text:span>()<text:span text:style-name="T16">-&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6">currentSymbolTable</text:span>()<text:span text:style-name="T16">-&gt;add</text:span>(<text:span text:style-name="T12">id</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5"><text:span text:style-name="T110">Переменная добавлена в таблицу символов. Чтобы выполнить присваивание, нужно как-то передать её в вызывающую функцию, т. е. в </text:span>AssignStatement(). <text:span text:style-name="T110">Воспользуемся стеком:</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add</text:span>(<text:span text:style-name="T12">id</text:span>);</text:p>
      <text:p text:style-name="КОД"><text:span text:style-name="T7"><text:s text:c="4"/></text:span><text:span text:style-name="T46">_variables</text:span>.<text:span text:style-name="T16">push</text:span>(<text:span text:style-name="T12">symbol</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53"><text:soft-page-break/>Справа от присваивания <text:span text:style-name="T12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1">Обратим внимание на то, что функция самого глубокого уровня — это </text:span>Factor(). <text:span text:style-name="T11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0">void</text:span><text:span text:style-name="T7"> </text:span>Lexer::readNumber(<text:span text:style-name="T30">int</text:span><text:span text:style-name="T7"> </text:span>firstChar)</text:p>
      <text:p text:style-name="КОД">...</text:p>
      <text:p text:style-name="КОД"><text:span text:style-name="T7"><text:s text:c="4"/></text:span><text:span text:style-name="T30">if</text:span><text:span text:style-name="T7"> </text:span>(isReal)<text:span text:style-name="T7"> </text:span>{</text:p>
      <text:p text:style-name="КОД"><text:span text:style-name="T7"><text:s text:c="8"/></text:span><text:span text:style-name="T46">_lastRealNumber</text:span><text:span text:style-name="T7"> </text:span>=<text:span text:style-name="T7"> </text:span><text:span text:style-name="T16">toLongDouble</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0">else</text:span><text:span text:style-name="T7"> </text:span>{</text:p>
      <text:p text:style-name="КОД"><text:span text:style-name="T7"><text:s text:c="8"/></text:span><text:span text:style-name="T46">_lastIntegerNumber</text:span><text:span text:style-name="T7"> </text:span>=<text:span text:style-name="T7"> </text:span><text:span text:style-name="T16">toLongInteger</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0">long</text:span><text:span text:style-name="T7"> </text:span><text:span text:style-name="T30">long</text:span><text:span text:style-name="T7"> </text:span>Lexer::toLongInteger(<text:span text:style-name="T3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l</text:span>(<text:span text:style-name="T12">convert</text:span>.<text:span text:style-name="T16">to_bytes</text:span>(<text:span text:style-name="T12">s</text:span>));</text:p>
      <text:p text:style-name="КОД">}</text:p>
      <text:p text:style-name="КОД"><text:span text:style-name="T30">long</text:span><text:span text:style-name="T7"> </text:span><text:span text:style-name="T30">double</text:span><text:span text:style-name="T7"> </text:span><text:span text:style-name="T2">Lexer</text:span>::<text:span text:style-name="T17">toLongDouble</text:span>(<text:span text:style-name="T30">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d</text:span>(<text:span text:style-name="T12">convert</text:span>.<text:span text:style-name="T16">to_bytes</text:span>(<text:span text:style-name="T12">s</text:span>));</text:p>
      <text:p text:style-name="КОД">}</text:p>
      <text:p text:style-name="Horizontal_20_Line"/>
      <text:p text:style-name="P131">Добавим стеки:</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6">...</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типа</text:span><text:span text:style-name="T7"> </text:span><text:span text:style-name="T21">обнаруженного</text:span><text:span text:style-name="T7"> </text:span><text:span text:style-name="T21">символа</text:span></text:p>
      <text:p text:style-name="КОД"><text:span text:style-name="T7"><text:s text:c="4"/></text:span><text:span text:style-name="T2">std</text:span>::<text:span text:style-name="T2">stack</text:span>&lt;<text:span text:style-name="T2">SymbolType</text:span>&gt;<text:span text:style-name="T7"> </text:span><text:span text:style-name="T46">_typ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переменных</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целых</text:span><text:span text:style-name="T7"> </text:span><text:span text:style-name="T21">чисел</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IntType</text:span>&gt;<text:span text:style-name="T7"> </text:span><text:span text:style-name="T4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0">void</text:span><text:span text:style-name="T7"> </text:span>Parser::pushInt(IntType<text:span text:style-name="T7"> </text:span>value)</text:p>
      <text:p text:style-name="КОД">{</text:p>
      <text:p text:style-name="КОД"><text:span text:style-name="T7"><text:s text:c="4"/></text:span><text:span text:style-name="T46">_integers</text:span>.<text:span text:style-name="T16">push</text:span>(<text:span text:style-name="T12">value</text:span>);</text:p>
      <text:p text:style-name="КОД"><text:span text:style-name="T7"><text:s text:c="4"/></text:span><text:span text:style-name="T46">_types</text:span>.<text:span text:style-name="T16">push</text:span>(<text:span text:style-name="T2">SymbolType</text:span>::<text:span text:style-name="T2">Integer</text:span>);</text:p>
      <text:p text:style-name="КОД">}</text:p>
      <text:p text:style-name="КОД"><text:span text:style-name="T30">void</text:span><text:span text:style-name="T7"> </text:span><text:span text:style-name="T2">Parser</text:span>::<text:span text:style-name="T17">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6">_variables</text:span>.<text:span text:style-name="T16">push</text:span>(<text:span text:style-name="T12">variable</text:span>);</text:p>
      <text:p text:style-name="КОД"><text:span text:style-name="T7"><text:s text:c="4"/></text:span><text:span text:style-name="T46">_types</text:span>.<text:span text:style-name="T16">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0">case</text:span><text:span text:style-name="T7"> </text:span>Token::IntegerNumber:</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2">функции</text:span> Term() <text:span text:style-name="T112">так же является получение единственного результата с сохранением его где-то ещё.</text:span></text:p>
      <text:p text:style-name="P133"><text:span text:style-name="T11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2">мы снова получим, что в стеке у нас есть первый операнд, который мы извлечём и, например, сложим в ветке «+».</text:span></text:p>
      <text:p text:style-name="P131"><text:span text:style-name="T130">Вот п</text:span>римерный код, который сгенерируется, <text:span text:style-name="T13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3">Легко увидеть, что этот код можно очень просто оптимизировать: на этапе оптимизации он будет преобразован в:</text:span></text:p>
      <text:p text:style-name="P135">MOV REGA, число<text:span text:style-name="T130">2</text:span></text:p>
      <text:p text:style-name="P135">MOV REGB, число<text:span text:style-name="T13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4">Л</text:span>и<text:span text:style-name="T11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88668251120">
          <table:table-cell table:style-name="Таблица1.A1" office:value-type="string">
            <text:p text:style-name="P275">Форма</text:p>
          </table:table-cell>
          <table:table-cell table:style-name="Таблица1.B1" office:value-type="string">
            <text:p text:style-name="P275">Описание</text:p>
          </table:table-cell>
        </table:table-row>
        <table:table-row table:style-name="TableLine94188668414720">
          <table:table-cell table:style-name="Таблица1.A2" office:value-type="string">
            <text:p text:style-name="P273">t = t1</text:p>
          </table:table-cell>
          <table:table-cell table:style-name="Таблица1.B2" office:value-type="string">
            <text:p text:style-name="P273">Присваивание</text:p>
          </table:table-cell>
        </table:table-row>
        <table:table-row table:style-name="TableLine94188665443552">
          <table:table-cell table:style-name="Таблица1.A2" office:value-type="string">
            <text:p text:style-name="P273">t = число</text:p>
          </table:table-cell>
          <table:table-cell table:style-name="Таблица1.B2" office:value-type="string">
            <text:p text:style-name="P273">Присваивание</text:p>
          </table:table-cell>
        </table:table-row>
        <table:table-row table:style-name="TableLine94188665456240">
          <table:table-cell table:style-name="Таблица1.A2" office:value-type="string">
            <text:p text:style-name="P273">t = t1 + число</text:p>
          </table:table-cell>
          <table:table-cell table:style-name="Таблица1.B2" office:value-type="string">
            <text:p text:style-name="P273">Присваивание со сложением</text:p>
          </table:table-cell>
        </table:table-row>
        <table:table-row table:style-name="TableLine94188665466864">
          <table:table-cell table:style-name="Таблица1.A2" office:value-type="string">
            <text:p text:style-name="P273">t = t1 + t2</text:p>
          </table:table-cell>
          <table:table-cell table:style-name="Таблица1.B2" office:value-type="string">
            <text:p text:style-name="P273">Присваивание со сложением</text:p>
          </table:table-cell>
        </table:table-row>
        <table:table-row table:style-name="TableLine94188665469408">
          <table:table-cell table:style-name="Таблица1.A2" office:value-type="string">
            <text:p text:style-name="P273">t = t1 - число</text:p>
          </table:table-cell>
          <table:table-cell table:style-name="Таблица1.B2" office:value-type="string">
            <text:p text:style-name="P273">Присваивание с вычитанием</text:p>
          </table:table-cell>
        </table:table-row>
        <table:table-row table:style-name="TableLine94188665472576">
          <table:table-cell table:style-name="Таблица1.A2" office:value-type="string">
            <text:p text:style-name="P273">t = t1 - t2</text:p>
          </table:table-cell>
          <table:table-cell table:style-name="Таблица1.B2" office:value-type="string">
            <text:p text:style-name="P273">Присваивание с вычитанием</text:p>
          </table:table-cell>
        </table:table-row>
        <table:table-row table:style-name="TableLine94188665475952">
          <table:table-cell table:style-name="Таблица1.A2" office:value-type="string">
            <text:p text:style-name="P273">t = t1 * число</text:p>
          </table:table-cell>
          <table:table-cell table:style-name="Таблица1.B2" office:value-type="string">
            <text:p text:style-name="P273">Присваивание с умножением</text:p>
          </table:table-cell>
        </table:table-row>
        <table:table-row table:style-name="TableLine94188665480768">
          <table:table-cell table:style-name="Таблица1.A2" office:value-type="string">
            <text:p text:style-name="P273">t = t1 * t2</text:p>
          </table:table-cell>
          <table:table-cell table:style-name="Таблица1.B2" office:value-type="string">
            <text:p text:style-name="P273">Присваивание с умножением</text:p>
          </table:table-cell>
        </table:table-row>
        <table:table-row table:style-name="TableLine94188665484208">
          <table:table-cell table:style-name="Таблица1.A2" office:value-type="string">
            <text:p text:style-name="P273">t = t1 / число</text:p>
          </table:table-cell>
          <table:table-cell table:style-name="Таблица1.B2" office:value-type="string">
            <text:p text:style-name="P273">Присваивание с делением</text:p>
          </table:table-cell>
        </table:table-row>
        <table:table-row table:style-name="TableLine94188665515568">
          <table:table-cell table:style-name="Таблица1.A2" office:value-type="string">
            <text:p text:style-name="P273">t = t1 / t2</text:p>
          </table:table-cell>
          <table:table-cell table:style-name="Таблица1.B2" office:value-type="string">
            <text:p text:style-name="P27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88668395760">
          <table:table-cell table:style-name="Таблица2.A1" office:value-type="string">
            <text:p text:style-name="P276">Тип операции</text:p>
          </table:table-cell>
          <table:table-cell table:style-name="Таблица2.A1" office:value-type="string">
            <text:p text:style-name="P276">Целевая переменная</text:p>
          </table:table-cell>
          <table:table-cell table:style-name="Таблица2.A1" office:value-type="string">
            <text:p text:style-name="P276">Операнд 1</text:p>
          </table:table-cell>
          <table:table-cell table:style-name="Таблица2.D1" office:value-type="string">
            <text:p text:style-name="P276">Операнд 2</text:p>
          </table:table-cell>
        </table:table-row>
      </table:table>
      <text:p text:style-name="P137">Например:</text:p>
      <text:p text:style-name="P274">t = t1 + число</text:p>
      <table:table table:name="Таблица3" table:style-name="Таблица3">
        <table:table-column table:style-name="Таблица3.A" table:number-columns-repeated="3"/>
        <table:table-column table:style-name="Таблица3.D"/>
        <table:table-row table:style-name="TableLine94188667054096">
          <table:table-cell table:style-name="Таблица3.A1" office:value-type="string">
            <text:p text:style-name="P276">ADD</text:p>
          </table:table-cell>
          <table:table-cell table:style-name="Таблица3.A1" office:value-type="string">
            <text:p text:style-name="P276">t</text:p>
          </table:table-cell>
          <table:table-cell table:style-name="Таблица3.A1" office:value-type="string">
            <text:p text:style-name="P276">t1</text:p>
          </table:table-cell>
          <table:table-cell table:style-name="Таблица3.D1" office:value-type="string">
            <text:p text:style-name="P276">число</text:p>
          </table:table-cell>
        </table:table-row>
      </table:table>
      <text:p text:style-name="P272"/>
      <text:p text:style-name="P138">Для генерации промежуточного кода создадим класс ICodeEmitter:</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I</text:span><text:span text:style-name="T7"> </text:span><text:span text:style-name="T27">==</text:span><text:span text:style-name="T7"> </text:span><text:span text:style-name="T27">intermediate)</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21">//</text:span><text:span text:style-name="T7"> </text:span><text:span text:style-name="T21">временная</text:span><text:span text:style-name="T7"> </text:span><text:span text:style-name="T21">переменная</text:span><text:span text:style-name="T7"> </text:span><text:span text:style-name="T21">для</text:span><text:span text:style-name="T7"> </text:span><text:span text:style-name="T21">генерации</text:span><text:span text:style-name="T7"> </text:span><text:span text:style-name="T21">инструкции</text:span><text:span text:style-name="T7"> </text:span><text:span text:style-name="T21">и</text:span><text:span text:style-name="T7"> </text:span><text:span text:style-name="T21">помещения</text:span><text:span text:style-name="T7"> </text:span><text:span text:style-name="T21">её</text:span><text:span text:style-name="T7"> </text:span><text:span text:style-name="T21">в</text:span><text:span text:style-name="T7"> </text:span><text:span text:style-name="T21">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Factor</text:span>();</text:p>
      <text:p text:style-name="КОД"><text:span text:style-name="T7"><text:s text:c="4"/></text:span><text:span text:style-name="T21">//</text:span><text:span text:style-name="T7"> </text:span><text:span text:style-name="T21">в</text:span><text:span text:style-name="T7"> </text:span><text:span text:style-name="T21">стеке</text:span><text:span text:style-name="T7"> </text:span><text:span text:style-name="T21">находится</text:span><text:span text:style-name="T7"> </text:span><text:span text:style-name="T21">результат</text:span><text:span text:style-name="T7"> </text:span><text:span text:style-name="T21">вызова</text:span><text:span text:style-name="T7"> </text:span><text:span text:style-name="T21">Factor(),</text:span><text:span text:style-name="T7"> </text:span><text:span text:style-name="T21">например,</text:span><text:span text:style-name="T7"> </text:span><text:span text:style-name="T21">число.</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oft-page-break/><text:span text:style-name="T7"><text:s text:c="12"/></text:span><text:span text:style-name="T12">tmp</text:span><text:span text:style-name="T7"> </text:span>=<text:span text:style-name="T7"> </text:span><text:span text:style-name="T16">currentSymbolTable</text:span>()-&gt;<text:span text:style-name="T16">addTemp</text:span>();</text:p>
      <text:p text:style-name="КОД"><text:span text:style-name="T7"><text:s text:c="12"/></text:span><text:span text:style-name="T16">emitBinaryOp</text:span>(<text:span text:style-name="T2">OperationType</text:span>::<text:span text:style-name="T2">Multiply</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2"><text:span text:style-name="T11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5">мы извлечём нужное количество операндов и вызовем функцию ICodeEmitter::binaryOp(). Она просто должна напечатать что-то вроде «tmp = 1*2». </text:span></text:p>
      <text:p text:style-name="P142"><text:span text:style-name="T117">Функция выгляд</text:span>ит emitBinaryOp () <text:span text:style-name="T117">так:</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21">//</text:span><text:span text:style-name="T7"> </text:span><text:span text:style-name="T21">binaryop</text:span></text:p>
      <text:p text:style-name="КОД"><text:span text:style-name="T7"><text:s text:c="8"/></text:span><text:span text:style-name="T21">//</text:span><text:span text:style-name="T7"> </text:span><text:span text:style-name="T21">что</text:span><text:span text:style-name="T7"> </text:span><text:span text:style-name="T21">в</text:span><text:span text:style-name="T7"> </text:span><text:span text:style-name="T21">стеке</text:span><text:span text:style-name="T7"> </text:span><text:span text:style-name="T21">терминалов?</text:span></text:p>
      <text:p text:style-name="КОД"><text:span text:style-name="T7"><text:s text:c="8"/></text:span><text:span text:style-name="T30">auto</text:span><text:span text:style-name="T7"> </text:span><text:span text:style-name="T12">op2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30">auto</text:span><text:span text:style-name="T7"> </text:span><text:span text:style-name="T12">op1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21">//</text:span><text:span text:style-name="T7"> </text:span><text:span text:style-name="T21">здесь</text:span><text:span text:style-name="T7"> </text:span><text:span text:style-name="T21">проверка</text:span><text:span text:style-name="T7"> </text:span><text:span text:style-name="T21">типов</text:span><text:span text:style-name="T7"> </text:span><text:span text:style-name="T21">и</text:span><text:span text:style-name="T7"> </text:span><text:span text:style-name="T21">по</text:span><text:span text:style-name="T7"> </text:span><text:span text:style-name="T21">возможности</text:span><text:span text:style-name="T7"> </text:span><text:span text:style-name="T21">результирующий</text:span><text:span text:style-name="T7"> </text:span><text:span text:style-name="T21">тип</text:span></text:p>
      <text:p text:style-name="КОД"><text:span text:style-name="T7"><text:s text:c="8"/></text:span><text:span text:style-name="T21">//</text:span><text:span text:style-name="T7"> </text:span><text:span text:style-name="T21">если</text:span><text:span text:style-name="T7"> </text:span><text:span text:style-name="T21">нет,</text:span><text:span text:style-name="T7"> </text:span><text:span text:style-name="T21">то</text:span><text:span text:style-name="T7"> </text:span><text:span text:style-name="T21">это</text:span><text:span text:style-name="T7"> </text:span><text:span text:style-name="T21">отдаётся</text:span><text:span text:style-name="T7"> </text:span><text:span text:style-name="T21">на</text:span><text:span text:style-name="T7"> </text:span><text:span text:style-name="T21">время</text:span><text:span text:style-name="T7"> </text:span><text:span text:style-name="T21">выполнения</text:span></text:p>
      <text:p text:style-name="КОД"><text:span text:style-name="T7"><text:s text:c="8"/></text:span><text:span text:style-name="T30">void</text:span><text:span text:style-name="T7"> </text:span>*<text:span text:style-name="T12">op1ptr</text:span><text:span text:style-name="T7"> </text:span>=<text:span text:style-name="T7"> </text:span><text:span text:style-name="T30">nullptr</text:span>;</text:p>
      <text:p text:style-name="КОД"><text:span text:style-name="T7"><text:s text:c="8"/></text:span><text:span text:style-name="T30">void</text:span><text:span text:style-name="T7"> </text:span>*<text:span text:style-name="T12">op2ptr</text:span><text:span text:style-name="T7"> </text:span>=<text:span text:style-name="T7"> </text:span><text:span text:style-name="T30">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1">//</text:span><text:span text:style-name="T7"> </text:span><text:span text:style-name="T21">обратный</text:span><text:span text:style-name="T7"> </text:span><text:span text:style-name="T21">порядок</text:span></text:p>
      <text:p text:style-name="КОД"><text:span text:style-name="T7"><text:s text:c="8"/></text:span><text:span text:style-name="T30">switch</text:span><text:span text:style-name="T7"> </text:span>(<text:span text:style-name="T12">op2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2</text:span><text:span text:style-name="T7"> </text:span>=<text:span text:style-name="T7"> </text:span><text:span text:style-name="T46">_integers</text:span>.<text:span text:style-name="T16">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2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30">switch</text:span><text:span text:style-name="T7"> </text:span>(<text:span text:style-name="T12">op1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1</text:span><text:span text:style-name="T7"> </text:span>=<text:span text:style-name="T7"> </text:span><text:span text:style-name="T46">_integers</text:span>.<text:span text:style-name="T16">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1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emitter</text:span><text:span text:style-name="T16">-&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3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6">Осталось сделать «+» и присваивание.</text:span></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12">tmp</text:span><text:span text:style-name="T7"> </text:span><text:span text:style-name="T16">=</text:span><text:span text:style-name="T7"> </text:span><text:span text:style-name="T16">currentSymbolTable</text:span>()<text:span text:style-name="T16">-&gt;addTemp</text:span>();</text:p>
      <text:p text:style-name="КОД"><text:span text:style-name="T7"><text:s text:c="12"/></text:span><text:span text:style-name="T16">emitBinaryOp</text:span>(<text:span text:style-name="T2">OperationType</text:span>::<text:span text:style-name="T2">Add</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3">Полный код класса ICodeEmitter:</text:p>
      <text:p text:style-name="КОД">/**</text:p>
      <text:p text:style-name="КОД"><text:span text:style-name="T7"><text:s/></text:span><text:span text:style-name="T27">*</text:span><text:span text:style-name="T7"> </text:span><text:span text:style-name="T29">@file</text:span><text:span text:style-name="T7"> </text:span><text:span text:style-name="T27">icodeemitter.h</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oft-page-break/>#<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span text:style-name="T7"> </text:span><text:span text:style-name="T29">@details</text:span><text:span text:style-name="T7"> </text:span><text:span text:style-name="T27">(I</text:span><text:span text:style-name="T7"> </text:span><text:span text:style-name="T27">==</text:span><text:span text:style-name="T7"> </text:span><text:span text:style-name="T27">intermediate),</text:span><text:span text:style-name="T7"> </text:span><text:span text:style-name="T27">не</text:span><text:span text:style-name="T7"> </text:span><text:span text:style-name="T27">интерфейс.</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icodeemitter.cpp</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16">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34">cout</text:span><text:span text:style-name="T7"> </text:span><text:span text:style-name="T16">&lt;&lt;</text:span><text:span text:style-name="T7"> </text:span><text:span text:style-name="T12">lvalue</text:span>-&gt;<text:span text:style-name="T16">utf8Name</text:span>()<text:span text:style-name="T7"> </text:span><text:span text:style-name="T16">&lt;&lt;</text:span><text:span text:style-name="T7"> </text:span><text:span text:style-name="T21">" := "</text:span>;</text:p>
      <text:p text:style-name="КОД"><text:span text:style-name="T7"><text:s text:c="4"/></text:span><text:span text:style-name="T30">switch</text:span><text:span text:style-name="T7"> </text:span>(<text:span text:style-name="T12">rvalue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r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rvalue</text:span>)-&gt;<text:span text:style-name="T16">utf8Nam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43">Изменения в классе Parser:</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void</text:span><text:span text:style-name="T7"> </text:span>*<text:span text:style-name="T12">rvalue</text:span><text:span text:style-name="T7"> </text:span>=<text:span text:style-name="T7"> </text:span><text:span text:style-name="T30">nullptr</text:span>;</text:p>
      <text:p text:style-name="КОД"><text:span text:style-name="T7"><text:s text:c="4"/></text:span><text:span text:style-name="T30">auto</text:span><text:span text:style-name="T7"> </text:span><text:span text:style-name="T12">rvalueType</text:span><text:span text:style-name="T7"> </text:span>=<text:span text:style-name="T7"> </text:span><text:span text:style-name="T46">_types</text:span>.<text:span text:style-name="T16">top</text:span>();</text:p>
      <text:p text:style-name="КОД"><text:span text:style-name="T7"><text:s text:c="4"/></text:span><text:span text:style-name="T46">_types</text:span>.<text:span text:style-name="T16">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30">switch</text:span><text:span text:style-name="T7"> </text:span>(<text:span text:style-name="T12">rvalueType</text:span>)<text:span text:style-name="T7"> </text:span>{</text:p>
      <text:p text:style-name="КОД"><text:soft-page-break/><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6">_integers</text:span>.<text:span text:style-name="T16">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16">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4">У нас есть несколько выражений в тестах:</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21">x</text:span><text:span text:style-name="T7"> </text:span><text:span text:style-name="T21">=</text:span><text:span text:style-name="T7"> </text:span><text:span text:style-name="T21">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289"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9">а при генерации — где-то сохраниться</text:span>. <text:span text:style-name="T11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88667594640">
          <table:table-cell table:style-name="Таблица4.A1" office:value-type="string">
            <text:p text:style-name="P247">Операция</text:p>
          </table:table-cell>
          <table:table-cell table:style-name="Таблица4.A1" office:value-type="string">
            <text:p text:style-name="P247">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0">я</text:span> на таблицу символов.</text:p>
      <text:p text:style-name="P148"><text:span text:style-name="T120">Добавим </text:span><text:span text:style-name="T121">структуру</text:span><text:span text:style-name="T120"> OpCode, котор</text:span><text:span text:style-name="T121">ая</text:span><text:span text:style-name="T120"> будет представлять инструкцию, </text:span><text:span text:style-name="T121">все её члены будут открыты. </text:span>Также перенесём перечисление OperationType в файл «<text:span text:style-name="T121">opcode.h».</text:span></text:p>
      <text:p text:style-name="КОД">/**</text:p>
      <text:p text:style-name="КОД"><text:span text:style-name="T7"><text:s/></text:span><text:span text:style-name="T27">*</text:span><text:span text:style-name="T7"> </text:span><text:span text:style-name="T29">@file</text:span><text:span text:style-name="T7"> </text:span><text:span text:style-name="T27">opcode.h</text:span></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ESCRIPT_OPCODE_H</text:span></text:p>
      <text:p text:style-name="КОД">#<text:span text:style-name="T27">define</text:span><text:span text:style-name="T7"> </text:span><text:span text:style-name="T27">ESCRIPT_OPCODE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ypes.h"</text:span></text:p>
      <text:p text:style-name="КОД"><text:soft-page-break/><text:span text:style-name="T30">namespace</text:span><text:span text:style-name="T7"> </text:span><text:span text:style-name="T3">escript</text:span><text:span text:style-name="T7"> </text:span>{</text:p>
      <text:p text:style-name="КОД"><text:span text:style-name="T30">class</text:span><text:span text:style-name="T7"> </text:span><text:span text:style-name="T3">Symbol</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span text:style-name="T3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6">intValue</text:span>;</text:p>
      <text:p text:style-name="КОД"><text:span text:style-name="T7"><text:s text:c="4"/></text:span><text:span text:style-name="T2">RealType</text:span><text:span text:style-name="T7"> </text:span><text:span text:style-name="T46">realValue</text:span>;</text:p>
      <text:p text:style-name="КОД"><text:span text:style-name="T7"><text:s text:c="4"/></text:span><text:span text:style-name="T2">Symbol</text:span><text:span text:style-name="T7"> </text:span>*<text:span text:style-name="T46">variable</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30">struct</text:span><text:span text:style-name="T7"> </text:span><text:span text:style-name="T27">ESCRIPT_EXPORT</text:span><text:span text:style-name="T7"> </text:span><text:span text:style-name="T3">OpCode</text:span></text:p>
      <text:p text:style-name="КОД">{</text:p>
      <text:p text:style-name="КОД"><text:span text:style-name="T30">public</text:span>:</text:p>
      <text:p text:style-name="КОД"><text:span text:style-name="T7"><text:s text:c="4"/></text:span><text:span text:style-name="T2">OperationType</text:span><text:span text:style-name="T7"> </text:span><text:span text:style-name="T4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6">lvalue</text:span><text:span text:style-name="T7"> </text:span>=<text:span text:style-name="T7"> </text:span><text:span text:style-name="T30">nullptr</text:span>;</text:p>
      <text:p text:style-name="КОД"><text:span text:style-name="T7"><text:s text:c="4"/></text:span><text:span text:style-name="T2">SymbolType</text:span><text:span text:style-name="T7"> </text:span><text:span text:style-name="T46">operandType1</text:span>;</text:p>
      <text:p text:style-name="КОД"><text:span text:style-name="T7"><text:s text:c="4"/></text:span><text:span text:style-name="T2">SymbolType</text:span><text:span text:style-name="T7"> </text:span><text:span text:style-name="T46">operandType2</text:span>;</text:p>
      <text:p text:style-name="КОД"><text:span text:style-name="T7"><text:s text:c="4"/></text:span><text:span text:style-name="T2">OperandRecord</text:span><text:span text:style-name="T7"> </text:span><text:span text:style-name="T46">operand1</text:span>;</text:p>
      <text:p text:style-name="КОД"><text:span text:style-name="T7"><text:s text:c="4"/></text:span><text:span text:style-name="T2">OperandRecord</text:span><text:span text:style-name="T7"> </text:span><text:span text:style-name="T46">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1">щено</text:span>:</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6">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p>
      <text:p text:style-name="Horizontal_20_Line"/>
      <text:p text:style-name="Text_20_body">Мы сделали вывод на экран в методах ICodeEmitter, <text:span text:style-name="T131">но </text:span><text:span text:style-name="T122">очевидно, </text:span><text:span text:style-name="T131">преобразование инструкции в строку — </text:span><text:span text:style-name="T122">это задача класса OpCode.</text:span></text:p>
      <text:p text:style-name="P149">Добавим метод toString() <text:span text:style-name="T12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30">int</text:span><text:span text:style-name="T7"> </text:span><text:span text:style-name="T12">numberOfOperands</text:span><text:span text:style-name="T7"> </text:span>=<text:span text:style-name="T7"> </text:span><text:span text:style-name="T27">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1">":="</text:span>;</text:p>
      <text:p text:style-name="КОД"><text:span text:style-name="T7"><text:s text:c="4"/></text:span><text:span text:style-name="T30">switch</text:span><text:span text:style-name="T7"> </text:span>(<text:span text:style-name="T46">operation</text:span>)<text:span text:style-name="T7"> </text:span>{</text:p>
      <text:p text:style-name="КОД"><text:span text:style-name="T7"><text:s text:c="4"/></text:span><text:span text:style-name="T30">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6">=</text:span><text:span text:style-name="T7"> </text:span><text:span text:style-name="T21">"NON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30">if</text:span><text:span text:style-name="T7"> </text:span>(<text:span text:style-name="T46">lvalue</text:span>)</text:p>
      <text:p text:style-name="КОД"><text:span text:style-name="T7"><text:s text:c="8"/></text:span><text:span text:style-name="T12">result</text:span>.<text:span text:style-name="T16">append</text:span>(<text:span text:style-name="T46">lvalue</text:span>-&gt;<text:span text:style-name="T16">utf8Name</text:span>());</text:p>
      <text:p text:style-name="КОД"><text:span text:style-name="T7"><text:s text:c="4"/></text:span><text:span text:style-name="T30">if</text:span><text:span text:style-name="T7"> </text:span>(<text:span text:style-name="T12">opSign</text:span>.<text:span text:style-name="T16">length</text:span>())<text:span text:style-name="T7"> </text:span>{</text:p>
      <text:p text:style-name="КОД"><text:span text:style-name="T7"><text:s text:c="8"/></text:span><text:span text:style-name="T12">result</text:span>.<text:span text:style-name="T16">append</text:span>(<text:span text:style-name="T21">" "</text:span>).<text:span text:style-name="T16">append</text:span>(<text:span text:style-name="T12">opSign</text:span>).<text:span text:style-name="T16">append</text:span>(<text:span text:style-name="T21">" "</text:span>);</text:p>
      <text:p text:style-name="КОД"><text:span text:style-name="T7"><text:s text:c="4"/></text:span>}</text:p>
      <text:p text:style-name="КОД"><text:span text:style-name="T7"><text:s text:c="4"/></text:span><text:span text:style-name="T30">if</text:span><text:span text:style-name="T7"> </text:span>(<text:span text:style-name="T12">numberOfOperands</text:span><text:span text:style-name="T7"> </text:span>&gt;<text:span text:style-name="T7"> </text:span><text:span text:style-name="T27">0</text:span>)<text:span text:style-name="T7"> </text:span>{</text:p>
      <text:p text:style-name="КОД"><text:span text:style-name="T7"><text:s text:c="8"/></text:span><text:span text:style-name="T12">result</text:span>.<text:span text:style-name="T16">append</text:span>(<text:span text:style-name="T16">operandToString</text:span>(<text:span text:style-name="T46">operand1Type</text:span>,<text:span text:style-name="T7"> </text:span><text:span text:style-name="T46">operand1</text:span>));</text:p>
      <text:p text:style-name="КОД"><text:span text:style-name="T7"><text:s text:c="8"/></text:span><text:span text:style-name="T30">if</text:span><text:span text:style-name="T7"> </text:span>(<text:span text:style-name="T12">numberOfOperands</text:span><text:span text:style-name="T7"> </text:span>&gt;<text:span text:style-name="T7"> </text:span><text:span text:style-name="T27">1</text:span>)<text:span text:style-name="T7"> </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2">op</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6">operandToString</text:span>(<text:span text:style-name="T46">operand2Type</text:span>,<text:span text:style-name="T7"> </text:span><text:span text:style-name="T46">operand2</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12">result</text:span>;</text:p>
      <text:p text:style-name="КОД">}</text:p>
      <text:p text:style-name="КОД"><text:span text:style-name="T30">void</text:span><text:span text:style-name="T7"> </text:span><text:span text:style-name="T2">OpCode</text:span>::<text:span text:style-name="T17">setOperand1</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1Type</text:span>,<text:span text:style-name="T7"> </text:span><text:span text:style-name="T47">operand1</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2</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2Type</text:span>,<text:span text:style-name="T7"> </text:span><text:span text:style-name="T47">operand2</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text:span>.<text:span text:style-name="T46">intValue</text:span><text:span text:style-name="T7"> </text:span>=<text:span text:style-name="T7"> </text:span>*(<text:span text:style-name="T2">Int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text:span>.<text:span text:style-name="T46">realValue</text:span><text:span text:style-name="T7"> </text:span>=<text:span text:style-name="T7"> </text:span>*(<text:span text:style-name="T2">Real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text:span>.<text:span text:style-name="T46">variable</text:span><text:span text:style-name="T7"> </text:span>=<text:span text:style-name="T7"> </text:span>(<text:span text:style-name="T2">Symbol</text:span>*)<text:span text:style-name="T12">valu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7">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intValue</text:span>);</text:p>
      <text:p text:style-name="КОД"><text:soft-page-break/><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real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6">=</text:span><text:span text:style-name="T7"> </text:span><text:span text:style-name="T12">op</text:span>.<text:span text:style-name="T46">variable</text:span>-&gt;<text:span text:style-name="T16">utf8Nam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5">оставшиеся</text:span> два:</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Horizontal_20_Line"/>
      <text:p text:style-name="КОД"><text:span text:style-name="T30">void</text:span><text:span text:style-name="T7"> </text:span>ICodeEmitter::binaryOp(OperationType<text:span text:style-name="T7"> </text:span>operationType,</text:p>
      <text:p text:style-name="P248"><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16">setOperand1</text:span>(<text:span text:style-name="T12">operand1Type</text:span>,<text:span text:style-name="T7"> </text:span><text:span text:style-name="T14">operand1</text:span>);</text:p>
      <text:p text:style-name="КОД"><text:span text:style-name="T7"><text:s text:c="4"/></text:span><text:span text:style-name="T12">code</text:span>.<text:span text:style-name="T16">setOperand2</text:span>(<text:span text:style-name="T12">operand2Type</text:span>,<text:span text:style-name="T7"> </text:span><text:span text:style-name="T14">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lvalue</text:span>;</text:p>
      <text:p text:style-name="КОД"><text:span text:style-name="T7"><text:s text:c="4"/></text:span><text:span text:style-name="T12">code</text:span>.<text:span text:style-name="T46">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6">setOperand1</text:span>(<text:span text:style-name="T12">rvalueType</text:span>,<text:span text:style-name="T7"> </text:span><text:span text:style-name="T14">rvalu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7">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7">654123</text:span>;</text:p>
      <text:p text:style-name="КОД"><text:span text:style-name="T7"><text:s text:c="4"/></text:span><text:span text:style-name="T12">code1</text:span>.<text:span text:style-name="T16">setOperand1</text:span>(<text:span text:style-name="T2">SymbolType</text:span>::<text:span text:style-name="T2">Integer</text:span>,<text:span text:style-name="T7"> </text:span><text:span text:style-name="T124">&amp;</text:span><text:span text:style-name="T14">i1</text:span>);</text:p>
      <text:p text:style-name="КОД"><text:span text:style-name="T7"><text:s text:c="4"/></text:span><text:span text:style-name="T12">code1</text:span>.<text:span text:style-name="T16">setOperand2</text:span>(<text:span text:style-name="T2">SymbolType</text:span>::<text:span text:style-name="T2">Integer</text:span>,<text:span text:style-name="T7"> </text:span><text:span text:style-name="T124">&amp;</text:span><text:span text:style-name="T14">i2</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12">i1</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intValue</text:span><text:span text:style-name="T7"> </text:span>==<text:span text:style-name="T7"> </text:span><text:span text:style-name="T12">i2</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8">э</text:span>тап завершён. <text:span text:style-name="T127">Код: EScriptEngine-7.zip</text:span></text:p>
      <text:p text:style-name="P154">01.08.2023</text:p>
      <text:h text:style-name="P290" text:outline-level="2">Рефакторинг</text:h>
      <text:p text:style-name="P140"><text:span text:style-name="T126">Мы поправили часть кода, однако в pa</text:span><text:span text:style-name="T129">r</text:span><text:span text:style-name="T126">ser.cpp н</text:span><text:span text:style-name="T118">аши ф</text:span>ункции выглядят очень непривлекательно. Давайте займёмся их доработкой. </text:p>
      <text:p text:style-name="P156"><text:span text:style-name="T132">Сначала сократим мет</text:span>од AssignStatement(), здесь можно оставить только извлечение lvalue, остальное перенести в emitAssign():</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7">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30">auto</text:span><text:span text:style-name="T7"> </text:span><text:span text:style-name="T12">valueType</text:span><text:span text:style-name="T7"> </text:span>=<text:span text:style-name="T7"> </text:span><text:span text:style-name="T46">_types</text:span>.<text:span text:style-name="T16">top</text:span>();</text:p>
      <text:p text:style-name="КОД"><text:span text:style-name="T7"><text:s text:c="4"/></text:span><text:span text:style-name="T12">rec</text:span>.<text:span text:style-name="T46">first</text:span><text:span text:style-name="T7"> </text:span>=<text:span text:style-name="T7"> </text:span><text:span text:style-name="T12">valueType</text:span>;</text:p>
      <text:p text:style-name="КОД"><text:span text:style-name="T7"><text:s text:c="4"/></text:span><text:span text:style-name="T46">_types</text:span>.<text:span text:style-name="T16">pop</text:span>();</text:p>
      <text:p text:style-name="КОД"><text:span text:style-name="T7"><text:s text:c="4"/></text:span><text:span text:style-name="T30">switch</text:span><text:span text:style-name="T7"> </text:span>(<text:span text:style-name="T12">valueType</text:span>)<text:span text:style-name="T7"> </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ec</text:span>.<text:span text:style-name="T46">second</text:span>.<text:span text:style-name="T46">variabl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rec</text:span>.<text:span text:style-name="T46">second</text:span>.<text:span text:style-name="T46">intValue</text:span><text:span text:style-name="T7"> </text:span>=<text:span text:style-name="T7"> </text:span><text:span text:style-name="T46">_integers</text:span>.<text:span text:style-name="T16">top</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rec</text:span>.<text:span text:style-name="T46">second</text:span>.<text:span text:style-name="T46">realValue</text:span><text:span text:style-name="T7"> </text:span>=<text:span text:style-name="T7"> </text:span><text:span text:style-name="T46">_integers</text:span>.<text:span text:style-name="T16">top</text:span>();</text:p>
      <text:p text:style-name="КОД"><text:soft-page-break/><text:span text:style-name="T7"><text:s text:c="8"/></text:span><text:span text:style-name="T46">_reals</text:span>.<text:span text:style-name="T16">pop</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2">Тогда код emitAssign тоже сократится:</text:span></text:p>
      <text:p text:style-name="КОД"><text:span text:style-name="T30">void</text:span><text:span text:style-name="T7"> </text:span>Parser::emitAssign(std::shared_ptr&lt;Symbol&gt;<text:span text:style-name="T7"> </text:span>&amp;lvalue)</text:p>
      <text:p text:style-name="КОД">{</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auto</text:span><text:span text:style-name="T7"> </text:span><text:span text:style-name="T12">rec</text:span><text:span text:style-name="T7"> </text:span>=<text:span text:style-name="T7"> </text:span><text:span text:style-name="T16">popStackValue</text:span>();</text:p>
      <text:p text:style-name="КОД"><text:span text:style-name="T7"><text:s text:c="4"/></text:span><text:span text:style-name="T46">_emitter</text:span><text:span text:style-name="T16">-&gt;assign</text:span>(<text:span text:style-name="T14">lvalue</text:span><text:span text:style-name="T124">.</text:span><text:span text:style-name="T18">get</text:span><text:span text:style-name="T124">()</text:span>,<text:span text:style-name="T7"> </text:span><text:span text:style-name="T12">rec</text:span>.<text:span text:style-name="T46">first</text:span>,<text:span text:style-name="T7"> </text:span><text:span text:style-name="T12">rec</text:span>.<text:span text:style-name="T46">second</text:span>);</text:p>
      <text:p text:style-name="КОД">}</text:p>
      <text:p text:style-name="Horizontal_20_Line"/>
      <text:p text:style-name="P157"><text:span text:style-name="T133">Подобный срам наблюдается в </text:span>emitBinaryOp<text:span text:style-name="T133">(), исправим и его:</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30">auto</text:span><text:span text:style-name="T7"> </text:span><text:span text:style-name="T12">opRecord2</text:span><text:span text:style-name="T7"> </text:span>=<text:span text:style-name="T7"> </text:span><text:span text:style-name="T16">popStackValue</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bi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27"/></text:span><text:span text:style-name="T12">opRecord2</text:span>.<text:span text:style-name="T46">first</text:span>,<text:span text:style-name="T7"> </text:span><text:span text:style-name="T12">opRecord2</text:span>.<text:span text:style-name="T46">second</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30">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30">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46">operand1Type</text:span><text:span text:style-name="T7"> </text:span>=<text:span text:style-name="T7"> </text:span><text:span text:style-name="T12">operand1Type</text:span>;</text:p>
      <text:p text:style-name="КОД"><text:span text:style-name="T7"><text:s text:c="4"/></text:span><text:span text:style-name="T12">code</text:span>.<text:span text:style-name="T46">operand1</text:span><text:span text:style-name="T7"> </text:span><text:span text:style-name="T16">=</text:span><text:span text:style-name="T7"> </text:span><text:span text:style-name="T12">operand1</text:span>;</text:p>
      <text:p text:style-name="КОД"><text:span text:style-name="T7"><text:s text:c="4"/></text:span><text:span text:style-name="T12">code</text:span>.<text:span text:style-name="T46">operand2Type</text:span><text:span text:style-name="T7"> </text:span>=<text:span text:style-name="T7"> </text:span><text:span text:style-name="T12">operand2Type</text:span>;</text:p>
      <text:p text:style-name="КОД"><text:span text:style-name="T7"><text:s text:c="4"/></text:span><text:span text:style-name="T12">code</text:span>.<text:span text:style-name="T46">operand2</text:span><text:span text:style-name="T7"> </text:span><text:span text:style-name="T16">=</text:span><text:span text:style-name="T7"> </text:span><text:span text:style-name="T12">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oft-page-break/><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6">Результат о</text:span>ператор<text:span text:style-name="T136">а</text:span> <text:span text:style-name="T13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1"><text:span text:style-name="T13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4">Добавим функцию </text:span><text:span text:style-name="T135">проверки</text:span><text:span text:style-name="T134"> в Lexer:</text:span></text:p>
      <text:p text:style-name="КОД"><text:span text:style-name="T30">bool</text:span><text:span text:style-name="T7"> </text:span>Lexer::isAssignOp(Token<text:span text:style-name="T7"> </text:span>t)</text:p>
      <text:p text:style-name="КОД">{</text:p>
      <text:p text:style-name="КОД"><text:span text:style-name="T7"><text:s text:c="4"/></text:span><text:span text:style-name="T30">switch</text:span><text:span text:style-name="T7"> </text:span>(<text:span text:style-name="T12">t</text:span>)<text:span text:style-name="T7"> </text:span>{</text:p>
      <text:p text:style-name="P249"><text:span text:style-name="T7"><text:s text:c="4"/></text:span><text:span text:style-name="T30">case</text:span><text:span text:style-name="T7"> </text:span><text:span text:style-name="T2">Token</text:span>::<text:span text:style-name="T2">Assign</text:span>:<text:span text:style-name="T7"> <text:s text:c="12"/></text:span><text:span text:style-name="T21">//</text:span><text:span text:style-name="T7"> </text:span><text:span text:style-name="T21">=</text:span></text:p>
      <text:p text:style-name="P249"><text:span text:style-name="T7"><text:s text:c="4"/></text:span><text:span text:style-name="T30">case</text:span><text:span text:style-name="T7"> </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30">case</text:span><text:span text:style-name="T7"> </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30">case</text:span><text:span text:style-name="T7"> </text:span><text:span text:style-name="T2">Token</text:span>::<text:span text:style-name="T2">BitAndAssign</text:span>:<text:span text:style-name="T7"> <text:s text:c="6"/></text:span><text:span text:style-name="T21">//</text:span><text:span text:style-name="T7"> </text:span><text:span text:style-name="T21">&amp;=</text:span></text:p>
      <text:p text:style-name="P250"><text:span text:style-name="T7"><text:s text:c="4"/></text:span><text:span text:style-name="T30">case</text:span><text:span text:style-name="T7"> </text:span><text:span text:style-name="T2">Token</text:span>::<text:span text:style-name="T2">BitOrAssign</text:span>:<text:span text:style-name="T7"> <text:s text:c="7"/></text:span><text:span text:style-name="T21">//</text:span><text:span text:style-name="T7"> </text:span><text:span text:style-name="T21">|=</text:span></text:p>
      <text:p text:style-name="P250"><text:span text:style-name="T7"><text:s text:c="4"/></text:span><text:span text:style-name="T30">case</text:span><text:span text:style-name="T7"> </text:span><text:span text:style-name="T2">Token</text:span>::<text:span text:style-name="T2">XorAssign</text:span>:<text:span text:style-name="T7"> <text:s text:c="9"/></text:span><text:span text:style-name="T21">//</text:span><text:span text:style-name="T7"> </text:span><text:span text:style-name="T21">^=</text:span></text:p>
      <text:p text:style-name="P250"><text:span text:style-name="T7"><text:s text:c="4"/></text:span><text:span text:style-name="T30">case</text:span><text:span text:style-name="T7"> </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1">//</text:span><text:span text:style-name="T7"> </text:span><text:span text:style-name="T21">тип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Token</text:span>&gt;<text:span text:style-name="T7"> </text:span><text:span text:style-name="T46">_tokensQueue</text:span>;</text:p>
      <text:p text:style-name="КОД"><text:span text:style-name="T7"><text:s text:c="4"/></text:span><text:span text:style-name="T21">//</text:span><text:span text:style-name="T7"> </text:span><text:span text:style-name="T21">текст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6">_tokenTextsQueue</text:span>;</text:p>
      <text:p text:style-name="Horizontal_20_Line"/>
      <text:p text:style-name="КОД"><text:span text:style-name="T30">void</text:span><text:span text:style-name="T7"> </text:span><text:span text:style-name="T2">Parser</text:span>::<text:span text:style-name="T17">next</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46">_tokensQueue</text:span>.<text:span text:style-name="T16">pop_front</text:span>();</text:p>
      <text:p text:style-name="КОД"><text:span text:style-name="T7"><text:s text:c="8"/></text:span><text:span text:style-name="T46">_tokenTextsQueue</text:span>.<text:span text:style-name="T16">pop_front</text:span>();</text:p>
      <text:p text:style-name="КОД"><text:span text:style-name="T7"><text:s text:c="8"/></text:span><text:span text:style-name="T30">return</text:span>;</text:p>
      <text:p text:style-name="КОД"><text:span text:style-name="T7"><text:s text:c="4"/></text:span>}</text:p>
      <text:p text:style-name="КОД"><text:span text:style-name="T7"><text:s text:c="4"/></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30">return</text:span><text:span text:style-name="T7"> </text:span><text:span text:style-name="T46">_token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if</text:span><text:span text:style-name="T7"> </text:span>(!<text:span text:style-name="T46">_tokenTextsQueue</text:span>.<text:span text:style-name="T16">empty</text:span>())<text:span text:style-name="T7"> </text:span>{</text:p>
      <text:p text:style-name="КОД"><text:span text:style-name="T7"><text:s text:c="8"/></text:span><text:span text:style-name="T30">return</text:span><text:span text:style-name="T7"> </text:span><text:span text:style-name="T46">_tokenText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КОД"><text:span text:style-name="T30">void</text:span><text:span text:style-name="T7"> </text:span><text:span text:style-name="T2">Parser</text:span>::<text:span text:style-name="T17">pushBack</text:span>(<text:span text:style-name="T2">Token</text:span><text:span text:style-name="T7"> </text:span><text:span text:style-name="T12">t</text:span>,<text:span text:style-name="T7"> </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12">str</text:span>);</text:p>
      <text:p text:style-name="КОД">}</text:p>
      <text:p text:style-name="КОД"><text:span text:style-name="T3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2">std</text:span>::<text:span text:style-name="T16">move</text:span>(<text:span text:style-name="T14">str</text:span>));</text:p>
      <text:p text:style-name="КОД">}</text:p>
      <text:p text:style-name="Horizontal_20_Line"/>
      <text:p text:style-name="P167">Напишем тест:</text:p>
      <text:p text:style-name="КОД"><text:span text:style-name="T30">void</text:span><text:span text:style-name="T7"> </text:span><text:span text:style-name="T2">SimpleExpression_Test</text:span>::<text:span text:style-name="T17">test_simpleAssign</text:span>()</text:p>
      <text:p text:style-name="КОД">{</text:p>
      <text:p text:style-name="КОД"><text:s text:c="4"/>...</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x</text:span><text:span text:style-name="T7"> </text:span><text:span text:style-name="T21">=</text:span><text:span text:style-name="T7"> </text:span><text:span text:style-name="T21">y</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0">void</text:span><text:span text:style-name="T7"> </text:span>Parser::AssignStatement()</text:p>
      <text:p text:style-name="КОД">{</text:p>
      <text:p text:style-name="КОД"><text:span text:style-name="T7"><text:s text:c="4"/></text:span><text:span text:style-name="T16">Variable</text:span>();</text:p>
      <text:p text:style-name="КОД"><text:span text:style-name="T7"><text:s text:c="4"/></text:span><text:span text:style-name="T30">auto</text:span><text:span text:style-name="T7"> </text:span><text:span text:style-name="T12">lvalueSymbol</text:span><text:span text:style-name="T7"> </text:span>=<text:span text:style-name="T7"> </text:span><text:span text:style-name="T46">_variables</text:span>.<text:span text:style-name="T16">top</text:span>();</text:p>
      <text:p text:style-name="КОД"><text:span text:style-name="T7"><text:s text:c="4"/></text:span><text:span text:style-name="T30">auto</text:span><text:span text:style-name="T7"> </text:span><text:span text:style-name="T12">top</text:span><text:span text:style-name="T7"> </text:span>=<text:span text:style-name="T7"> </text:span><text:span text:style-name="T16">popStackValue</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12">top</text:span>.<text:span text:style-name="T46">second</text:span>.<text:span text:style-name="T4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span text:style-name="T7"><text:s text:c="4"/></text:span><text:span text:style-name="T21">//</text:span><text:span text:style-name="T7"> </text:span><text:span text:style-name="T21">поскольку</text:span><text:span text:style-name="T7"> </text:span><text:span text:style-name="T21">присваивание</text:span><text:span text:style-name="T7"> </text:span><text:span text:style-name="T21">само</text:span><text:span text:style-name="T7"> </text:span><text:span text:style-name="T21">является</text:span><text:span text:style-name="T7"> </text:span><text:span text:style-name="T21">выражением,</text:span><text:span text:style-name="T7"> </text:span><text:span text:style-name="T21">нужно</text:span><text:span text:style-name="T7"> </text:span><text:span text:style-name="T26">по</text:span><text:span text:style-name="T21">местить</text:span><text:span text:style-name="T7"> </text:span><text:span text:style-name="T21">в</text:span><text:span text:style-name="T7"> </text:span><text:span text:style-name="T21">стек</text:span></text:p>
      <text:p text:style-name="КОД"><text:span text:style-name="T7"><text:s text:c="4"/></text:span><text:span text:style-name="T21">//</text:span><text:span text:style-name="T7"> </text:span><text:span text:style-name="T21">результат</text:span><text:span text:style-name="T7"> </text:span><text:span text:style-name="T21">вычислений</text:span></text:p>
      <text:p text:style-name="КОД"><text:span text:style-name="T7"><text:s text:c="4"/></text:span><text:span text:style-name="T16">pushVariable</text:span>(<text:span text:style-name="T14">lvalueSymbol</text:span>);</text:p>
      <text:p text:style-name="КОД">}</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1">//</text:span><text:span text:style-name="T7"> </text:span><text:span text:style-name="T21">проверяем</text:span><text:span text:style-name="T7"> </text:span><text:span text:style-name="T21">наличие</text:span><text:span text:style-name="T7"> </text:span><text:span text:style-name="T21">идентификатора</text:span></text:p>
      <text:p text:style-name="КОД"><text:span text:style-name="T7"><text:s text:c="8"/></text:span><text:span text:style-name="T30">auto</text:span><text:span text:style-name="T7"> </text:span><text:span text:style-name="T12">tokenText0</text:span><text:span text:style-name="T7"> </text:span>=<text:span text:style-name="T7"> </text:span><text:span text:style-name="T16">tokenText</text:span>();</text:p>
      <text:p text:style-name="КОД"><text:span text:style-name="T7"><text:s text:c="8"/></text:span><text:span text:style-name="T30">auto</text:span><text:span text:style-name="T7"> </text:span><text:span text:style-name="T12">token0</text:span><text:span text:style-name="T7"> </text:span>=<text:span text:style-name="T7"> </text:span><text:span text:style-name="T16">lookahead</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если</text:span><text:span text:style-name="T7"> </text:span><text:span text:style-name="T21">знак</text:span><text:span text:style-name="T7"> </text:span><text:span text:style-name="T21">присваивания,</text:span><text:span text:style-name="T7"> </text:span><text:span text:style-name="T21">то</text:span><text:span text:style-name="T7"> </text:span><text:span text:style-name="T21">в</text:span><text:span text:style-name="T7"> </text:span><text:span text:style-name="T21">ветку</text:span><text:span text:style-name="T7"> </text:span><text:span text:style-name="T21">AssignStatement</text:span></text:p>
      <text:p text:style-name="КОД"><text:span text:style-name="T7"><text:s text:c="8"/></text:span><text:span text:style-name="T30">if</text:span><text:span text:style-name="T7"> </text:span>(<text:span text:style-name="T2">Lexer</text:span>::<text:span text:style-name="T16">isAssignOp</text:span>(<text:span text:style-name="T16">lookahead</text:span>()))<text:span text:style-name="T7"> </text:span>{</text:p>
      <text:p text:style-name="КОД"><text:span text:style-name="T7"><text:s text:c="12"/></text:span><text:span text:style-name="T21">//</text:span><text:span text:style-name="T7"> </text:span><text:span text:style-name="T21">перейти</text:span><text:span text:style-name="T7"> </text:span><text:span text:style-name="T21">в</text:span><text:span text:style-name="T7"> </text:span><text:span text:style-name="T21">ветку</text:span><text:span text:style-name="T7"> </text:span><text:span text:style-name="T21">присваивания</text:span></text:p>
      <text:p text:style-name="КОД"><text:span text:style-name="T7"><text:s text:c="12"/></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12"/></text:span><text:span text:style-name="T16">AssignStatement</text:span>();</text:p>
      <text:p text:style-name="КОД"><text:span text:style-name="T7"><text:s text:c="12"/></text:span><text:span text:style-name="T30">return</text:span>;</text:p>
      <text:p text:style-name="КОД"><text:span text:style-name="T7"><text:s text:c="8"/></text:span>}</text:p>
      <text:p text:style-name="КОД"><text:span text:style-name="T7"><text:s text:c="8"/></text:span><text:span text:style-name="T21">//</text:span><text:span text:style-name="T7"> </text:span><text:span text:style-name="T21">вернуть</text:span><text:span text:style-name="T7"> </text:span><text:span text:style-name="T21">идентификатор</text:span><text:span text:style-name="T7"> </text:span><text:span text:style-name="T21">(прямой</text:span><text:span text:style-name="T7"> </text:span><text:span text:style-name="T21">порядок,</text:span><text:span text:style-name="T7"> </text:span><text:span text:style-name="T21">это</text:span><text:span text:style-name="T7"> </text:span><text:span text:style-name="T21">очередь)</text:span></text:p>
      <text:p text:style-name="КОД"><text:span text:style-name="T7"><text:s text:c="8"/></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8"/></text:span><text:span text:style-name="T21">//</text:span><text:span text:style-name="T7"> </text:span><text:span text:style-name="T21">перейти</text:span><text:span text:style-name="T7"> </text:span><text:span text:style-name="T21">в</text:span><text:span text:style-name="T7"> </text:span><text:span text:style-name="T21">SimpleExpression</text:span></text:p>
      <text:p text:style-name="КОД"><text:span text:style-name="T7"><text:s text:c="4"/></text:span>}</text:p>
      <text:p text:style-name="КОД"><text:span text:style-name="T7"><text:s text:c="4"/></text:span><text:span text:style-name="T16">SimpleExpression</text:span>();</text:p>
      <text:p text:style-name="КОД">}</text:p>
      <text:p text:style-name="Horizontal_20_Line"/>
      <text:p text:style-name="КОД"><text:span text:style-name="T30">void</text:span><text:span text:style-name="T7"> </text:span>Parser::Statement()</text:p>
      <text:p text:style-name="КОД">{</text:p>
      <text:p text:style-name="КОД"><text:span text:style-name="T7"><text:s text:c="4"/></text:span><text:span text:style-name="T16">AssignStatement</text:span>();</text:p>
      <text:p text:style-name="КОД"><text:span text:style-name="T7"><text:s text:c="4"/></text:span><text:span text:style-name="T21">//</text:span><text:span text:style-name="T7"> </text:span><text:span text:style-name="T21">после</text:span><text:span text:style-name="T7"> </text:span><text:span text:style-name="T21">AssignStatement</text:span><text:span text:style-name="T7"> </text:span><text:span text:style-name="T21">всегда</text:span><text:span text:style-name="T7"> </text:span><text:span text:style-name="T21">есть</text:span><text:span text:style-name="T7"> </text:span><text:span text:style-name="T21">что-то,</text:span><text:span text:style-name="T7"> </text:span><text:span text:style-name="T21">т.к.</text:span><text:span text:style-name="T7"> </text:span><text:span text:style-name="T21">это</text:span><text:span text:style-name="T7"> </text:span><text:span text:style-name="T21">выражение,</text:span></text:p>
      <text:p text:style-name="КОД"><text:span text:style-name="T7"><text:s text:c="4"/></text:span><text:span text:style-name="T21">//</text:span><text:span text:style-name="T7"> </text:span><text:span text:style-name="T21">поэтому</text:span><text:span text:style-name="T7"> </text:span><text:span text:style-name="T21">вытаскиваем</text:span><text:span text:style-name="T7"> </text:span><text:span text:style-name="T21">из</text:span><text:span text:style-name="T7"> </text:span><text:span text:style-name="T21">стека</text:span><text:span text:style-name="T7"> </text:span><text:span text:style-name="T21">его</text:span><text:span text:style-name="T7"> </text:span><text:span text:style-name="T21">результат</text:span></text:p>
      <text:p text:style-name="КОД"><text:span text:style-name="T7"><text:s text:c="4"/></text:span><text:span text:style-name="T16">popStackVal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oft-page-break/><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268">y := 4</text:p>
      <text:p text:style-name="P268">x := y</text:p>
      <text:p text:style-name="P169">Сначала инициализируется «y», затем «x». <text:span text:style-name="T13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0">void</text:span><text:span text:style-name="T7"> </text:span><text:span text:style-name="T2">SimpleExpression_Test</text:span>::<text:span text:style-name="T17">test_unaryPlusMinus</text:span>()</text:p>
      <text:p text:style-name="КОД">{</text:p>
      <text:p text:style-name="КОД"><text:span text:style-name="T7"><text:s text:c="4"/></text:span><text:span text:style-name="T2">EScript</text:span><text:span text:style-name="T7"> </text:span><text:span text:style-name="T12">engine</text:span>;</text:p>
      <text:p text:style-name="P251"><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p>
      <text:p text:style-name="КОД"><text:span text:style-name="T7"><text:s text:c="4"/></text:span><text:span text:style-name="T12">engine</text:span>.<text:span text:style-name="T16">eval</text:span>(<text:span text:style-name="T12">code1</text:span>);</text:p>
      <text:p text:style-name="КОД">}</text:p>
      <text:p text:style-name="P172">Нам понадобится ввести операцию UNIMUS:</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1">//</text:span><text:span text:style-name="T7"> </text:span><text:span text:style-name="T21">-op1</text:span></text:p>
      <text:p text:style-name="КОД">};</text:p>
      <text:p text:style-name="Horizontal_20_Line"/>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 text:c="4"/>...</text:p>
      <text:p text:style-name="КОД"><text:span text:style-name="T7"><text:s text:c="4"/></text:span><text:span text:style-name="T30">switch</text:span><text:span text:style-name="T7"> </text:span>(<text:span text:style-name="T46">operation</text:span>)<text:span text:style-name="T7"> </text:span>{</text:p>
      <text:p text:style-name="КОД"><text:s text:c="4"/>...</text:p>
      <text:p text:style-name="КОД"><text:span text:style-name="T7"><text:s text:c="4"/></text:span><text:span text:style-name="T30">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opSign = assign + " UNIMUS";</text:p>
      <text:p text:style-name="КОД"><text:span text:style-name="T7"><text:s text:c="8"/></text:span><text:span text:style-name="T30">break</text:span>;</text:p>
      <text:p text:style-name="КОД"><text:span text:style-name="T7"><text:s text:c="4"/></text:span>}</text:p>
      <text:p text:style-name="Horizontal_20_Line"/>
      <text:p text:style-name="P172">Правило изменим так:</text:p>
      <text:p text:style-name="КОД"><text:span text:style-name="T12">Factor</text:span><text:span text:style-name="T7"> </text:span><text:span text:style-name="T12">:</text:span><text:span text:style-name="T7"> </text:span><text:span text:style-name="T31">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1">'-'</text:span><text:span text:style-name="T7"> </text:span><text:span text:style-name="T12">Factor</text:span></text:p>
      <text:p text:style-name="КОД"><text:span text:style-name="T7"><text:s text:c="7"/></text:span>;</text:p>
      <text:p text:style-name="P254"><text:soft-page-break/></text:p>
      <text:p text:style-name="Horizontal_20_Line"/>
      <text:p text:style-name="P174"><text:span text:style-name="T139">И чуть добавим кода </text:span><text:span text:style-name="T140">в Factor():</text:span></text:p>
      <text:p text:style-name="КОД"><text:span text:style-name="T32">void</text:span><text:span text:style-name="T11"> </text:span><text:span text:style-name="T3">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Minus</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унарный</text:span><text:span text:style-name="T7"> </text:span><text:span text:style-name="T21">минус</text:span></text:p>
      <text:p text:style-name="КОД"><text:span text:style-name="T7"><text:s text:c="8"/></text:span><text:span text:style-name="T16">Factor</text:span>();</text:p>
      <text:p text:style-name="КОД"><text:span text:style-name="T7"><text:s text:c="8"/></text:span><text:span text:style-name="T21">//</text:span><text:span text:style-name="T7"> </text:span><text:span text:style-name="T21">смотря</text:span><text:span text:style-name="T7"> </text:span><text:span text:style-name="T21">что</text:span><text:span text:style-name="T7"> </text:span><text:span text:style-name="T21">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30">switch</text:span><text:span text:style-name="T7"> </text:span>(<text:span text:style-name="T46">_types</text:span>.<text:span text:style-name="T16">top</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6">_integers</text:span>.<text:span text:style-name="T16">top</text:span>();</text:p>
      <text:p text:style-name="КОД"><text:span text:style-name="T7"><text:s text:c="12"/></text:span><text:span text:style-name="T46">_integers</text:span>.<text:span text:style-name="T16">pop</text:span>();</text:p>
      <text:p text:style-name="КОД"><text:span text:style-name="T7"><text:s text:c="12"/></text:span><text:span text:style-name="T46">_types</text:span>.<text:span text:style-name="T16">pop</text:span>();</text:p>
      <text:p text:style-name="КОД"><text:span text:style-name="T7"><text:s text:c="12"/></text:span><text:span text:style-name="T21">//</text:span><text:span text:style-name="T7"> </text:span><text:span text:style-name="T21">не</text:span><text:span text:style-name="T7"> </text:span><text:span text:style-name="T21">нужно</text:span><text:span text:style-name="T7"> </text:span><text:span text:style-name="T21">тут</text:span><text:span text:style-name="T7"> </text:span><text:span text:style-name="T21">никакого</text:span><text:span text:style-name="T7"> </text:span><text:span text:style-name="T21">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6">pushInt</text:span>(<text:span text:style-name="T12">lastInt</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6">=</text:span><text:span text:style-name="T7"> </text:span><text:span text:style-name="T46">_variables</text:span>.<text:span text:style-name="T16">top</text:span>();</text:p>
      <text:p text:style-name="КОД"><text:span text:style-name="T7"><text:s text:c="12"/></text:span><text:span text:style-name="T16">emitUnaryOp</text:span>(<text:span text:style-name="T2">OperationType</text:span>::<text:span text:style-name="T2">UMinus</text:span>,<text:span text:style-name="T7"> </text:span><text:span text:style-name="T14">symbol</text:span>);</text:p>
      <text:p text:style-name="КОД"><text:span text:style-name="T7"><text:s text:c="12"/></text:span><text:span text:style-name="T16">pushVariable</text:span>(<text:span text:style-name="T14">symbol</text:span>);<text:span text:style-name="T7"> </text:span><text:span text:style-name="T21">//</text:span><text:span text:style-name="T7"> </text:span><text:span text:style-name="T21">ту</text:span><text:span text:style-name="T7"> </text:span><text:span text:style-name="T21">же</text:span><text:span text:style-name="T7"> </text:span><text:span text:style-name="T21">самую</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throw</text:span><text:span text:style-name="T7"> </text:span><text:span text:style-name="T2">std</text:span>::<text:span text:style-name="T2">domain_error</text:span>(<text:span text:style-name="T21">"Unsupported SymbolType/Factor"</text:span>);</text:p>
      <text:p text:style-name="КОД"><text:span text:style-name="T7"><text:s text:c="8"/></text:span>}</text:p>
      <text:p text:style-name="КОД"><text:span text:style-name="T7"><text:s text:c="8"/></text:span><text:span text:style-name="T30">return</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P255"/>
      <text:p text:style-name="Horizontal_20_Line"/>
      <text:p text:style-name="P173">И создадим функцию</text:p>
      <text:p text:style-name="КОД"><text:span text:style-name="T30">void</text:span><text:span text:style-name="T7"> </text:span><text:span text:style-name="T2">Parser</text:span>::<text:span text:style-name="T17">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UMinus</text:span>:<text:span text:style-name="T7"> </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u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8"/></text:span><text:span text:style-name="T30">break</text:span>;</text:p>
      <text:p text:style-name="КОД"><text:span text:style-name="T7"><text:s text:c="4"/></text:span>}</text:p>
      <text:p text:style-name="КОД"><text:soft-page-break/><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73">Запускаем тест:</text:p>
      <text:p text:style-name="P269">_tmp_4 := 8 * -3</text:p>
      <text:p text:style-name="P269">_tmp_5 := -7 + _tmp_4</text:p>
      <text:p text:style-name="P269">x := _tmp_5</text:p>
      <text:p text:style-name="Horizontal_20_Line"/>
      <text:p text:style-name="P175">С числами, вроде бы, <text:s/>всё в порядке.</text:p>
      <text:p text:style-name="P175">Теперь надо проверить, <text:span text:style-name="T141">как будет работать с переменными</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0">const</text:span><text:span text:style-name="T7"> </text:span>u32string<text:span text:style-name="T7"> </text:span>code3<text:span text:style-name="T7"> </text:span>=<text:span text:style-name="T7"> </text:span><text:span text:style-name="T21">U"i</text:span><text:span text:style-name="T7"> </text:span><text:span text:style-name="T21">=</text:span><text:span text:style-name="T7"> </text:span><text:span text:style-name="T21">0;</text:span><text:span text:style-name="T7"> </text:span><text:span text:style-name="T21">x</text:span><text:span text:style-name="T7"> </text:span><text:span text:style-name="T21">=</text:span><text:span text:style-name="T7"> </text:span><text:span text:style-name="T21">-i</text:span><text:span text:style-name="T7"> </text:span><text:span text:style-name="T21">+</text:span><text:span text:style-name="T7"> </text:span><text:span text:style-name="T21">-7;"</text:span>;</text:p>
      <text:p text:style-name="КОД"><text:span text:style-name="T7"><text:s text:c="4"/></text:span><text:span text:style-name="T12">engine</text:span>.<text:span text:style-name="T16">eval</text:span>(<text:span text:style-name="T12">code3</text:span>);</text:p>
      <text:p text:style-name="P176">Вывод:</text:p>
      <text:p text:style-name="КОД">i := 0</text:p>
      <text:p text:style-name="КОД">i := UNIMUS i</text:p>
      <text:p text:style-name="КОД">_tmp_7 := i + -7</text:p>
      <text:p text:style-name="КОД">x := _tmp_7</text:p>
      <text:p text:style-name="P177"><text:span text:style-name="T142">Всё хорошо. </text:span><text:span text:style-name="T14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0">void</text:span><text:span text:style-name="T7"> </text:span><text:span text:style-name="T2">Parser::</text:span><text:span text:style-name="T17">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Plus</text:span>:</text:p>
      <text:p text:style-name="КОД"><text:span text:style-name="T7"><text:s text:c="8"/></text:span><text:span text:style-name="T21">//</text:span><text:span text:style-name="T7"> </text:span><text:span text:style-name="T21">унарный</text:span><text:span text:style-name="T7"> </text:span><text:span text:style-name="T21">плюс,</text:span><text:span text:style-name="T7"> </text:span><text:span text:style-name="T21">ничего</text:span><text:span text:style-name="T7"> </text:span><text:span text:style-name="T21">не</text:span><text:span text:style-name="T7"> </text:span><text:span text:style-name="T21">делаем</text:span></text:p>
      <text:p text:style-name="КОД"><text:span text:style-name="T7"><text:s text:c="8"/></text:span><text:span text:style-name="T16">next</text:span>();</text:p>
      <text:p text:style-name="КОД"><text:span text:style-name="T7"><text:s text:c="8"/></text:span><text:span text:style-name="T16">Factor</text:span>();</text:p>
      <text:p text:style-name="КОД"><text:span text:style-name="T7"><text:s text:c="8"/></text:span><text:span text:style-name="T30">return</text:span>;</text:p>
      <text:p text:style-name="КОД">...</text:p>
      <text:p text:style-name="Horizontal_20_Line"/>
      <text:p text:style-name="Text_20_body">Тесты:</text:p>
      <text:p text:style-name="КОД"><text:span text:style-name="T7"><text:s text:c="4"/></text:span><text:span text:style-name="T30">const</text:span><text:span text:style-name="T7"> </text:span><text:span text:style-name="T2">u32string</text:span><text:span text:style-name="T7"> </text:span><text:span text:style-name="T12">code4</text:span><text:span text:style-name="T7"> </text:span>=<text:span text:style-name="T7"> </text:span><text:span text:style-name="T21">U"x = +7 + +8 * -3;"</text:span>;</text:p>
      <text:p text:style-name="КОД"><text:span text:style-name="T7"><text:s text:c="4"/></text:span><text:span text:style-name="T12">engine</text:span>.<text:span text:style-name="T16">eval</text:span>(<text:span text:style-name="T12">code4</text:span>);</text:p>
      <text:p text:style-name="КОД">_tmp_8 := 8 * -3</text:p>
      <text:p text:style-name="КОД">_tmp_9 := 7 + _tmp_8</text:p>
      <text:p text:style-name="КОД">x := _tmp_9</text:p>
      <text:p text:style-name="P252"><text:span text:style-name="T7"><text:s text:c="4"/></text:span><text:span text:style-name="T30">const</text:span><text:span text:style-name="T7"> </text:span><text:span text:style-name="T2">u32string</text:span><text:span text:style-name="T7"> </text:span><text:span text:style-name="T12">code5</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5</text:span>);</text:p>
      <text:p text:style-name="P253">i := 0</text:p>
      <text:p text:style-name="P253">_tmp_10 := i + -7</text:p>
      <text:p text:style-name="P253">x := _tmp_10</text:p>
      <text:p text:style-name="P253"><text:span text:style-name="T7"><text:s text:c="4"/></text:span><text:span text:style-name="T30">const</text:span><text:span text:style-name="T7"> </text:span><text:span text:style-name="T2">u32string</text:span><text:span text:style-name="T7"> </text:span><text:span text:style-name="T12">code6</text:span><text:span text:style-name="T7"> </text:span>=<text:span text:style-name="T7"> </text:span><text:span text:style-name="T21">U"i = 0; x = -i + +i + -7;"</text:span>;</text:p>
      <text:p text:style-name="КОД"><text:span text:style-name="T7"><text:s text:c="4"/></text:span><text:span text:style-name="T12">engine</text:span>.<text:span text:style-name="T16">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0">void</text:span><text:span text:style-name="T7"> </text:span>SimpleExpression_Test::test_parenth()</text:p>
      <text:p text:style-name="КОД">{</text:p>
      <text:p text:style-name="КОД"><text:span text:style-name="T7"><text:s text:c="4"/></text:span><text:span text:style-name="T34">cout</text:span><text:span text:style-name="T7"> </text:span>&lt;&lt;<text:span text:style-name="T7"> </text:span><text:span text:style-name="T21">"No</text:span><text:span text:style-name="T7"> </text:span><text:span text:style-name="T21">Parenth:\n"</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1</text:span>);</text:p>
      <text:p text:style-name="КОД"><text:span text:style-name="T7"><text:s text:c="4"/></text:span><text:span text:style-name="T34">cout</text:span><text:span text:style-name="T7"> </text:span>&lt;&lt;<text:span text:style-name="T7"> </text:span><text:span text:style-name="T21">"Parenth\'s:\n"</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4">cout</text:span><text:span text:style-name="T7"> </text:span>&lt;&lt;<text:span text:style-name="T7"> </text:span><text:span text:style-name="T21">"End</text:span><text:span text:style-name="T7"> </text:span><text:span text:style-name="T21">of</text:span><text:span text:style-name="T7"> </text:span><text:span text:style-name="T21">Parenth\'s\n"</text:span>;</text:p>
      <text:p text:style-name="КОД">}</text:p>
      <text:p text:style-name="Horizontal_20_Line"/>
      <text:p text:style-name="P180">Теперь код, он очень прост:</text:p>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LeftParenth</text:span>:</text:p>
      <text:p text:style-name="КОД"><text:span text:style-name="T7"><text:s text:c="8"/></text:span><text:span text:style-name="T21">//</text:span><text:span text:style-name="T7"> </text:span><text:span text:style-name="T21">круглые</text:span><text:span text:style-name="T7"> </text:span><text:span text:style-name="T21">скобки</text:span></text:p>
      <text:p text:style-name="КОД"><text:span text:style-name="T7"><text:s text:c="8"/></text:span><text:span text:style-name="T16">next</text:span>();</text:p>
      <text:p text:style-name="КОД"><text:span text:style-name="T7"><text:s text:c="8"/></text:span><text:span text:style-name="T16">SimpleExpression</text:span>();</text:p>
      <text:p text:style-name="КОД"><text:span text:style-name="T7"><text:s text:c="8"/></text:span><text:span text:style-name="T16">match</text:span>(<text:span text:style-name="T2">Token</text:span>::<text:span text:style-name="T2">RightParenth</text:span>);</text:p>
      <text:p text:style-name="КОД"><text:span text:style-name="T7"><text:s text:c="8"/></text:span><text:span text:style-name="T3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4">обязательно </text:span>будет, <text:span text:style-name="T14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0">сегменте кода, </text:span>места для переменных — в другой. Размер машинного слова — 8 байт. </text:p>
      <text:p text:style-name="P185">Например, программа:</text:p>
      <text:p text:style-name="P185"><text:span text:style-name="T149">LD</text:span> A, [<text:span text:style-name="T145">0xFF12FF09</text:span>]</text:p>
      <text:p text:style-name="P185"><text:span text:style-name="T149">LD</text:span> B, [<text:span text:style-name="T145">0xF10986AB</text:span>]</text:p>
      <text:p text:style-name="P185">ADD A, B</text:p>
      <text:p text:style-name="P185">ADDI 12345</text:p>
      <text:p text:style-name="P185"><text:span text:style-name="T149">ST</text:span> [<text:span text:style-name="T145">0xFF12FF09</text:span>], A</text:p>
      <text:p text:style-name="P184">Вот как выглядит модель памяти <text:span text:style-name="T147">и размещение программы</text:span>:</text:p>
      <table:table table:name="Таблица5" table:style-name="Таблица5">
        <table:table-column table:style-name="Таблица5.A"/>
        <table:table-column table:style-name="Таблица5.B"/>
        <table:table-row table:style-name="TableLine94188667127744">
          <table:table-cell table:style-name="Таблица5.A1" office:value-type="string">
            <text:p text:style-name="P280">байты</text:p>
          </table:table-cell>
          <table:table-cell table:style-name="Таблица5.B1" office:value-type="string">
            <text:p text:style-name="P277">Описание</text:p>
          </table:table-cell>
        </table:table-row>
        <table:table-row table:style-name="TableLine94188667651792">
          <table:table-cell table:style-name="Таблица5.A2" office:value-type="string">
            <text:p text:style-name="P277">1</text:p>
          </table:table-cell>
          <table:table-cell table:style-name="Таблица5.B2" office:value-type="string">
            <text:p text:style-name="P277"><text:span text:style-name="T149">LD</text:span> A, M <text:s text:c="9"/>; 1 — код команды</text:p>
          </table:table-cell>
        </table:table-row>
        <table:table-row table:style-name="TableLine94188667676368">
          <table:table-cell table:style-name="Таблица5.A2" office:value-type="string">
            <text:p text:style-name="P277">0xFF12FF09</text:p>
          </table:table-cell>
          <table:table-cell table:style-name="Таблица5.B2" office:value-type="string">
            <text:p text:style-name="P277">M - Адрес переменной в памяти</text:p>
          </table:table-cell>
        </table:table-row>
        <table:table-row table:style-name="TableLine94188667674448">
          <table:table-cell table:style-name="Таблица5.A2" office:value-type="string">
            <text:p text:style-name="P277">2</text:p>
          </table:table-cell>
          <table:table-cell table:style-name="Таблица5.B2" office:value-type="string">
            <text:p text:style-name="P277"><text:span text:style-name="T149">LD</text:span> B, M <text:s text:c="9"/>; 2 — код команды</text:p>
          </table:table-cell>
        </table:table-row>
        <table:table-row table:style-name="TableLine94188667691168">
          <table:table-cell table:style-name="Таблица5.A2" office:value-type="string">
            <text:p text:style-name="P277">0xF10986AB</text:p>
          </table:table-cell>
          <table:table-cell table:style-name="Таблица5.B2" office:value-type="string">
            <text:p text:style-name="P277">M - Адрес переменной в памяти</text:p>
          </table:table-cell>
        </table:table-row>
        <table:table-row table:style-name="TableLine94188667706304">
          <table:table-cell table:style-name="Таблица5.A2" office:value-type="string">
            <text:p text:style-name="P279">14</text:p>
          </table:table-cell>
          <table:table-cell table:style-name="Таблица5.B2" office:value-type="string">
            <text:p text:style-name="P277">ADD A, B <text:s/>; сложить регистры A и B, результат поместить в A</text:p>
          </table:table-cell>
        </table:table-row>
        <table:table-row table:style-name="TableLine94188667704576">
          <table:table-cell table:style-name="Таблица5.A2" office:value-type="string">
            <text:p text:style-name="P278">15</text:p>
          </table:table-cell>
          <table:table-cell table:style-name="Таблица5.B2" office:value-type="string">
            <text:p text:style-name="P278">ADDI A ; add IntValue</text:p>
          </table:table-cell>
        </table:table-row>
        <table:table-row table:style-name="TableLine94188667702656">
          <table:table-cell table:style-name="Таблица5.A2" office:value-type="string">
            <text:p text:style-name="P278">12345</text:p>
          </table:table-cell>
          <table:table-cell table:style-name="Таблица5.B2" office:value-type="string">
            <text:p text:style-name="P278">Добавляемое целое</text:p>
          </table:table-cell>
        </table:table-row>
        <table:table-row table:style-name="TableLine94188667717792">
          <table:table-cell table:style-name="Таблица5.A2" office:value-type="string">
            <text:p text:style-name="P277">4</text:p>
          </table:table-cell>
          <table:table-cell table:style-name="Таблица5.B2" office:value-type="string">
            <text:p text:style-name="P277"><text:span text:style-name="T149">ST</text:span> M, A ; поместить содержимое A по адресу M</text:p>
          </table:table-cell>
        </table:table-row>
        <table:table-row table:style-name="TableLine94188667715504">
          <table:table-cell table:style-name="Таблица5.A2" office:value-type="string">
            <text:p text:style-name="P277">0xFF12FF09</text:p>
          </table:table-cell>
          <table:table-cell table:style-name="Таблица5.B2" office:value-type="string">
            <text:p text:style-name="P277">M - Адрес переменной в памяти</text:p>
          </table:table-cell>
        </table:table-row>
      </table:table>
      <text:p text:style-name="P183"/>
      <text:p text:style-name="P183">Машинная команда будет занимать одно или несколько слов. <text:span text:style-name="T15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6">Команда ADDI A имеет 1 операнд — это целое число, которое следует сразу за командой. </text:span><text:span text:style-name="T148">Адресация абсолютная. Так мы сможем быстро работать с указателями.</text:span></text:p>
      <text:p text:style-name="P186"><text:soft-page-break/>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57"><text:span text:style-name="T7"><text:s text:c="4"/></text:span><text:span text:style-name="T2">uint8_t</text:span><text:span text:style-name="T7"> </text:span><text:span text:style-name="T12">buf</text:span>[<text:span text:style-name="T27">100</text:span>];<text:span text:style-name="T7"> </text:span><text:span text:style-name="T21">//</text:span><text:span text:style-name="T7"> </text:span><text:span text:style-name="T21">буфер</text:span><text:span text:style-name="T7"> </text:span><text:span text:style-name="T21">(условно)</text:span></text:p>
      <text:p text:style-name="P258">...</text:p>
      <text:p text:style-name="P257"><text:span text:style-name="T7"><text:s text:c="4"/></text:span><text:span text:style-name="T30">void</text:span><text:span text:style-name="T7"> </text:span><text:span text:style-name="T17">st_m_a</text:span>(<text:span text:style-name="T2">uint64_t</text:span><text:span text:style-name="T7"> </text:span><text:span text:style-name="T12">addr</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2">uint8_t</text:span><text:span text:style-name="T7"> </text:span><text:span text:style-name="T15">ST</text:span><text:span text:style-name="T12">_M_A</text:span><text:span text:style-name="T7"> </text:span>=<text:span text:style-name="T7"> </text:span><text:span text:style-name="T27">47</text:span>;<text:span text:style-name="T7"> </text:span><text:span text:style-name="T21">//</text:span><text:span text:style-name="T7"> </text:span><text:span text:style-name="T21">код</text:span><text:span text:style-name="T7"> </text:span><text:span text:style-name="T21">команды</text:span></text:p>
      <text:p text:style-name="КОД"><text:span text:style-name="T7"><text:s text:c="8"/></text:span><text:span text:style-name="T2">uint8_t</text:span><text:span text:style-name="T7"> </text:span>*<text:span text:style-name="T12">p</text:span><text:span text:style-name="T7"> </text:span>=<text:span text:style-name="T7"> </text:span><text:span text:style-name="T12">buf</text:span><text:span text:style-name="T7"> </text:span>+<text:span text:style-name="T7"> </text:span><text:span text:style-name="T27">23</text:span>;</text:p>
      <text:p text:style-name="P256"><text:span text:style-name="T7"><text:s text:c="8"/></text:span>*<text:span text:style-name="T12">p</text:span><text:span text:style-name="T7"> </text:span>=<text:span text:style-name="T7"> </text:span><text:span text:style-name="T15">ST</text:span><text:span text:style-name="T12">_M_A</text:span>;<text:span text:style-name="T7"> </text:span><text:span text:style-name="T21">//</text:span><text:span text:style-name="T7"> </text:span><text:span text:style-name="T21">записать</text:span><text:span text:style-name="T7"> </text:span><text:span text:style-name="T21">код</text:span></text:p>
      <text:p text:style-name="КОД"><text:span text:style-name="T7"><text:s text:c="8"/></text:span><text:span text:style-name="T12">p</text:span>++;</text:p>
      <text:p text:style-name="КОД"><text:span text:style-name="T7"><text:s text:c="8"/></text:span>*(<text:span text:style-name="T2">uint64_t</text:span><text:span text:style-name="T7"> </text:span>*)<text:span text:style-name="T12">p</text:span><text:span text:style-name="T7"> </text:span>=<text:span text:style-name="T7"> </text:span><text:span text:style-name="T12">addr</text:span>;<text:span text:style-name="T7"> </text:span><text:span text:style-name="T21">//</text:span><text:span text:style-name="T7"> </text:span><text:span text:style-name="T21">операнд</text:span><text:span text:style-name="T7"> </text:span><text:span text:style-name="T21">8</text:span><text:span text:style-name="T7"> </text:span><text:span text:style-name="T21">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241786920" text:style-name="L4">
        <text:list-item>
          <text:p text:style-name="P299">исходная программа переводится в трёхадресный код (это мы по минимуму сделали)</text:p>
        </text:list-item>
        <text:list-item>
          <text:p text:style-name="P299">производится генерация целевого кода, результат записывается в объектный файл</text:p>
        </text:list-item>
        <text:list-item>
          <text:p text:style-name="P299">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88669161488">
          <table:table-cell table:style-name="Таблица7.A1" office:value-type="string">
            <text:p text:style-name="P281">Заголовок</text:p>
          </table:table-cell>
        </table:table-row>
        <table:table-row table:style-name="TableLine94188668384608">
          <table:table-cell table:style-name="Таблица7.A2" office:value-type="string">
            <text:p text:style-name="P281">Сегмент данных</text:p>
          </table:table-cell>
        </table:table-row>
        <table:table-row table:style-name="TableLine94188668382976">
          <table:table-cell table:style-name="Таблица7.A2" office:value-type="string">
            <text:p text:style-name="P28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3">особая переменная,</text:span> котор<text:span text:style-name="T15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0">void</text:span><text:span text:style-name="T7"> </text:span><text:span text:style-name="T2">Assembler_Test</text:span>::<text:span text:style-name="T17">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2">obj</text:span>;</text:p>
      <text:p text:style-name="КОД"><text:span text:style-name="T7"><text:s text:c="4"/></text:span><text:span text:style-name="T2">Assembler</text:span><text:span text:style-name="T7"> </text:span><text:span text:style-name="T12">a</text:span>(<text:span text:style-name="T14">obj</text:span>);</text:p>
      <text:p text:style-name="КОД"><text:span text:style-name="T7"><text:s text:c="4"/></text:span><text:span text:style-name="T2">uint64_t</text:span><text:span text:style-name="T7"> </text:span><text:span text:style-name="T12">offsetValue</text:span><text:span text:style-name="T7"> </text:span>=<text:span text:style-name="T7"> </text:span><text:span text:style-name="T27">123456</text:span>;</text:p>
      <text:p text:style-name="КОД"><text:span text:style-name="T7"><text:s text:c="4"/></text:span><text:span text:style-name="T12">a</text:span>.<text:span text:style-name="T16">st_m_a</text:span>(<text:span text:style-name="T12">offsetValue</text:span>);</text:p>
      <text:p text:style-name="КОД"><text:span text:style-name="T7"><text:s text:c="4"/></text:span><text:span text:style-name="T2">uint8_t</text:span><text:span text:style-name="T7"> </text:span>*<text:span text:style-name="T12">p</text:span><text:span text:style-name="T7"> </text:span>=<text:span text:style-name="T7"> </text:span><text:span text:style-name="T12">obj</text:span>.<text:span text:style-name="T16">data</text:span>();</text:p>
      <text:p text:style-name="КОД"><text:span text:style-name="T7"><text:s text:c="4"/></text:span><text:span text:style-name="T27">assert</text:span>(*<text:span text:style-name="T12">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2">p</text:span><text:span text:style-name="T7"> </text:span>+=<text:span text:style-name="T7"> </text:span><text:span text:style-name="T2">Assembler</text:span>::<text:span text:style-name="T34">INSTRUCTION_CODE_SIZE</text:span>;</text:p>
      <text:p text:style-name="КОД"><text:span text:style-name="T7"><text:s text:c="4"/></text:span><text:span text:style-name="T2">uint64_t</text:span><text:span text:style-name="T7"> </text:span>*<text:span text:style-name="T12">p64</text:span><text:span text:style-name="T7"> </text:span>=<text:span text:style-name="T7"> </text:span>(<text:span text:style-name="T2">uint64_t</text:span><text:span text:style-name="T7"> </text:span>*)<text:span text:style-name="T12">p</text:span>;</text:p>
      <text:p text:style-name="КОД"><text:span text:style-name="T7"><text:s text:c="4"/></text:span><text:span text:style-name="T27">assert</text:span>(*<text:span text:style-name="T12">p64</text:span><text:span text:style-name="T7"> </text:span>==<text:span text:style-name="T7"> </text:span><text:span text:style-name="T12">offsetValue</text:span>);</text:p>
      <text:p text:style-name="КОД"><text:span text:style-name="T7"><text:s text:c="4"/></text:span><text:span text:style-name="T27">assert</text:span>(<text:span text:style-name="T12">obj</text:span>.<text:span text:style-name="T16">size</text:span>()<text:span text:style-name="T7"> </text:span>==<text:span text:style-name="T7"> </text:span><text:span text:style-name="T2">Assembler</text:span>::<text:span text:style-name="T34">INSTRUCTION_CODE_SIZE</text:span><text:span text:style-name="T7"> </text:span>+<text:span text:style-name="T7"> </text:span><text:span text:style-name="T30">sizeof</text:span>(<text:span text:style-name="T12">offsetValue</text:span>));</text:p>
      <text:p text:style-name="КОД">}</text:p>
      <text:p text:style-name="Horizontal_20_Line"/>
      <text:p text:style-name="P190">Код класса пока таков:</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7">47</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7"><text:s text:c="4"/></text:span><text:span text:style-name="T30">using</text:span><text:span text:style-name="T7"> </text:span><text:span text:style-name="T2">InstructionCodeType</text:span><text:span text:style-name="T7"> </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uint8_t</text:span>&gt;<text:span text:style-name="T7"> </text:span>&amp;<text:span text:style-name="T12">buffer</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27">/**</text:span></text:p>
      <text:p text:style-name="КОД"><text:soft-page-break/><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16">op2</text:span>(<text:span text:style-name="T2">InstructionCode</text:span>::<text:span text:style-name="T2">ST_M_A</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30">void</text:span><text:span text:style-name="T7"> </text:span><text:span text:style-name="T17">op2</text:span>(<text:span text:style-name="T2">Instruction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Instruction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7">структура</text:span> OpCode для трёхадресного кода, <text:span text:style-name="T156">давайте переименуем </text:span><text:span text:style-name="T157">её</text:span><text:span text:style-name="T156"> в TCode (он ведь Трёхадресный Код — Three Address Code) </text:span><text:span text:style-name="T157">вместе с именами файлов</text:span><text:span text:style-name="T15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1">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88668365200">
          <table:table-cell table:style-name="Таблица9.A1" office:value-type="string">
            <text:p text:style-name="P28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283">Оптимальный</text:p>
          </table:table-cell>
        </table:table-row>
        <table:table-row table:style-name="TableLine9418866900452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264">MOV A, 7</text:p>
            <text:p text:style-name="P264">MOV B, 8</text:p>
            <text:p text:style-name="P264">ADD A, B</text:p>
          </table:table-cell>
        </table:table-row>
        <text:soft-page-break/>
        <table:table-row table:style-name="TableLine94188669030784">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264">MOV B, 3</text:p>
            <text:p text:style-name="P264">MUL A, B</text:p>
            <text:p text:style-name="P264">ST [#tmp_19], A</text:p>
          </table:table-cell>
        </table:table-row>
        <table:table-row table:style-name="TableLine94188669031424">
          <table:table-cell table:style-name="Таблица9.A2" office:value-type="string">
            <text:p text:style-name="ВЫВОД">#tmp_20 := 2 + 5</text:p>
          </table:table-cell>
          <table:table-cell table:style-name="Таблица9.A2" office:value-type="string">
            <text:p text:style-name="P260">MOV A, 2</text:p>
            <text:p text:style-name="P260">MOV B, 5</text:p>
            <text:p text:style-name="P260">ADD A, B</text:p>
            <text:p text:style-name="P260">ST [#tmp_20], A</text:p>
          </table:table-cell>
          <table:table-cell table:style-name="Таблица9.C2" office:value-type="string">
            <text:p text:style-name="P261">MOV A, 2</text:p>
            <text:p text:style-name="P261">MOV B, 5</text:p>
            <text:p text:style-name="P261">ADD A, B</text:p>
          </table:table-cell>
        </table:table-row>
        <table:table-row table:style-name="TableLine94188669037728">
          <table:table-cell table:style-name="Таблица9.A2" office:value-type="string">
            <text:p text:style-name="ВЫВОД">#tmp_21 := #tmp_20 * 4</text:p>
          </table:table-cell>
          <table:table-cell table:style-name="Таблица9.A2" office:value-type="string">
            <text:p text:style-name="P260">LD A, [#tmp_20]</text:p>
            <text:p text:style-name="P260">MOV B, 4</text:p>
            <text:p text:style-name="P260">MUL A, B</text:p>
            <text:p text:style-name="P260">ST [#tmp_21], A</text:p>
          </table:table-cell>
          <table:table-cell table:style-name="Таблица9.C2" office:value-type="string">
            <text:p text:style-name="P261">MOV B, 4</text:p>
            <text:p text:style-name="P261">MUL A, B</text:p>
            <text:p text:style-name="P261">ST [#tmp_21], A</text:p>
          </table:table-cell>
        </table:table-row>
        <table:table-row table:style-name="TableLine94188669061328">
          <table:table-cell table:style-name="Таблица9.A2" office:value-type="string">
            <text:p text:style-name="ВЫВОД">#tmp_22 := #tmp_19 + #tmp_21</text:p>
          </table:table-cell>
          <table:table-cell table:style-name="Таблица9.A2" office:value-type="string">
            <text:p text:style-name="P260">LD A, [#tmp_19]</text:p>
            <text:p text:style-name="P260">LD B, [#tmp_21]</text:p>
            <text:p text:style-name="P260">ADD A, B</text:p>
            <text:p text:style-name="P260">ST [#tmp_22<text:span text:style-name="T163">]</text:span>, <text:span text:style-name="T163">A</text:span></text:p>
          </table:table-cell>
          <table:table-cell table:style-name="Таблица9.C2" office:value-type="string">
            <text:p text:style-name="P261">LD A, [#tmp_19]</text:p>
            <text:p text:style-name="P261">LD B, [#tmp_21]</text:p>
            <text:p text:style-name="P261">ADD A, B</text:p>
          </table:table-cell>
        </table:table-row>
        <table:table-row table:style-name="TableLine94188669063888">
          <table:table-cell table:style-name="Таблица9.A2" office:value-type="string">
            <text:p text:style-name="ВЫВОД">x := #tmp_22</text:p>
          </table:table-cell>
          <table:table-cell table:style-name="Таблица9.A2" office:value-type="string">
            <text:p text:style-name="P262">LD A, [<text:span text:style-name="T162">#tmp_2</text:span>2]</text:p>
            <text:p text:style-name="P262">ST [x], A</text:p>
          </table:table-cell>
          <table:table-cell table:style-name="Таблица9.C2" office:value-type="string">
            <text:p text:style-name="P263">ST [x], A</text:p>
          </table:table-cell>
        </table:table-row>
      </table:table>
      <text:p text:style-name="P201">Сделаем сейчас те команды, которые используются в столбце «<text:span text:style-name="T162">Возможный код</text:span>». <text:span text:style-name="T164">Вот кода класса Assembler:</text:span></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30">public</text:span>:</text:p>
      <text:p text:style-name="КОД"><text:span text:style-name="T7"><text:s text:c="4"/></text:span><text:span text:style-name="T3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0">using</text:span><text:span text:style-name="T7"> </text:span><text:span text:style-name="T2">OpCodeType</text:span><text:span text:style-name="T7"> </text:span>=<text:span text:style-name="T7"> </text:span><text:span text:style-name="T2">uint8_t</text:span>;</text:p>
      <text:p text:style-name="КОД"><text:span text:style-name="T30">private</text:span>:</text:p>
      <text:p text:style-name="КОД"><text:span text:style-name="T7"><text:s text:c="4"/></text:span><text:span text:style-name="T2">std</text:span>::<text:span text:style-name="T2">vector</text:span>&lt;<text:span text:style-name="T2">ContainerElementType</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ContainerElementType</text:span>&gt;<text:span text:style-name="T7"> </text:span>&amp;<text:span text:style-name="T12">buffer</text:span>):<text:span text:style-name="T7"> </text:span><text:span text:style-name="T46">_buffer</text:span>(<text:span text:style-name="T12">buffer</text:span>)</text:p>
      <text:p text:style-name="КОД"><text:span text:style-name="T7"><text:s text:c="4"/></text:span>{</text:p>
      <text:p text:style-name="КОД"><text:span text:style-name="T7"><text:s text:c="8"/></text:span><text:span text:style-name="T30">static_assert</text:span>(<text:span text:style-name="T30">sizeof</text:span>(<text:span text:style-name="T2">OpCodeType</text:span>)<text:span text:style-name="T7"> </text:span>==<text:span text:style-name="T7"> </text:span><text:span text:style-name="T30">sizeof</text:span>(<text:span text:style-name="T2">ContainerElementType</text:span>));</text:p>
      <text:p text:style-name="КОД"><text:soft-page-break/><text:span text:style-name="T7"><text:s text:c="4"/></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30">void</text:span><text:span text:style-name="T7"> </text:span><text:span text:style-name="T17">mov_a</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A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mov_b</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B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add_a_b</text:span>()</text:p>
      <text:p text:style-name="КОД"><text:span text:style-name="T7"><text:s text:c="4"/></text:span>{</text:p>
      <text:p text:style-name="КОД"><text:span text:style-name="T7"><text:s text:c="8"/></text:span><text:span text:style-name="T16">op1</text:span>(<text:span text:style-name="T2">OpCode</text:span>::<text:span text:style-name="T2">ADD_A_B</text:span>);</text:p>
      <text:p text:style-name="КОД"><text:span text:style-name="T7"><text:s text:c="4"/></text:span>}</text:p>
      <text:p text:style-name="КОД"><text:span text:style-name="T7"><text:s text:c="4"/></text:span><text:span text:style-name="T30">void</text:span><text:span text:style-name="T7"> </text:span><text:span text:style-name="T17">mul_a_b</text:span>()</text:p>
      <text:p text:style-name="КОД"><text:span text:style-name="T7"><text:s text:c="4"/></text:span>{</text:p>
      <text:p text:style-name="КОД"><text:span text:style-name="T7"><text:s text:c="8"/></text:span><text:span text:style-name="T16">op1</text:span>(<text:span text:style-name="T2">OpCode</text:span>::<text:span text:style-name="T2">MUL_A_B</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ST_M_A</text:span>,<text:span text:style-name="T7"> </text:span><text:span text:style-name="T12">offset</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LD</text:span><text:span text:style-name="T7"> </text:span><text:span text:style-name="T27">A,</text:span><text:span text:style-name="T7"> </text:span><text:span text:style-name="T27">M</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ld_a_m</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LD_A_M</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text:span><text:span text:style-name="T28">в</text:span><text:span text:style-name="T27">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2</text:span>(<text:span text:style-name="T2">Op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202">Как видим, все операции будем размещать в заголовочном файле, так <text:span text:style-name="T165">проще, да и</text:span> компилятор, <text:span text:style-name="T16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8">см. файл doc/generate.py.</text:span></text:p>
      <text:p text:style-name="P206">Методы записи кода операции запишем так:</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opCode</text:span>,</text:p>
      <text:p text:style-name="КОД"><text:span text:style-name="T7"><text:s text:c="23"/></text:span>(<text:span text:style-name="T2">uint8_t</text:span>*)&amp;<text:span text:style-name="T12">opCode</text:span><text:span text:style-name="T7"> </text:span>+<text:span text:style-name="T7"> </text:span><text:span text:style-name="T30">sizeof</text:span><text:span text:style-name="T7"> </text:span>(<text:span text:style-name="T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в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template</text:span>&lt;<text:span text:style-name="T30">typename</text:span><text:span text:style-name="T7"> </text:span><text:span text:style-name="T2">T</text:span>&gt;</text:p>
      <text:p text:style-name="КОД"><text:span text:style-name="T7"><text:s text:c="4"/></text:span><text:span text:style-name="T3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0">void</text:span>&gt;</text:p>
      <text:p text:style-name="КОД"><text:span text:style-name="T7"><text:s text:c="4"/></text:span><text:span text:style-name="T17">op2</text:span>(<text:span text:style-name="T2">OpCode</text:span><text:span text:style-name="T7"> </text:span><text:span text:style-name="T12">opCode</text:span>,<text:span text:style-name="T7"> </text:span><text:span text:style-name="T2">T</text:span><text:span text:style-name="T7"> </text:span><text:span text:style-name="T12">data</text:span>)</text:p>
      <text:p text:style-name="КОД"><text:span text:style-name="T7"><text:s text:c="4"/></text:span>{</text:p>
      <text:p text:style-name="КОД"><text:span text:style-name="T7"><text:s text:c="8"/></text:span><text:span text:style-name="T16">op1</text:span>(<text:span text:style-name="T12">opCode</text:span>);<text:span text:style-name="T7"> <text:s text:c="17"/></text:span><text:span text:style-name="T21">//</text:span><text:span text:style-name="T7"> </text:span><text:span text:style-name="T21">код</text:span><text:span text:style-name="T7"> </text:span><text:span text:style-name="T21">операции</text:span></text:p>
      <text:p text:style-name="КОД"><text:span text:style-name="T7"><text:s text:c="8"/></text:span><text:span text:style-name="T46">_buffer</text:span>.<text:span text:style-name="T16">insert</text:span>(<text:span text:style-name="T46">_buffer</text:span>.<text:span text:style-name="T16">end</text:span>(),<text:span text:style-name="T7"> </text:span><text:span text:style-name="T21">//</text:span><text:span text:style-name="T7"> </text:span><text:span text:style-name="T21">записываем</text:span><text:span text:style-name="T7"> </text:span><text:span text:style-name="T21">операнд</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T</text:span>));</text:p>
      <text:p text:style-name="КОД"><text:span text:style-name="T7"><text:s text:c="4"/></text:span>}</text:p>
      <text:p text:style-name="Horizontal_20_Line"/>
      <text:p text:style-name="P206"><text:span text:style-name="T169">п</text:span>отому как второй операнд может быть разного размера, <text:span text:style-name="T167">а код команды, возможно, всё-таки превысит 1 байт</text:span>. <text:span text:style-name="T16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88669314736">
          <table:table-cell table:style-name="Таблица6.A1" office:value-type="string">
            <text:p text:style-name="P284">Трёхадресный код</text:p>
          </table:table-cell>
          <table:table-cell table:style-name="Таблица6.A1" office:value-type="string">
            <text:p text:style-name="P200">Возможный код</text:p>
          </table:table-cell>
        </table:table-row>
        <table:table-row table:style-name="TableLine94188668770528">
          <table:table-cell table:style-name="Таблица6.A2" office:value-type="string">
            <text:p text:style-name="P270">#tmp_18 := 7 + 8</text:p>
          </table:table-cell>
          <table:table-cell table:style-name="Таблица6.A2" office:value-type="string">
            <text:p text:style-name="P265">MOV A, 7</text:p>
            <text:p text:style-name="P265">MOV B, 8</text:p>
            <text:p text:style-name="P265">ADD A, B</text:p>
            <text:p text:style-name="P265">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7">*</text:span><text:span text:style-name="T7"> </text:span><text:span text:style-name="T29">@brief</text:span><text:span text:style-name="T7"> </text:span><text:span text:style-name="T27">Транслятор</text:span><text:span text:style-name="T7"> </text:span><text:span text:style-name="T27">трёхадресного</text:span><text:span text:style-name="T7"> </text:span><text:span text:style-name="T27">кода</text:span><text:span text:style-name="T7"> </text:span><text:span text:style-name="T27">в</text:span><text:span text:style-name="T7"> </text:span><text:span text:style-name="T27">целевой</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Translator</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Translator</text:span></text:p>
      <text:p text:style-name="КОД"><text:span text:style-name="T7"><text:s text:c="5"/></text:span><text:span text:style-name="T27">*/</text:span></text:p>
      <text:p text:style-name="КОД"><text:span text:style-name="T7"><text:s text:c="4"/></text:span><text:span text:style-name="T17">Translato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Translator</text:span>()<text:span text:style-name="T7"> </text:span>=<text:span text:style-name="T7"> </text:span><text:span text:style-name="T30">default</text:span>;</text:p>
      <text:p text:style-name="КОД"><text:span text:style-name="T7"><text:s text:c="4"/></text:span><text:span text:style-name="T30">void</text:span><text:span text:style-name="T7"> </text:span><text:span text:style-name="T17">translate</text:span>(<text:span text:style-name="T2">std</text:span>::<text:span text:style-name="T2">shared_ptr</text:span>&lt;<text:span text:style-name="T2">Block</text:span>&gt;<text:span text:style-name="T7"> </text:span><text:span text:style-name="T12">block</text:span>,</text:p>
      <text:p text:style-name="КОД"><text:span text:style-name="T7"><text:s text:c="19"/></text:span><text:span text:style-name="T30">const</text:span><text:span text:style-name="T7"> </text:span><text:span text:style-name="T2">std</text:span>::<text:span text:style-name="T2">vector</text:span>&lt;<text:span text:style-name="T2">TCode</text:span>&gt;<text:span text:style-name="T7"> </text:span>&amp;<text:span text:style-name="T12">inputBuffer</text:span>,</text:p>
      <text:p text:style-name="КОД"><text:span text:style-name="T7"><text:s text:c="19"/></text:span><text:span text:style-name="T2">std</text:span>::<text:span text:style-name="T2">vector</text:span>&lt;<text:span text:style-name="T2">uint8_t</text:span>&gt;<text:span text:style-name="T7"> </text:span>&amp;<text:span text:style-name="T12">outBuffer</text:span>);</text:p>
      <text:p text:style-name="КОД">};</text:p>
      <text:p text:style-name="Horizontal_20_Line"/>
      <text:p text:style-name="P213">Так же добавим конструктор:</text:p>
      <text:p text:style-name="КОД"><text:span text:style-name="T2">ICodeEmitter</text:span>::<text:span text:style-name="T17">ICodeEmitter</text:span>(<text:span text:style-name="T2">std</text:span>::<text:span text:style-name="T2">vector</text:span>&lt;<text:span text:style-name="T2">TCode</text:span>&gt;<text:span text:style-name="T7"> </text:span>&amp;<text:span text:style-name="T12">buffer</text:span>)</text:p>
      <text:p text:style-name="КОД"><text:span text:style-name="T7"><text:s text:c="4"/></text:span>:<text:span text:style-name="T7"> </text:span><text:span text:style-name="T46">_buffer</text:span>(<text:span text:style-name="T12">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0">т</text:span> буфер в качестве входного. <text:span text:style-name="T171">Сам буфер расположим пока в этой функции:</text:span></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2">buffer</text:span>;</text:p>
      <text:p text:style-name="КОД"><text:span text:style-name="T7"><text:s text:c="4"/></text:span><text:span text:style-name="T2">Parser</text:span><text:span text:style-name="T7"> </text:span><text:span text:style-name="T12">parser</text:span>(<text:span text:style-name="T47">_unit</text:span>,<text:span text:style-name="T7"> </text:span><text:span text:style-name="T14">buffer</text:span>);</text:p>
      <text:p text:style-name="КОД"><text:span text:style-name="T7"><text:s text:c="4"/></text:span><text:span text:style-name="T12">parser</text:span>.<text:span text:style-name="T16">parse</text:span>(<text:span text:style-name="T12">strCode</text:span>);</text:p>
      <text:p text:style-name="КОД"><text:span text:style-name="T7"><text:s text:c="4"/></text:span><text:span text:style-name="T21">//</text:span><text:span text:style-name="T7"> </text:span><text:span text:style-name="T21">оптимизатор</text:span><text:span text:style-name="T7"> </text:span><text:span text:style-name="T21">промежуточного</text:span><text:span text:style-name="T7"> </text:span><text:span text:style-name="T21">кода</text:span><text:span text:style-name="T7"> </text:span><text:span text:style-name="T21">будет</text:span><text:span text:style-name="T7"> </text:span><text:span text:style-name="T21">находиться</text:span><text:span text:style-name="T7"> </text:span><text:span text:style-name="T21">здесь</text:span></text:p>
      <text:p text:style-name="КОД"><text:span text:style-name="T7"><text:s text:c="4"/></text:span><text:span text:style-name="T2">std</text:span>::<text:span text:style-name="T2">vector</text:span>&lt;<text:span text:style-name="T2">uint8_t</text:span>&gt;<text:span text:style-name="T7"> </text:span><text:span text:style-name="T12">objectFile</text:span>;</text:p>
      <text:p text:style-name="КОД"><text:span text:style-name="T7"><text:s text:c="4"/></text:span><text:span text:style-name="T2">Translator</text:span><text:span text:style-name="T7"> </text:span><text:span text:style-name="T12">translator</text:span>;</text:p>
      <text:p text:style-name="КОД"><text:soft-page-break/><text:span text:style-name="T7"><text:s text:c="4"/></text:span><text:span text:style-name="T21">//</text:span><text:span text:style-name="T7"> </text:span><text:span text:style-name="T21">пока</text:span><text:span text:style-name="T7"> </text:span><text:span text:style-name="T21">нет</text:span><text:span text:style-name="T7"> </text:span><text:span text:style-name="T21">вложенных</text:span><text:span text:style-name="T7"> </text:span><text:span text:style-name="T21">блоков,</text:span><text:span text:style-name="T7"> </text:span><text:span text:style-name="T21">передаём</text:span><text:span text:style-name="T7"> </text:span><text:span text:style-name="T21">глобальный</text:span><text:span text:style-name="T7"> </text:span><text:span text:style-name="T21">блок</text:span></text:p>
      <text:p text:style-name="КОД"><text:span text:style-name="T7"><text:s text:c="4"/></text:span><text:span text:style-name="T12">translator</text:span>.<text:span text:style-name="T16">translate</text:span>(<text:span text:style-name="T46">_unit</text:span><text:span text:style-name="T16">-&gt;block</text:span>(),<text:span text:style-name="T7"> </text:span><text:span text:style-name="T12">buffer</text:span>,<text:span text:style-name="T7"> </text:span><text:span text:style-name="T14">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88669433328">
          <table:table-cell table:style-name="Таблица10.A1" office:value-type="string">
            <text:p text:style-name="P285">Счётчик ссылок</text:p>
          </table:table-cell>
          <table:table-cell table:style-name="Таблица10.B1" office:value-type="string">
            <text:p text:style-name="P285">Указатель на данные <text:span text:style-name="T174">или данные простого типа (8 байт)</text:span></text:p>
          </table:table-cell>
        </table:table-row>
      </table:table>
      <text:p text:style-name="P217">Такую структуру мо<text:span text:style-name="T174">ж</text:span>но хранить в <text:span text:style-name="T174">списке</text:span>.</text:p>
      <text:p text:style-name="P217"><text:span text:style-name="T174">С</text:span>ами данные <text:span text:style-name="T17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271">#tmp_18 := 7 + 8</text:p>
      <text:p text:style-name="Text_20_body">#tmp_18 — <text:span text:style-name="T17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6">рядом с переменной</text:span>.</text:p>
      <text:p text:style-name="P300">Если функция что-то возвращает, то она должна тогда вернуть две вещи: результат и тип результата.</text:p>
      <text:p text:style-name="P301">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8874796908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88747969088">
          <table:table-cell table:style-name="Таблица11.A2" office:value-type="string">
            <text:p text:style-name="КОД">Label1:</text:p>
          </table:table-cell>
          <table:table-cell table:style-name="Таблица11.A2" office:value-type="string">
            <text:p text:style-name="P319">x := 10 <text:s text:c="8"/>; x - int64</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8">t2 := x + 12.34 ; <text:span text:style-name="T176">t2</text:span> - double</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9">x := t2 <text:s text:c="8"/>; x - double</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9">if x &lt; 1000 goto Label1</text:p>
          </table:table-cell>
          <table:table-cell table:style-name="Таблица11.C2" office:value-type="string">
            <text:p text:style-name="Table_20_Contents"/>
          </table:table-cell>
        </table:table-row>
      </table:table>
      <text:p text:style-name="P303">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303">Например, <text:span text:style-name="T180">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304"/>
      <text:p text:style-name="P323">Label1:</text:p>
      <text:p text:style-name="P324">chtype x, int64 <text:s/>; <text:span text:style-name="T185">проверить и </text:span><text:span text:style-name="T180">сменить тип x на </text:span>int64, <text:span text:style-name="T185">если он не такой</text:span></text:p>
      <text:p text:style-name="КОД">st<text:span text:style-name="T180">var</text:span> x 10 ; сохраняем значение 10 <text:span text:style-name="T182">в переменной</text:span></text:p>
      <text:p text:style-name="P320">ld<text:span text:style-name="T183">v</text:span> x <text:s text:c="5"/>; загрузить в стек указатель на x</text:p>
      <text:p text:style-name="P320">ld<text:span text:style-name="T178">d</text:span> <text:span text:style-name="T182">1</text:span>2.34 <text:s/>; загрузить в стек константу <text:span text:style-name="T183">double</text:span></text:p>
      <text:p text:style-name="P320"><text:soft-page-break/>add <text:s text:c="7"/>; извлечь из стека и сложить</text:p>
      <text:p text:style-name="P320">stvar t2 <text:s text:c="2"/>; сохранить результат в t2</text:p>
      <text:p text:style-name="P321">chtype x, double ; сменить тип x на double</text:p>
      <text:p text:style-name="P320">stvar x t2 ; присвоить однотипную переменную</text:p>
      <text:p text:style-name="P323">ld<text:span text:style-name="T183">v</text:span> x <text:s text:c="6"/><text:span text:style-name="T180">; загрузить в стек указатель на x</text:span></text:p>
      <text:p text:style-name="P323">ld<text:span text:style-name="T183">c</text:span> 1000 <text:s text:c="3"/><text:span text:style-name="T180">; загрузить в стек константу </text:span><text:span text:style-name="T183">int64</text:span></text:p>
      <text:p text:style-name="P323">cmp <text:s text:c="7"/>; сравнить второй элемент стека с верхним - константой</text:p>
      <text:p text:style-name="P323">jl Label1 <text:s/>; <text:span text:style-name="T181">если меньше – переход на метку выше</text:span></text:p>
      <text:p text:style-name="Text_20_body"/>
      <text:p text:style-name="P305">Как сменить тип?</text:p>
      <text:p text:style-name="P305">Если это между численными — просто меняем признак типа и записываем соответствующее бинарное представление.</text:p>
      <text:p text:style-name="P305">Если с числа на объект — создаётся новый объект, ставится признак типа, в значение записывается указатель на объект.</text:p>
      <text:p text:style-name="P305">Если с объекта на объект — уменьшается счётчик ссылок в записи объектов, создаётся/присваивается значение переменной на другой объект.</text:p>
      <text:p text:style-name="P305">Как сложить две переменных в стеке?</text:p>
      <text:list xml:id="list1733670997" text:style-name="L5">
        <text:list-item>
          <text:p text:style-name="P306">Помещаем в стек, <text:span text:style-name="T184">в стек помещается и запись о типе (ldc — целая константа, ldv - указатель)</text:span></text:p>
        </text:list-item>
        <text:list-item>
          <text:p text:style-name="P306">Извлечь оба операнда.</text:p>
        </text:list-item>
        <text:list-item>
          <text:p text:style-name="P306">Проверить типы</text:p>
        </text:list-item>
        <text:list-item>
          <text:p text:style-name="P307">Если тип допускает сложение, то складываем, результат в виде числа — в стек.</text:p>
        </text:list-item>
        <text:list-item>
          <text:p text:style-name="P307">Если не допускает — создаём объект-строку, склеиваем, результат — указатель на объект-строку в стек.</text:p>
        </text:list-item>
        <text:list-item>
          <text:p text:style-name="P308">Подготовить переменную</text:p>
        </text:list-item>
        <text:list-item>
          <text:p text:style-name="P308">Извлечь из стека значение</text:p>
        </text:list-item>
        <text:list-item>
          <text:p text:style-name="P308">Присвоить переменную</text:p>
        </text:list-item>
      </text:list>
      <text:p text:style-name="P309">Смену типа, возможно, стоить делать прямо в команде присваивания, т. е. сама машина сделает это без лишней команды.</text:p>
      <text:p text:style-name="P310">Как вызвать метод объекта?</text:p>
      <text:p text:style-name="P310">Как вообще организовать объекты?</text:p>
      <text:p text:style-name="P310">Методы доступны по имени, и это основной способ их вызова.</text:p>
      <text:h text:style-name="Heading_20_2" text:outline-level="2">Наброски для объектов автоматизации</text:h>
      <text:p text:style-name="P311">Попробуем соорудить черновик для базового класса.</text:p>
      <text:p text:style-name="P292">/**</text:p>
      <text:p text:style-name="P227"><text:span text:style-name="T7"><text:s/></text:span><text:span text:style-name="T27">*</text:span><text:span text:style-name="T7"> </text:span><text:span text:style-name="T29">@brief</text:span><text:span text:style-name="T7"> </text:span><text:span text:style-name="T27">Базовый</text:span><text:span text:style-name="T7"> </text:span><text:span text:style-name="T27">класс</text:span><text:span text:style-name="T7"> </text:span><text:span text:style-name="T27">для</text:span><text:span text:style-name="T7"> </text:span><text:span text:style-name="T27">всех</text:span><text:span text:style-name="T7"> </text:span><text:span text:style-name="T27">обёрток,</text:span><text:span text:style-name="T7"> </text:span><text:span text:style-name="T27">в</text:span><text:span text:style-name="T7"> </text:span><text:span text:style-name="T27">т.ч.</text:span><text:span text:style-name="T7"> </text:span><text:span text:style-name="T27">классов</text:span><text:span text:style-name="T7"> </text:span><text:span text:style-name="T27">в</text:span><text:span text:style-name="T7"> </text:span><text:span text:style-name="T27">виртуальной</text:span><text:span text:style-name="T7"> </text:span><text:span text:style-name="T27">машине.</text:span></text:p>
      <text:p text:style-name="P227"><text:span text:style-name="T7"><text:s/></text:span><text:span text:style-name="T27">*/</text:span></text:p>
      <text:p text:style-name="КОД"><text:span text:style-name="T30">class</text:span><text:span text:style-name="T7"> </text:span><text:span text:style-name="T3">AutomationObject</text:span></text:p>
      <text:p text:style-name="КОД">{</text:p>
      <text:p text:style-name="КОД"><text:span text:style-name="T30">protected</text:span>:</text:p>
      <text:p text:style-name="КОД"><text:span text:style-name="T7"><text:s text:c="4"/></text:span><text:span text:style-name="T2">escript</text:span>::<text:span text:style-name="T2">EScript</text:span><text:span text:style-name="T7"> </text:span>*<text:span text:style-name="T46">_engine</text:span><text:span text:style-name="T7"> </text:span>=<text:span text:style-name="T7"> </text:span><text:span text:style-name="T30">nullptr</text:span>;</text:p>
      <text:p text:style-name="КОД"><text:span text:style-name="T30">public</text:span>:</text:p>
      <text:p text:style-name="КОД"><text:span text:style-name="T7"><text:s text:c="4"/></text:span><text:span text:style-name="T30">virtual</text:span><text:span text:style-name="T7"> </text:span><text:span text:style-name="T30">bool</text:span><text:span text:style-name="T7"> </text:span><text:span text:style-name="T19">call</text:span>([[maybe_unused]]<text:span text:style-name="T7"> </text:span><text:span text:style-name="T30">const</text:span><text:span text:style-name="T7"> </text:span><text:span text:style-name="T2">std</text:span>::<text:span text:style-name="T2">string</text:span><text:span text:style-name="T7"> </text:span>&amp;<text:span text:style-name="T12">method</text:span>)</text:p>
      <text:p text:style-name="КОД"><text:span text:style-name="T7"><text:s text:c="4"/></text:span>{</text:p>
      <text:p text:style-name="КОД"><text:span text:style-name="T7"><text:s text:c="8"/></text:span><text:span text:style-name="T30">return</text:span><text:span text:style-name="T7"> </text:span><text:span text:style-name="T30">false</text:span>;</text:p>
      <text:p text:style-name="КОД"><text:span text:style-name="T7"><text:s text:c="4"/></text:span>}</text:p>
      <text:p text:style-name="КОД"><text:span text:style-name="T7"><text:s text:c="4"/></text:span><text:span text:style-name="T30">void</text:span><text:span text:style-name="T7"> </text:span><text:span text:style-name="T17">setEngine</text:span>(<text:span text:style-name="T2">escript</text:span>::<text:span text:style-name="T2">EScript</text:span><text:span text:style-name="T7"> </text:span>*<text:span text:style-name="T12">newEngine</text:span>)</text:p>
      <text:p text:style-name="КОД"><text:span text:style-name="T7"><text:s text:c="4"/></text:span>{</text:p>
      <text:p text:style-name="КОД"><text:span text:style-name="T7"><text:s text:c="8"/></text:span><text:span text:style-name="T46">_engine</text:span><text:span text:style-name="T7"> </text:span>=<text:span text:style-name="T7"> </text:span><text:span text:style-name="T12">newEngine</text:span>;</text:p>
      <text:p text:style-name="КОД"><text:span text:style-name="T7"><text:s text:c="4"/></text:span>}</text:p>
      <text:p text:style-name="КОД">};</text:p>
      <text:p text:style-name="Horizontal_20_Line"/>
      <text:p text:style-name="P311">Класс будет иметь метод call(), который вызовет функцию-член класса.</text:p>
      <text:p text:style-name="P311">Сделать это можно, например, так:</text:p>
      <text:p text:style-name="КОД"><text:span text:style-name="T30">class</text:span><text:span text:style-name="T7"> </text:span><text:span text:style-name="T3">String</text:span><text:span text:style-name="T7"> </text:span>:<text:span text:style-name="T7"> </text:span><text:span text:style-name="T3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6">_s</text:span>;</text:p>
      <text:p text:style-name="КОД"><text:span text:style-name="T7"><text:s text:c="4"/></text:span><text:span text:style-name="T30">using</text:span><text:span text:style-name="T7"> </text:span><text:span text:style-name="T2">BaseClass</text:span><text:span text:style-name="T7"> </text:span>=<text:span text:style-name="T7"> </text:span><text:span text:style-name="T2">AutomationObject</text:span>;</text:p>
      <text:p text:style-name="КОД"><text:span text:style-name="T30">public</text:span>:</text:p>
      <text:p text:style-name="КОД"><text:span text:style-name="T7"><text:s text:c="4"/></text:span><text:span text:style-name="T17">String</text:span>()<text:span text:style-name="T7"> </text:span>{<text:span text:style-name="T7"> </text:span>}</text:p>
      <text:p text:style-name="КОД"><text:soft-page-break/><text:span text:style-name="T7"><text:s text:c="4"/></text:span><text:span text:style-name="T30">virtual</text:span><text:span text:style-name="T7"> </text:span><text:span text:style-name="T30">bool</text:span><text:span text:style-name="T7"> </text:span><text:span text:style-name="T19">call</text:span>(<text:span text:style-name="T30">const</text:span><text:span text:style-name="T7"> </text:span><text:span text:style-name="T2">std</text:span>::<text:span text:style-name="T2">string</text:span><text:span text:style-name="T7"> </text:span>&amp;<text:span text:style-name="T12">method</text:span>)<text:span text:style-name="T7"> </text:span><text:span text:style-name="T30">override</text:span></text:p>
      <text:p text:style-name="КОД"><text:span text:style-name="T7"><text:s text:c="4"/></text:span>{</text:p>
      <text:p text:style-name="КОД"><text:span text:style-name="T7"><text:s text:c="8"/></text:span><text:span text:style-name="T30">if</text:span><text:span text:style-name="T7"> </text:span>(<text:span text:style-name="T2">BaseClass</text:span>::<text:span text:style-name="T16">call</text:span>(<text:span text:style-name="T12">method</text:span>))</text:p>
      <text:p text:style-name="КОД"><text:span text:style-name="T7"><text:s text:c="12"/></text:span><text:span text:style-name="T30">return</text:span><text:span text:style-name="T7"> </text:span><text:span text:style-name="T30">true</text:span>;</text:p>
      <text:p text:style-name="КОД"><text:span text:style-name="T7"><text:s text:c="8"/></text:span><text:span text:style-name="T27">CALL_AUTO_METHOD1</text:span>(<text:span text:style-name="T2">int64_t</text:span>,<text:span text:style-name="T7"> </text:span><text:span text:style-name="T16">at</text:span>,<text:span text:style-name="T7"> </text:span><text:span text:style-name="T2">int64_t</text:span>);</text:p>
      <text:p text:style-name="КОД"><text:span text:style-name="T7"><text:s text:c="8"/></text:span><text:span text:style-name="T30">return</text:span><text:span text:style-name="T7"> </text:span><text:span text:style-name="T30">false</text:span>;</text:p>
      <text:p text:style-name="КОД"><text:span text:style-name="T7"><text:s text:c="4"/></text:span>}</text:p>
      <text:p text:style-name="КОД"><text:span text:style-name="T7"><text:s text:c="4"/></text:span><text:span text:style-name="T2">int64_t</text:span><text:span text:style-name="T7"> </text:span><text:span text:style-name="T17">at</text:span>(<text:span text:style-name="T2">int64_t</text:span><text:span text:style-name="T7"> </text:span><text:span text:style-name="T12">i</text:span>)</text:p>
      <text:p text:style-name="КОД"><text:span text:style-name="T7"><text:s text:c="4"/></text:span>{</text:p>
      <text:p text:style-name="КОД"><text:span text:style-name="T7"><text:s text:c="8"/></text:span><text:span text:style-name="T30">return</text:span><text:span text:style-name="T7"> </text:span><text:span text:style-name="T46">_s</text:span>.<text:span text:style-name="T16">at</text:span>(<text:span text:style-name="T12">i</text:span>);</text:p>
      <text:p text:style-name="КОД"><text:span text:style-name="T7"><text:s text:c="4"/></text:span>}</text:p>
      <text:p text:style-name="КОД"><text:span text:style-name="T7"><text:s text:c="4"/></text:span><text:span text:style-name="T17">String</text:span><text:span text:style-name="T7"> </text:span>(<text:span text:style-name="T30">const</text:span><text:span text:style-name="T7"> </text:span><text:span text:style-name="T2">std</text:span>::<text:span text:style-name="T2">u32string</text:span><text:span text:style-name="T7"> </text:span>&amp;<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4"/></text:span>}</text:p>
      <text:p text:style-name="КОД"><text:span text:style-name="T7"><text:s text:c="4"/></text:span><text:span text:style-name="T17">String</text:span><text:span text:style-name="T7"> </text:span>(<text:span text:style-name="T30">const</text:span><text:span text:style-name="T7"> </text:span><text:span text:style-name="T30">char32_t</text:span><text:span text:style-name="T7"> </text:span>*<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4"/></text:span>}</text:p>
      <text:p text:style-name="КОД"><text:span text:style-name="T7"><text:s text:c="4"/></text:span><text:span text:style-name="T2">String</text:span><text:span text:style-name="T7"> </text:span>&amp;<text:span text:style-name="T16">operator=</text:span>(<text:span text:style-name="T30">const</text:span><text:span text:style-name="T7"> </text:span><text:span text:style-name="T2">std</text:span>::<text:span text:style-name="T2">u32string</text:span><text:span text:style-name="T7"> </text:span>&amp;<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8"/></text:span><text:span text:style-name="T30">return</text:span><text:span text:style-name="T7"> </text:span>*<text:span text:style-name="T30">this</text:span>;</text:p>
      <text:p text:style-name="КОД"><text:span text:style-name="T7"><text:s text:c="4"/></text:span>}</text:p>
      <text:p text:style-name="КОД">};</text:p>
      <text:p text:style-name="Horizontal_20_Line"/>
      <text:p text:style-name="P312">Для удобства код вызова завёрнут в макрос:</text:p>
      <text:p text:style-name="КОД">#<text:span text:style-name="T27">define</text:span><text:span text:style-name="T7"> </text:span><text:span text:style-name="T27">CALL_AUTO_METHOD1</text:span>(<text:span text:style-name="T27">returnType</text:span>,<text:span text:style-name="T7"> </text:span><text:span text:style-name="T27">name</text:span>,<text:span text:style-name="T7"> </text:span><text:span text:style-name="T27">param1type</text:span>)<text:span text:style-name="T7"> </text:span>\</text:p>
      <text:p text:style-name="КОД"><text:span text:style-name="T7"><text:s text:c="4"/></text:span><text:span text:style-name="T30">if</text:span><text:span text:style-name="T7"> </text:span>(<text:span text:style-name="T27">method</text:span><text:span text:style-name="T7"> </text:span>==<text:span text:style-name="T7"> </text:span>#<text:span text:style-name="T27">name</text:span>)<text:span text:style-name="T7"> </text:span>{<text:span text:style-name="T7"> </text:span>\</text:p>
      <text:p text:style-name="КОД"><text:span text:style-name="T7"><text:s text:c="8"/></text:span><text:span text:style-name="T27">param1type</text:span><text:span text:style-name="T7"> </text:span><text:span text:style-name="T27">param1</text:span><text:span text:style-name="T7"> </text:span>=<text:span text:style-name="T7"> </text:span><text:span text:style-name="T27">0</text:span>;<text:span text:style-name="T7"> </text:span><text:span text:style-name="T21">/*</text:span><text:span text:style-name="T7"> </text:span><text:span text:style-name="T21">из</text:span><text:span text:style-name="T7"> </text:span><text:span text:style-name="T21">стека</text:span><text:span text:style-name="T7"> </text:span><text:span text:style-name="T21">извлечь</text:span><text:span text:style-name="T7"> </text:span><text:span text:style-name="T21">*/</text:span><text:span text:style-name="T7"> </text:span>\</text:p>
      <text:p text:style-name="КОД"><text:span text:style-name="T7"><text:s text:c="8"/></text:span><text:span text:style-name="T27">returnType</text:span><text:span text:style-name="T7"> </text:span><text:span text:style-name="T27">result</text:span><text:span text:style-name="T7"> </text:span>=<text:span text:style-name="T7"> </text:span><text:span text:style-name="T27">name</text:span>(<text:span text:style-name="T27">param1</text:span>);<text:span text:style-name="T7"> </text:span>\</text:p>
      <text:p text:style-name="КОД"><text:span text:style-name="T7"><text:s text:c="8"/></text:span><text:span text:style-name="T27">cout</text:span><text:span text:style-name="T7"> </text:span>&lt;&lt;<text:span text:style-name="T7"> </text:span><text:span text:style-name="T27">result</text:span><text:span text:style-name="T7"> </text:span>&lt;&lt;<text:span text:style-name="T7"> </text:span><text:span text:style-name="T27">endl</text:span>;<text:span text:style-name="T7"> </text:span><text:span text:style-name="T21">/*поместить</text:span><text:span text:style-name="T7"> </text:span><text:span text:style-name="T21">в</text:span><text:span text:style-name="T7"> </text:span><text:span text:style-name="T21">стек</text:span><text:span text:style-name="T7"> </text:span><text:span text:style-name="T21">результат*/</text:span>\</text:p>
      <text:p text:style-name="КОД"><text:span text:style-name="T7"><text:s text:c="8"/></text:span><text:span text:style-name="T30">return</text:span><text:span text:style-name="T7"> </text:span><text:span text:style-name="T30">true</text:span>;<text:span text:style-name="T7"> </text:span>\</text:p>
      <text:p text:style-name="КОД"><text:span text:style-name="T7"><text:s text:c="4"/></text:span>}<text:span text:style-name="T7"> </text:span>\</text:p>
      <text:p text:style-name="Horizontal_20_Line"/>
      <text:p text:style-name="P312">Пусть метод в объекте автоматизации имеет сигнатуру</text:p>
      <text:p text:style-name="КОД"><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0">double</text:span><text:span text:style-name="T7"> </text:span><text:span text:style-name="T3">value</text:span>)</text:p>
      <text:p text:style-name="КОД">{</text:p>
      <text:p text:style-name="КОД"><text:span text:style-name="T7"><text:s text:c="4"/></text:span><text:span text:style-name="T30">return</text:span><text:span text:style-name="T7"> </text:span><text:span text:style-name="T27">12345</text:span>;</text:p>
      <text:p text:style-name="КОД">}</text:p>
      <text:p text:style-name="Horizontal_20_Line"/>
      <text:p text:style-name="P312">О способе вызова метода договоримся так: код, который исполняется в движке, имеет в этом случае примерно такой вид:</text:p>
      <text:p text:style-name="P322">ld<text:span text:style-name="T183">v</text:span> <text:span text:style-name="T191">[</text:span>x<text:span text:style-name="T191">]</text:span> <text:s text:c="3"/>; загрузить в стек указатель на x – <text:span text:style-name="T186">первый параметр</text:span></text:p>
      <text:p text:style-name="P325">ld<text:span text:style-name="T179">i</text:span> 0x1230 ; тип параметра, т.к. в общем случае он не известен,</text:p>
      <text:p text:style-name="P325"><text:s text:c="11"/>; пусть константа 0x1230 означает, что это – </text:p>
      <text:p text:style-name="P325"><text:s text:c="11"/>; указатель на другой объект автоматизации</text:p>
      <text:p text:style-name="P322">ld<text:span text:style-name="T178">d</text:span> <text:span text:style-name="T182">1</text:span>2.34 <text:s/>; загрузить в стек константу <text:span text:style-name="T183">double</text:span></text:p>
      <text:p text:style-name="P325">ld<text:span text:style-name="T179">i</text:span> 0x1234 ; тип параметра, т.к. в общем случае он не известен,</text:p>
      <text:p text:style-name="P325"><text:s text:c="11"/>; пусть константа 0x1234 означает, что это – double</text:p>
      <text:p text:style-name="P325">ld<text:span text:style-name="T179">i</text:span> 2 <text:s text:c="5"/>; 2 – это число параметров метода</text:p>
      <text:p text:style-name="P326">lda myObject <text:s text:c="2"/>; загрузить в стек адрес <text:span text:style-name="T187">объекта </text:span>myObject</text:p>
      <text:p text:style-name="КОД">lds "myMethod" ; <text:span text:style-name="T186">загрузить в стек указатель на строку – название метода</text:span></text:p>
      <text:p text:style-name="P325">callname <text:s text:c="2"/>; вызов метода у объекта по имени через функцию call</text:p>
      <text:p text:style-name="Horizontal_20_Line"/>
      <text:p text:style-name="P313">Метод работает и через движок помещает в стек свой результат. После этого в стеке</text:p>
      <text:p text:style-name="P327">pop a <text:s text:c="5"/>; извлекает целое число в регистр A, это – сколько в стеке </text:p>
      <text:p text:style-name="P327"><text:s text:c="11"/>; возвращаемых значений: 1 или 0</text:p>
      <text:p text:style-name="P327">cmp a, 0 <text:s text:c="2"/>; если возвращаемого значения нет</text:p>
      <text:p text:style-name="P327">j<text:span text:style-name="T177">e</text:span> label3 <text:s/>;</text:p>
      <text:p text:style-name="P327">pop a <text:s text:c="5"/>; тип возвращённого значения</text:p>
      <text:p text:style-name="КОД">popst t1 <text:s text:c="2"/>; <text:span text:style-name="T187">извлекает из стека результат вычислений </text:span><text:span text:style-name="T188">во временную переменную t1</text:span></text:p>
      <text:p text:style-name="P327">chtype t1, a ; меняет тип переменной</text:p>
      <text:p text:style-name="P327">label3:</text:p>
      <text:p text:style-name="P327">... продолжение программы ...</text:p>
      <text:p text:style-name="P314"><text:soft-page-break/>Примерно так. <text:span text:style-name="T189">Мнемоники команд мы, скорее всего, ещё изменим не раз. </text:span>Над сменой типа мы подумаем <text:span text:style-name="T190">по ходу работы</text:span>, т. к. до вызова функций нам очень далеко.</text:p>
      <text:p text:style-name="P314">Свойства будут вызываться примерно так же. Свойство — это комбинация методов get/set:</text:p>
      <text:p text:style-name="КОД">int get_value() {...}</text:p>
      <text:p text:style-name="КОД">void set_value() {...}</text:p>
      <text:p text:style-name="P314">В общем, это тоже вызов метода.</text:p>
      <text:p text:style-name="P315">Команда stloc m (store to local variable) извлекает из стека значение и сохраняет его в переменную по адресу M.</text:p>
      <text:p text:style-name="P315">Это значит, что в команде stloc делаются проверки типов и по необходимости выделяется память — этим занимается машина.</text:p>
      <text:p text:style-name="P316">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192"/>
      <text:p text:style-name="P192"/>
      <text:p text:style-name="P192"/>
      <text:p text:style-name="P192"/>
      <text:h text:style-name="P291"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88669463216">
          <table:table-cell table:style-name="Таблица8.A1" office:value-type="string">
            <text:p text:style-name="P282">Начало функции</text:p>
          </table:table-cell>
        </table:table-row>
        <table:table-row table:style-name="TableLine94188669467712">
          <table:table-cell table:style-name="Таблица8.A2" office:value-type="string">
            <text:p text:style-name="P282">Все локальные переменные</text:p>
          </table:table-cell>
        </table:table-row>
        <table:table-row table:style-name="TableLine94188669470176">
          <table:table-cell table:style-name="Таблица8.A2" office:value-type="string">
            <text:p text:style-name="P282">Код</text:p>
          </table:table-cell>
        </table:table-row>
        <table:table-row table:style-name="TableLine94188668964960">
          <table:table-cell table:style-name="Таблица8.A2" office:value-type="string">
            <text:p text:style-name="P28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5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0">В других языках можно было бы толкать и локальные статически </text:span><text:span text:style-name="T161">созданные</text:span><text:span text:style-name="T16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8">код </text:span>можно будет оптимизировать, убрав лишние операции:</text:p>
      <text:p text:style-name="P259">StoreActivationRecord</text:p>
      <text:p text:style-name="P259">call fn1</text:p>
      <text:p text:style-name="P259">call fn2</text:p>
      <text:p text:style-name="P259">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3T22:35:39.667152561</dc:date>
    <meta:editing-duration>P2DT10H50M7S</meta:editing-duration>
    <meta:editing-cycles>342</meta:editing-cycles>
    <meta:document-statistic meta:table-count="11" meta:image-count="4" meta:object-count="0" meta:page-count="78" meta:paragraph-count="3493" meta:word-count="15812" meta:character-count="127151" meta:non-whitespace-character-count="99978"/>
  </office:meta>
</office:document-meta>
</file>